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9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transparent" fo:border="0.74pt solid #000000"/>
    </style:style>
    <style:style style:name="ce4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" style:family="table-cell" style:parent-style-name="Default" style:data-style-name="N4">
      <style:table-cell-properties fo:background-color="transparent" fo:border="0.74pt solid #000000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7" style:family="table-cell" style:parent-style-name="Default" style:data-style-name="N12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0">
      <style:table-cell-properties fo:background-color="transparent" fo:border="0.74pt solid #000000"/>
    </style:style>
    <style:style style:name="ce35" style:family="table-cell" style:parent-style-name="Default" style:data-style-name="N4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/>
    </style:style>
    <style:style style:name="ce43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5" style:family="table-cell" style:parent-style-name="Default" style:data-style-name="N4">
      <style:table-cell-properties fo:background-color="transparent" fo:border="0.74pt solid #000000"/>
      <style:text-properties style:use-window-font-color="true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transparent" fo:border="0.74pt solid #000000"/>
    </style:style>
    <style:style style:name="ce50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</style:style>
    <style:style style:name="ce51" style:family="table-cell" style:parent-style-name="Default" style:data-style-name="N104">
      <style:table-cell-properties fo:background-color="transparent" fo:border="0.74pt solid #000000"/>
    </style:style>
    <style:style style:name="ce5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53" style:family="table-cell" style:parent-style-name="Default" style:data-style-name="N4">
      <style:table-cell-properties fo:border-bottom="0.74pt solid #000000" fo:background-color="transparent" fo:border-left="none" fo:border-right="none" fo:border-top="0.74pt solid #000000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55" style:family="table-cell" style:parent-style-name="Default" style:data-style-name="N4">
      <style:table-cell-properties fo:border-bottom="0.74pt solid #000000" fo:background-color="transparent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7" style:family="table-cell" style:parent-style-name="Default" style:data-style-name="N4">
      <style:table-cell-properties fo:border-bottom="0.74pt solid #000000" fo:border-left="none" fo:border-right="0.74pt solid #000000" fo:border-top="0.74pt solid #000000"/>
    </style:style>
    <style:style style:name="ce1" style:family="table-cell" style:parent-style-name="Default" style:data-style-name="N4"/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6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erboost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default-cell-style-name="ce31"/>
        <table:table-column table:style-name="co4" table:default-cell-style-name="ce5"/>
        <table:table-column table:style-name="co4" table:default-cell-style-name="ce43"/>
        <table:table-column table:style-name="co5" table:default-cell-style-name="ce43"/>
        <table:table-column table:style-name="co5" table:number-columns-repeated="18" table:default-cell-style-name="ce49"/>
        <table:table-column table:style-name="co5" table:default-cell-style-name="ce5"/>
        <table:table-column table:style-name="co5" table:number-columns-repeated="2" table:default-cell-style-name="ce51"/>
        <table:table-column table:style-name="co5" table:number-columns-repeated="10" table:default-cell-style-name="ce49"/>
        <table:table-column table:style-name="co5" table:number-columns-repeated="2" table:default-cell-style-name="ce52"/>
        <table:table-column table:style-name="co5" table:default-cell-style-name="ce54"/>
        <table:table-column table:style-name="co5" table:default-cell-style-name="ce56"/>
        <table:table-row table:style-name="ro1">
          <table:table-cell table:style-name="ce2" office:value-type="string" calcext:value-type="string">
            <text:p>American singles</text:p>
          </table:table-cell>
          <table:table-cell table:style-name="ce4" office:value-type="string" calcext:value-type="string">
            <text:p>Decimals</text:p>
          </table:table-cell>
          <table:table-cell table:style-name="ce4"/>
          <table:table-cell table:style-name="ce23" office:value-type="string" calcext:value-type="string">
            <text:p>Win %</text:p>
          </table:table-cell>
          <table:table-cell table:style-name="ce4"/>
          <table:table-cell table:style-name="ce39" office:value-type="string" calcext:value-type="string">
            <text:p>Combined odds</text:p>
          </table:table-cell>
          <table:table-cell table:style-name="ce47" office:value-type="string" calcext:value-type="string">
            <text:p>Boosted</text:p>
          </table:table-cell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style-name="ce50"/>
          <table:table-cell table:style-name="ce48"/>
          <table:table-cell table:number-columns-repeated="18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formula="of:=IF([.A2] &gt; 0; 1 + ([.A2] / 100); 1 + (100 / ABS([.A2])))" office:value-type="float" office:value="1.3030303030303" calcext:value-type="float">
            <text:p>1.30</text:p>
          </table:table-cell>
          <table:table-cell table:formula="of:=([.B2]*10)*[.B3]*[.B4]" office:value-type="float" office:value="21.9886363636364" calcext:value-type="float">
            <text:p>21.99</text:p>
          </table:table-cell>
          <table:table-cell table:style-name="ce27" table:formula="of:=ABS([.A2])/(ABS([.A2])+100)" office:value-type="float" office:value="0.767441860465116" calcext:value-type="float">
            <text:p>0.7674</text:p>
          </table:table-cell>
          <table:table-cell table:style-name="ce35" table:formula="of:=([.C2]-10)/10" office:value-type="float" office:value="1.19886363636364" calcext:value-type="float">
            <text:p>1.20</text:p>
          </table:table-cell>
          <table:table-cell table:number-columns-repeated="37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formula="of:=IF([.A3] &gt; 0; 1 + ([.A3] / 100); 1 + (100 / ABS([.A3])))" office:value-type="float" office:value="1.28571428571429" calcext:value-type="float">
            <text:p>1.29</text:p>
          </table:table-cell>
          <table:table-cell/>
          <table:table-cell table:style-name="ce27" table:formula="of:=ABS([.A3])/(ABS([.A3])+100)" office:value-type="float" office:value="0.777777777777778" calcext:value-type="float">
            <text:p>0.7778</text:p>
          </table:table-cell>
          <table:table-cell table:style-name="ce35"/>
          <table:table-cell table:style-name="ce45" table:number-columns-repeated="2"/>
          <table:table-cell table:style-name="ce5" table:number-columns-repeated="18"/>
          <table:table-cell table:number-columns-repeated="3"/>
          <table:table-cell table:style-name="ce5" table:number-columns-repeated="10"/>
          <table:table-cell table:style-name="ce53" table:number-columns-repeated="2"/>
          <table:table-cell table:style-name="ce55"/>
          <table:table-cell table:style-name="ce57"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IF([.A4] &gt; 0; 1 + ([.A4] / 100); 1 + (100 / ABS([.A4])))" office:value-type="float" office:value="1.3125" calcext:value-type="float">
            <text:p>1.31</text:p>
          </table:table-cell>
          <table:table-cell/>
          <table:table-cell table:style-name="ce27" table:formula="of:=ABS([.A4])/(ABS([.A4])+100)" office:value-type="float" office:value="0.761904761904762" calcext:value-type="float">
            <text:p>0.7619</text:p>
          </table:table-cell>
          <table:table-cell table:style-name="ce35"/>
          <table:table-cell table:style-name="ce45"/>
          <table:table-cell table:number-columns-repeated="36"/>
        </table:table-row>
        <table:table-row table:style-name="ro1">
          <table:table-cell/>
          <table:table-cell table:formula="of:=IF([.A5] &gt; 0; 1 + ([.A5] / 100); 1 + (100 / ABS([.A5])))" office:value-type="string" office:string-value="" calcext:value-type="error">
            <text:p>#DIV/0!</text:p>
          </table:table-cell>
          <table:table-cell table:number-columns-repeated="3"/>
          <table:table-cell table:style-name="ce45"/>
          <table:table-cell table:number-columns-repeated="36"/>
        </table:table-row>
        <table:table-row table:style-name="ro1">
          <table:table-cell/>
          <table:table-cell table:formula="of:=IF([.A6] &gt; 0; 1 + ([.A6] / 100); 1 + (100 / ABS([.A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] &gt; 0; 1 + ([.A7] / 100); 1 + (100 / ABS([.A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] &gt; 0; 1 + ([.A8] / 100); 1 + (100 / ABS([.A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] &gt; 0; 1 + ([.A9] / 100); 1 + (100 / ABS([.A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] &gt; 0; 1 + ([.A10] / 100); 1 + (100 / ABS([.A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] &gt; 0; 1 + ([.A11] / 100); 1 + (100 / ABS([.A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] &gt; 0; 1 + ([.A12] / 100); 1 + (100 / ABS([.A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] &gt; 0; 1 + ([.A13] / 100); 1 + (100 / ABS([.A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] &gt; 0; 1 + ([.A14] / 100); 1 + (100 / ABS([.A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] &gt; 0; 1 + ([.A15] / 100); 1 + (100 / ABS([.A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] &gt; 0; 1 + ([.A16] / 100); 1 + (100 / ABS([.A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] &gt; 0; 1 + ([.A17] / 100); 1 + (100 / ABS([.A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] &gt; 0; 1 + ([.A18] / 100); 1 + (100 / ABS([.A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] &gt; 0; 1 + ([.A19] / 100); 1 + (100 / ABS([.A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] &gt; 0; 1 + ([.A20] / 100); 1 + (100 / ABS([.A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] &gt; 0; 1 + ([.A21] / 100); 1 + (100 / ABS([.A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] &gt; 0; 1 + ([.A22] / 100); 1 + (100 / ABS([.A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] &gt; 0; 1 + ([.A23] / 100); 1 + (100 / ABS([.A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] &gt; 0; 1 + ([.A24] / 100); 1 + (100 / ABS([.A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] &gt; 0; 1 + ([.A25] / 100); 1 + (100 / ABS([.A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] &gt; 0; 1 + ([.A26] / 100); 1 + (100 / ABS([.A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] &gt; 0; 1 + ([.A27] / 100); 1 + (100 / ABS([.A2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] &gt; 0; 1 + ([.A28] / 100); 1 + (100 / ABS([.A2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] &gt; 0; 1 + ([.A29] / 100); 1 + (100 / ABS([.A2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] &gt; 0; 1 + ([.A30] / 100); 1 + (100 / ABS([.A3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] &gt; 0; 1 + ([.A31] / 100); 1 + (100 / ABS([.A3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] &gt; 0; 1 + ([.A32] / 100); 1 + (100 / ABS([.A3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] &gt; 0; 1 + ([.A33] / 100); 1 + (100 / ABS([.A3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] &gt; 0; 1 + ([.A34] / 100); 1 + (100 / ABS([.A3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] &gt; 0; 1 + ([.A35] / 100); 1 + (100 / ABS([.A3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] &gt; 0; 1 + ([.A36] / 100); 1 + (100 / ABS([.A3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] &gt; 0; 1 + ([.A37] / 100); 1 + (100 / ABS([.A3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] &gt; 0; 1 + ([.A38] / 100); 1 + (100 / ABS([.A3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] &gt; 0; 1 + ([.A39] / 100); 1 + (100 / ABS([.A3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] &gt; 0; 1 + ([.A40] / 100); 1 + (100 / ABS([.A4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] &gt; 0; 1 + ([.A41] / 100); 1 + (100 / ABS([.A4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] &gt; 0; 1 + ([.A42] / 100); 1 + (100 / ABS([.A4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] &gt; 0; 1 + ([.A43] / 100); 1 + (100 / ABS([.A4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] &gt; 0; 1 + ([.A44] / 100); 1 + (100 / ABS([.A4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] &gt; 0; 1 + ([.A45] / 100); 1 + (100 / ABS([.A4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] &gt; 0; 1 + ([.A46] / 100); 1 + (100 / ABS([.A4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] &gt; 0; 1 + ([.A47] / 100); 1 + (100 / ABS([.A4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] &gt; 0; 1 + ([.A48] / 100); 1 + (100 / ABS([.A4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] &gt; 0; 1 + ([.A49] / 100); 1 + (100 / ABS([.A4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] &gt; 0; 1 + ([.A50] / 100); 1 + (100 / ABS([.A5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] &gt; 0; 1 + ([.A51] / 100); 1 + (100 / ABS([.A5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] &gt; 0; 1 + ([.A52] / 100); 1 + (100 / ABS([.A5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3] &gt; 0; 1 + ([.A53] / 100); 1 + (100 / ABS([.A5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4] &gt; 0; 1 + ([.A54] / 100); 1 + (100 / ABS([.A5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5] &gt; 0; 1 + ([.A55] / 100); 1 + (100 / ABS([.A5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6] &gt; 0; 1 + ([.A56] / 100); 1 + (100 / ABS([.A5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7] &gt; 0; 1 + ([.A57] / 100); 1 + (100 / ABS([.A5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8] &gt; 0; 1 + ([.A58] / 100); 1 + (100 / ABS([.A5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9] &gt; 0; 1 + ([.A59] / 100); 1 + (100 / ABS([.A5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0] &gt; 0; 1 + ([.A60] / 100); 1 + (100 / ABS([.A6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1] &gt; 0; 1 + ([.A61] / 100); 1 + (100 / ABS([.A6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2] &gt; 0; 1 + ([.A62] / 100); 1 + (100 / ABS([.A6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3] &gt; 0; 1 + ([.A63] / 100); 1 + (100 / ABS([.A6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4] &gt; 0; 1 + ([.A64] / 100); 1 + (100 / ABS([.A6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5] &gt; 0; 1 + ([.A65] / 100); 1 + (100 / ABS([.A6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6] &gt; 0; 1 + ([.A66] / 100); 1 + (100 / ABS([.A6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7] &gt; 0; 1 + ([.A67] / 100); 1 + (100 / ABS([.A6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8] &gt; 0; 1 + ([.A68] / 100); 1 + (100 / ABS([.A6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69] &gt; 0; 1 + ([.A69] / 100); 1 + (100 / ABS([.A6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0] &gt; 0; 1 + ([.A70] / 100); 1 + (100 / ABS([.A7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1] &gt; 0; 1 + ([.A71] / 100); 1 + (100 / ABS([.A7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2] &gt; 0; 1 + ([.A72] / 100); 1 + (100 / ABS([.A7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3] &gt; 0; 1 + ([.A73] / 100); 1 + (100 / ABS([.A7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4] &gt; 0; 1 + ([.A74] / 100); 1 + (100 / ABS([.A7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5] &gt; 0; 1 + ([.A75] / 100); 1 + (100 / ABS([.A7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6] &gt; 0; 1 + ([.A76] / 100); 1 + (100 / ABS([.A7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7] &gt; 0; 1 + ([.A77] / 100); 1 + (100 / ABS([.A7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8] &gt; 0; 1 + ([.A78] / 100); 1 + (100 / ABS([.A7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79] &gt; 0; 1 + ([.A79] / 100); 1 + (100 / ABS([.A7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0] &gt; 0; 1 + ([.A80] / 100); 1 + (100 / ABS([.A8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1] &gt; 0; 1 + ([.A81] / 100); 1 + (100 / ABS([.A8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2] &gt; 0; 1 + ([.A82] / 100); 1 + (100 / ABS([.A8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3] &gt; 0; 1 + ([.A83] / 100); 1 + (100 / ABS([.A8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4] &gt; 0; 1 + ([.A84] / 100); 1 + (100 / ABS([.A8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5] &gt; 0; 1 + ([.A85] / 100); 1 + (100 / ABS([.A8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6] &gt; 0; 1 + ([.A86] / 100); 1 + (100 / ABS([.A8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7] &gt; 0; 1 + ([.A87] / 100); 1 + (100 / ABS([.A8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8] &gt; 0; 1 + ([.A88] / 100); 1 + (100 / ABS([.A8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89] &gt; 0; 1 + ([.A89] / 100); 1 + (100 / ABS([.A8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0] &gt; 0; 1 + ([.A90] / 100); 1 + (100 / ABS([.A9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1] &gt; 0; 1 + ([.A91] / 100); 1 + (100 / ABS([.A9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2] &gt; 0; 1 + ([.A92] / 100); 1 + (100 / ABS([.A9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3] &gt; 0; 1 + ([.A93] / 100); 1 + (100 / ABS([.A9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4] &gt; 0; 1 + ([.A94] / 100); 1 + (100 / ABS([.A9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5] &gt; 0; 1 + ([.A95] / 100); 1 + (100 / ABS([.A9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6] &gt; 0; 1 + ([.A96] / 100); 1 + (100 / ABS([.A9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7] &gt; 0; 1 + ([.A97] / 100); 1 + (100 / ABS([.A9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8] &gt; 0; 1 + ([.A98] / 100); 1 + (100 / ABS([.A9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99] &gt; 0; 1 + ([.A99] / 100); 1 + (100 / ABS([.A9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0] &gt; 0; 1 + ([.A100] / 100); 1 + (100 / ABS([.A10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1] &gt; 0; 1 + ([.A101] / 100); 1 + (100 / ABS([.A10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2] &gt; 0; 1 + ([.A102] / 100); 1 + (100 / ABS([.A10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3] &gt; 0; 1 + ([.A103] / 100); 1 + (100 / ABS([.A10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4] &gt; 0; 1 + ([.A104] / 100); 1 + (100 / ABS([.A10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5] &gt; 0; 1 + ([.A105] / 100); 1 + (100 / ABS([.A10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6] &gt; 0; 1 + ([.A106] / 100); 1 + (100 / ABS([.A10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7] &gt; 0; 1 + ([.A107] / 100); 1 + (100 / ABS([.A10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8] &gt; 0; 1 + ([.A108] / 100); 1 + (100 / ABS([.A10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09] &gt; 0; 1 + ([.A109] / 100); 1 + (100 / ABS([.A10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0] &gt; 0; 1 + ([.A110] / 100); 1 + (100 / ABS([.A1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1] &gt; 0; 1 + ([.A111] / 100); 1 + (100 / ABS([.A1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2] &gt; 0; 1 + ([.A112] / 100); 1 + (100 / ABS([.A1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3] &gt; 0; 1 + ([.A113] / 100); 1 + (100 / ABS([.A1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4] &gt; 0; 1 + ([.A114] / 100); 1 + (100 / ABS([.A1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5] &gt; 0; 1 + ([.A115] / 100); 1 + (100 / ABS([.A1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6] &gt; 0; 1 + ([.A116] / 100); 1 + (100 / ABS([.A1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7] &gt; 0; 1 + ([.A117] / 100); 1 + (100 / ABS([.A1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8] &gt; 0; 1 + ([.A118] / 100); 1 + (100 / ABS([.A1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19] &gt; 0; 1 + ([.A119] / 100); 1 + (100 / ABS([.A1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0] &gt; 0; 1 + ([.A120] / 100); 1 + (100 / ABS([.A1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1] &gt; 0; 1 + ([.A121] / 100); 1 + (100 / ABS([.A1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2] &gt; 0; 1 + ([.A122] / 100); 1 + (100 / ABS([.A1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3] &gt; 0; 1 + ([.A123] / 100); 1 + (100 / ABS([.A1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4] &gt; 0; 1 + ([.A124] / 100); 1 + (100 / ABS([.A1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5] &gt; 0; 1 + ([.A125] / 100); 1 + (100 / ABS([.A1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6] &gt; 0; 1 + ([.A126] / 100); 1 + (100 / ABS([.A1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7] &gt; 0; 1 + ([.A127] / 100); 1 + (100 / ABS([.A12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8] &gt; 0; 1 + ([.A128] / 100); 1 + (100 / ABS([.A12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29] &gt; 0; 1 + ([.A129] / 100); 1 + (100 / ABS([.A12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0] &gt; 0; 1 + ([.A130] / 100); 1 + (100 / ABS([.A13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1] &gt; 0; 1 + ([.A131] / 100); 1 + (100 / ABS([.A13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2] &gt; 0; 1 + ([.A132] / 100); 1 + (100 / ABS([.A13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3] &gt; 0; 1 + ([.A133] / 100); 1 + (100 / ABS([.A13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4] &gt; 0; 1 + ([.A134] / 100); 1 + (100 / ABS([.A13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5] &gt; 0; 1 + ([.A135] / 100); 1 + (100 / ABS([.A13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6] &gt; 0; 1 + ([.A136] / 100); 1 + (100 / ABS([.A13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7] &gt; 0; 1 + ([.A137] / 100); 1 + (100 / ABS([.A13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8] &gt; 0; 1 + ([.A138] / 100); 1 + (100 / ABS([.A13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39] &gt; 0; 1 + ([.A139] / 100); 1 + (100 / ABS([.A13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0] &gt; 0; 1 + ([.A140] / 100); 1 + (100 / ABS([.A14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1] &gt; 0; 1 + ([.A141] / 100); 1 + (100 / ABS([.A14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2] &gt; 0; 1 + ([.A142] / 100); 1 + (100 / ABS([.A14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3] &gt; 0; 1 + ([.A143] / 100); 1 + (100 / ABS([.A14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4] &gt; 0; 1 + ([.A144] / 100); 1 + (100 / ABS([.A14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5] &gt; 0; 1 + ([.A145] / 100); 1 + (100 / ABS([.A14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6] &gt; 0; 1 + ([.A146] / 100); 1 + (100 / ABS([.A14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7] &gt; 0; 1 + ([.A147] / 100); 1 + (100 / ABS([.A14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8] &gt; 0; 1 + ([.A148] / 100); 1 + (100 / ABS([.A14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49] &gt; 0; 1 + ([.A149] / 100); 1 + (100 / ABS([.A14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0] &gt; 0; 1 + ([.A150] / 100); 1 + (100 / ABS([.A15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1] &gt; 0; 1 + ([.A151] / 100); 1 + (100 / ABS([.A15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2] &gt; 0; 1 + ([.A152] / 100); 1 + (100 / ABS([.A15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3] &gt; 0; 1 + ([.A153] / 100); 1 + (100 / ABS([.A15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4] &gt; 0; 1 + ([.A154] / 100); 1 + (100 / ABS([.A15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5] &gt; 0; 1 + ([.A155] / 100); 1 + (100 / ABS([.A15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6] &gt; 0; 1 + ([.A156] / 100); 1 + (100 / ABS([.A15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7] &gt; 0; 1 + ([.A157] / 100); 1 + (100 / ABS([.A15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8] &gt; 0; 1 + ([.A158] / 100); 1 + (100 / ABS([.A15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59] &gt; 0; 1 + ([.A159] / 100); 1 + (100 / ABS([.A15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0] &gt; 0; 1 + ([.A160] / 100); 1 + (100 / ABS([.A16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1] &gt; 0; 1 + ([.A161] / 100); 1 + (100 / ABS([.A16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2] &gt; 0; 1 + ([.A162] / 100); 1 + (100 / ABS([.A16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3] &gt; 0; 1 + ([.A163] / 100); 1 + (100 / ABS([.A16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4] &gt; 0; 1 + ([.A164] / 100); 1 + (100 / ABS([.A16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5] &gt; 0; 1 + ([.A165] / 100); 1 + (100 / ABS([.A16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6] &gt; 0; 1 + ([.A166] / 100); 1 + (100 / ABS([.A16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7] &gt; 0; 1 + ([.A167] / 100); 1 + (100 / ABS([.A16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8] &gt; 0; 1 + ([.A168] / 100); 1 + (100 / ABS([.A16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69] &gt; 0; 1 + ([.A169] / 100); 1 + (100 / ABS([.A16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0] &gt; 0; 1 + ([.A170] / 100); 1 + (100 / ABS([.A17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1] &gt; 0; 1 + ([.A171] / 100); 1 + (100 / ABS([.A17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2] &gt; 0; 1 + ([.A172] / 100); 1 + (100 / ABS([.A17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3] &gt; 0; 1 + ([.A173] / 100); 1 + (100 / ABS([.A17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4] &gt; 0; 1 + ([.A174] / 100); 1 + (100 / ABS([.A17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5] &gt; 0; 1 + ([.A175] / 100); 1 + (100 / ABS([.A17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6] &gt; 0; 1 + ([.A176] / 100); 1 + (100 / ABS([.A17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7] &gt; 0; 1 + ([.A177] / 100); 1 + (100 / ABS([.A17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8] &gt; 0; 1 + ([.A178] / 100); 1 + (100 / ABS([.A17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79] &gt; 0; 1 + ([.A179] / 100); 1 + (100 / ABS([.A17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0] &gt; 0; 1 + ([.A180] / 100); 1 + (100 / ABS([.A18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1] &gt; 0; 1 + ([.A181] / 100); 1 + (100 / ABS([.A18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2] &gt; 0; 1 + ([.A182] / 100); 1 + (100 / ABS([.A18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3] &gt; 0; 1 + ([.A183] / 100); 1 + (100 / ABS([.A18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4] &gt; 0; 1 + ([.A184] / 100); 1 + (100 / ABS([.A18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5] &gt; 0; 1 + ([.A185] / 100); 1 + (100 / ABS([.A18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6] &gt; 0; 1 + ([.A186] / 100); 1 + (100 / ABS([.A18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7] &gt; 0; 1 + ([.A187] / 100); 1 + (100 / ABS([.A18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8] &gt; 0; 1 + ([.A188] / 100); 1 + (100 / ABS([.A18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89] &gt; 0; 1 + ([.A189] / 100); 1 + (100 / ABS([.A18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0] &gt; 0; 1 + ([.A190] / 100); 1 + (100 / ABS([.A19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1] &gt; 0; 1 + ([.A191] / 100); 1 + (100 / ABS([.A19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2] &gt; 0; 1 + ([.A192] / 100); 1 + (100 / ABS([.A19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3] &gt; 0; 1 + ([.A193] / 100); 1 + (100 / ABS([.A19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4] &gt; 0; 1 + ([.A194] / 100); 1 + (100 / ABS([.A19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5] &gt; 0; 1 + ([.A195] / 100); 1 + (100 / ABS([.A19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6] &gt; 0; 1 + ([.A196] / 100); 1 + (100 / ABS([.A19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7] &gt; 0; 1 + ([.A197] / 100); 1 + (100 / ABS([.A19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8] &gt; 0; 1 + ([.A198] / 100); 1 + (100 / ABS([.A19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199] &gt; 0; 1 + ([.A199] / 100); 1 + (100 / ABS([.A19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0] &gt; 0; 1 + ([.A200] / 100); 1 + (100 / ABS([.A20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1] &gt; 0; 1 + ([.A201] / 100); 1 + (100 / ABS([.A20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2] &gt; 0; 1 + ([.A202] / 100); 1 + (100 / ABS([.A20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3] &gt; 0; 1 + ([.A203] / 100); 1 + (100 / ABS([.A20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4] &gt; 0; 1 + ([.A204] / 100); 1 + (100 / ABS([.A20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5] &gt; 0; 1 + ([.A205] / 100); 1 + (100 / ABS([.A20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6] &gt; 0; 1 + ([.A206] / 100); 1 + (100 / ABS([.A20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7] &gt; 0; 1 + ([.A207] / 100); 1 + (100 / ABS([.A20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8] &gt; 0; 1 + ([.A208] / 100); 1 + (100 / ABS([.A20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09] &gt; 0; 1 + ([.A209] / 100); 1 + (100 / ABS([.A20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0] &gt; 0; 1 + ([.A210] / 100); 1 + (100 / ABS([.A2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1] &gt; 0; 1 + ([.A211] / 100); 1 + (100 / ABS([.A2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2] &gt; 0; 1 + ([.A212] / 100); 1 + (100 / ABS([.A2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3] &gt; 0; 1 + ([.A213] / 100); 1 + (100 / ABS([.A2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4] &gt; 0; 1 + ([.A214] / 100); 1 + (100 / ABS([.A2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5] &gt; 0; 1 + ([.A215] / 100); 1 + (100 / ABS([.A2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6] &gt; 0; 1 + ([.A216] / 100); 1 + (100 / ABS([.A2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7] &gt; 0; 1 + ([.A217] / 100); 1 + (100 / ABS([.A2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8] &gt; 0; 1 + ([.A218] / 100); 1 + (100 / ABS([.A2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19] &gt; 0; 1 + ([.A219] / 100); 1 + (100 / ABS([.A2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0] &gt; 0; 1 + ([.A220] / 100); 1 + (100 / ABS([.A2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1] &gt; 0; 1 + ([.A221] / 100); 1 + (100 / ABS([.A2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2] &gt; 0; 1 + ([.A222] / 100); 1 + (100 / ABS([.A2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3] &gt; 0; 1 + ([.A223] / 100); 1 + (100 / ABS([.A2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4] &gt; 0; 1 + ([.A224] / 100); 1 + (100 / ABS([.A2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5] &gt; 0; 1 + ([.A225] / 100); 1 + (100 / ABS([.A2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6] &gt; 0; 1 + ([.A226] / 100); 1 + (100 / ABS([.A2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7] &gt; 0; 1 + ([.A227] / 100); 1 + (100 / ABS([.A22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8] &gt; 0; 1 + ([.A228] / 100); 1 + (100 / ABS([.A22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29] &gt; 0; 1 + ([.A229] / 100); 1 + (100 / ABS([.A22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0] &gt; 0; 1 + ([.A230] / 100); 1 + (100 / ABS([.A23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1] &gt; 0; 1 + ([.A231] / 100); 1 + (100 / ABS([.A23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2] &gt; 0; 1 + ([.A232] / 100); 1 + (100 / ABS([.A23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3] &gt; 0; 1 + ([.A233] / 100); 1 + (100 / ABS([.A23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4] &gt; 0; 1 + ([.A234] / 100); 1 + (100 / ABS([.A23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5] &gt; 0; 1 + ([.A235] / 100); 1 + (100 / ABS([.A23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6] &gt; 0; 1 + ([.A236] / 100); 1 + (100 / ABS([.A23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7] &gt; 0; 1 + ([.A237] / 100); 1 + (100 / ABS([.A23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8] &gt; 0; 1 + ([.A238] / 100); 1 + (100 / ABS([.A23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39] &gt; 0; 1 + ([.A239] / 100); 1 + (100 / ABS([.A23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0] &gt; 0; 1 + ([.A240] / 100); 1 + (100 / ABS([.A24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1] &gt; 0; 1 + ([.A241] / 100); 1 + (100 / ABS([.A24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2] &gt; 0; 1 + ([.A242] / 100); 1 + (100 / ABS([.A24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3] &gt; 0; 1 + ([.A243] / 100); 1 + (100 / ABS([.A24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4] &gt; 0; 1 + ([.A244] / 100); 1 + (100 / ABS([.A24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5] &gt; 0; 1 + ([.A245] / 100); 1 + (100 / ABS([.A24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6] &gt; 0; 1 + ([.A246] / 100); 1 + (100 / ABS([.A24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7] &gt; 0; 1 + ([.A247] / 100); 1 + (100 / ABS([.A24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8] &gt; 0; 1 + ([.A248] / 100); 1 + (100 / ABS([.A24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49] &gt; 0; 1 + ([.A249] / 100); 1 + (100 / ABS([.A24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0] &gt; 0; 1 + ([.A250] / 100); 1 + (100 / ABS([.A25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1] &gt; 0; 1 + ([.A251] / 100); 1 + (100 / ABS([.A25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2] &gt; 0; 1 + ([.A252] / 100); 1 + (100 / ABS([.A25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3] &gt; 0; 1 + ([.A253] / 100); 1 + (100 / ABS([.A25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4] &gt; 0; 1 + ([.A254] / 100); 1 + (100 / ABS([.A25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5] &gt; 0; 1 + ([.A255] / 100); 1 + (100 / ABS([.A25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6] &gt; 0; 1 + ([.A256] / 100); 1 + (100 / ABS([.A25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7] &gt; 0; 1 + ([.A257] / 100); 1 + (100 / ABS([.A25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8] &gt; 0; 1 + ([.A258] / 100); 1 + (100 / ABS([.A25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59] &gt; 0; 1 + ([.A259] / 100); 1 + (100 / ABS([.A25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0] &gt; 0; 1 + ([.A260] / 100); 1 + (100 / ABS([.A26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1] &gt; 0; 1 + ([.A261] / 100); 1 + (100 / ABS([.A26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2] &gt; 0; 1 + ([.A262] / 100); 1 + (100 / ABS([.A26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3] &gt; 0; 1 + ([.A263] / 100); 1 + (100 / ABS([.A26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4] &gt; 0; 1 + ([.A264] / 100); 1 + (100 / ABS([.A26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5] &gt; 0; 1 + ([.A265] / 100); 1 + (100 / ABS([.A26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6] &gt; 0; 1 + ([.A266] / 100); 1 + (100 / ABS([.A26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7] &gt; 0; 1 + ([.A267] / 100); 1 + (100 / ABS([.A26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8] &gt; 0; 1 + ([.A268] / 100); 1 + (100 / ABS([.A26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69] &gt; 0; 1 + ([.A269] / 100); 1 + (100 / ABS([.A26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0] &gt; 0; 1 + ([.A270] / 100); 1 + (100 / ABS([.A27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1] &gt; 0; 1 + ([.A271] / 100); 1 + (100 / ABS([.A27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2] &gt; 0; 1 + ([.A272] / 100); 1 + (100 / ABS([.A27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3] &gt; 0; 1 + ([.A273] / 100); 1 + (100 / ABS([.A27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4] &gt; 0; 1 + ([.A274] / 100); 1 + (100 / ABS([.A27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5] &gt; 0; 1 + ([.A275] / 100); 1 + (100 / ABS([.A27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6] &gt; 0; 1 + ([.A276] / 100); 1 + (100 / ABS([.A27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7] &gt; 0; 1 + ([.A277] / 100); 1 + (100 / ABS([.A27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8] &gt; 0; 1 + ([.A278] / 100); 1 + (100 / ABS([.A27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79] &gt; 0; 1 + ([.A279] / 100); 1 + (100 / ABS([.A27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0] &gt; 0; 1 + ([.A280] / 100); 1 + (100 / ABS([.A28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1] &gt; 0; 1 + ([.A281] / 100); 1 + (100 / ABS([.A28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2] &gt; 0; 1 + ([.A282] / 100); 1 + (100 / ABS([.A28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3] &gt; 0; 1 + ([.A283] / 100); 1 + (100 / ABS([.A28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4] &gt; 0; 1 + ([.A284] / 100); 1 + (100 / ABS([.A28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5] &gt; 0; 1 + ([.A285] / 100); 1 + (100 / ABS([.A28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6] &gt; 0; 1 + ([.A286] / 100); 1 + (100 / ABS([.A28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7] &gt; 0; 1 + ([.A287] / 100); 1 + (100 / ABS([.A28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8] &gt; 0; 1 + ([.A288] / 100); 1 + (100 / ABS([.A28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89] &gt; 0; 1 + ([.A289] / 100); 1 + (100 / ABS([.A28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0] &gt; 0; 1 + ([.A290] / 100); 1 + (100 / ABS([.A29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1] &gt; 0; 1 + ([.A291] / 100); 1 + (100 / ABS([.A29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2] &gt; 0; 1 + ([.A292] / 100); 1 + (100 / ABS([.A29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3] &gt; 0; 1 + ([.A293] / 100); 1 + (100 / ABS([.A29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4] &gt; 0; 1 + ([.A294] / 100); 1 + (100 / ABS([.A29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5] &gt; 0; 1 + ([.A295] / 100); 1 + (100 / ABS([.A29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6] &gt; 0; 1 + ([.A296] / 100); 1 + (100 / ABS([.A29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7] &gt; 0; 1 + ([.A297] / 100); 1 + (100 / ABS([.A29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8] &gt; 0; 1 + ([.A298] / 100); 1 + (100 / ABS([.A29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299] &gt; 0; 1 + ([.A299] / 100); 1 + (100 / ABS([.A29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0] &gt; 0; 1 + ([.A300] / 100); 1 + (100 / ABS([.A30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1] &gt; 0; 1 + ([.A301] / 100); 1 + (100 / ABS([.A30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2] &gt; 0; 1 + ([.A302] / 100); 1 + (100 / ABS([.A30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3] &gt; 0; 1 + ([.A303] / 100); 1 + (100 / ABS([.A30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4] &gt; 0; 1 + ([.A304] / 100); 1 + (100 / ABS([.A30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5] &gt; 0; 1 + ([.A305] / 100); 1 + (100 / ABS([.A30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6] &gt; 0; 1 + ([.A306] / 100); 1 + (100 / ABS([.A30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7] &gt; 0; 1 + ([.A307] / 100); 1 + (100 / ABS([.A30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8] &gt; 0; 1 + ([.A308] / 100); 1 + (100 / ABS([.A30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09] &gt; 0; 1 + ([.A309] / 100); 1 + (100 / ABS([.A30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0] &gt; 0; 1 + ([.A310] / 100); 1 + (100 / ABS([.A3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1] &gt; 0; 1 + ([.A311] / 100); 1 + (100 / ABS([.A3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2] &gt; 0; 1 + ([.A312] / 100); 1 + (100 / ABS([.A3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3] &gt; 0; 1 + ([.A313] / 100); 1 + (100 / ABS([.A3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4] &gt; 0; 1 + ([.A314] / 100); 1 + (100 / ABS([.A3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5] &gt; 0; 1 + ([.A315] / 100); 1 + (100 / ABS([.A3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6] &gt; 0; 1 + ([.A316] / 100); 1 + (100 / ABS([.A3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7] &gt; 0; 1 + ([.A317] / 100); 1 + (100 / ABS([.A3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8] &gt; 0; 1 + ([.A318] / 100); 1 + (100 / ABS([.A3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19] &gt; 0; 1 + ([.A319] / 100); 1 + (100 / ABS([.A3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0] &gt; 0; 1 + ([.A320] / 100); 1 + (100 / ABS([.A3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1] &gt; 0; 1 + ([.A321] / 100); 1 + (100 / ABS([.A3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2] &gt; 0; 1 + ([.A322] / 100); 1 + (100 / ABS([.A3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3] &gt; 0; 1 + ([.A323] / 100); 1 + (100 / ABS([.A3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4] &gt; 0; 1 + ([.A324] / 100); 1 + (100 / ABS([.A3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5] &gt; 0; 1 + ([.A325] / 100); 1 + (100 / ABS([.A3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6] &gt; 0; 1 + ([.A326] / 100); 1 + (100 / ABS([.A3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7] &gt; 0; 1 + ([.A327] / 100); 1 + (100 / ABS([.A32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8] &gt; 0; 1 + ([.A328] / 100); 1 + (100 / ABS([.A32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29] &gt; 0; 1 + ([.A329] / 100); 1 + (100 / ABS([.A32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0] &gt; 0; 1 + ([.A330] / 100); 1 + (100 / ABS([.A33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1] &gt; 0; 1 + ([.A331] / 100); 1 + (100 / ABS([.A33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2] &gt; 0; 1 + ([.A332] / 100); 1 + (100 / ABS([.A33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3] &gt; 0; 1 + ([.A333] / 100); 1 + (100 / ABS([.A33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4] &gt; 0; 1 + ([.A334] / 100); 1 + (100 / ABS([.A33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5] &gt; 0; 1 + ([.A335] / 100); 1 + (100 / ABS([.A33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6] &gt; 0; 1 + ([.A336] / 100); 1 + (100 / ABS([.A33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7] &gt; 0; 1 + ([.A337] / 100); 1 + (100 / ABS([.A33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8] &gt; 0; 1 + ([.A338] / 100); 1 + (100 / ABS([.A33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39] &gt; 0; 1 + ([.A339] / 100); 1 + (100 / ABS([.A33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0] &gt; 0; 1 + ([.A340] / 100); 1 + (100 / ABS([.A34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1] &gt; 0; 1 + ([.A341] / 100); 1 + (100 / ABS([.A34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2] &gt; 0; 1 + ([.A342] / 100); 1 + (100 / ABS([.A34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3] &gt; 0; 1 + ([.A343] / 100); 1 + (100 / ABS([.A34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4] &gt; 0; 1 + ([.A344] / 100); 1 + (100 / ABS([.A34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5] &gt; 0; 1 + ([.A345] / 100); 1 + (100 / ABS([.A34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6] &gt; 0; 1 + ([.A346] / 100); 1 + (100 / ABS([.A34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7] &gt; 0; 1 + ([.A347] / 100); 1 + (100 / ABS([.A34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8] &gt; 0; 1 + ([.A348] / 100); 1 + (100 / ABS([.A34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49] &gt; 0; 1 + ([.A349] / 100); 1 + (100 / ABS([.A34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0] &gt; 0; 1 + ([.A350] / 100); 1 + (100 / ABS([.A35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1] &gt; 0; 1 + ([.A351] / 100); 1 + (100 / ABS([.A35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2] &gt; 0; 1 + ([.A352] / 100); 1 + (100 / ABS([.A35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3] &gt; 0; 1 + ([.A353] / 100); 1 + (100 / ABS([.A35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4] &gt; 0; 1 + ([.A354] / 100); 1 + (100 / ABS([.A35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5] &gt; 0; 1 + ([.A355] / 100); 1 + (100 / ABS([.A35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6] &gt; 0; 1 + ([.A356] / 100); 1 + (100 / ABS([.A35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7] &gt; 0; 1 + ([.A357] / 100); 1 + (100 / ABS([.A35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8] &gt; 0; 1 + ([.A358] / 100); 1 + (100 / ABS([.A35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59] &gt; 0; 1 + ([.A359] / 100); 1 + (100 / ABS([.A35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0] &gt; 0; 1 + ([.A360] / 100); 1 + (100 / ABS([.A36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1] &gt; 0; 1 + ([.A361] / 100); 1 + (100 / ABS([.A36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2] &gt; 0; 1 + ([.A362] / 100); 1 + (100 / ABS([.A36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3] &gt; 0; 1 + ([.A363] / 100); 1 + (100 / ABS([.A36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4] &gt; 0; 1 + ([.A364] / 100); 1 + (100 / ABS([.A36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5] &gt; 0; 1 + ([.A365] / 100); 1 + (100 / ABS([.A36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6] &gt; 0; 1 + ([.A366] / 100); 1 + (100 / ABS([.A36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7] &gt; 0; 1 + ([.A367] / 100); 1 + (100 / ABS([.A36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8] &gt; 0; 1 + ([.A368] / 100); 1 + (100 / ABS([.A36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69] &gt; 0; 1 + ([.A369] / 100); 1 + (100 / ABS([.A36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0] &gt; 0; 1 + ([.A370] / 100); 1 + (100 / ABS([.A37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1] &gt; 0; 1 + ([.A371] / 100); 1 + (100 / ABS([.A37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2] &gt; 0; 1 + ([.A372] / 100); 1 + (100 / ABS([.A37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3] &gt; 0; 1 + ([.A373] / 100); 1 + (100 / ABS([.A37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4] &gt; 0; 1 + ([.A374] / 100); 1 + (100 / ABS([.A37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5] &gt; 0; 1 + ([.A375] / 100); 1 + (100 / ABS([.A37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6] &gt; 0; 1 + ([.A376] / 100); 1 + (100 / ABS([.A37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7] &gt; 0; 1 + ([.A377] / 100); 1 + (100 / ABS([.A37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8] &gt; 0; 1 + ([.A378] / 100); 1 + (100 / ABS([.A37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79] &gt; 0; 1 + ([.A379] / 100); 1 + (100 / ABS([.A37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0] &gt; 0; 1 + ([.A380] / 100); 1 + (100 / ABS([.A38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1] &gt; 0; 1 + ([.A381] / 100); 1 + (100 / ABS([.A38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2] &gt; 0; 1 + ([.A382] / 100); 1 + (100 / ABS([.A38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3] &gt; 0; 1 + ([.A383] / 100); 1 + (100 / ABS([.A38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4] &gt; 0; 1 + ([.A384] / 100); 1 + (100 / ABS([.A38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5] &gt; 0; 1 + ([.A385] / 100); 1 + (100 / ABS([.A38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6] &gt; 0; 1 + ([.A386] / 100); 1 + (100 / ABS([.A38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7] &gt; 0; 1 + ([.A387] / 100); 1 + (100 / ABS([.A38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8] &gt; 0; 1 + ([.A388] / 100); 1 + (100 / ABS([.A38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89] &gt; 0; 1 + ([.A389] / 100); 1 + (100 / ABS([.A38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0] &gt; 0; 1 + ([.A390] / 100); 1 + (100 / ABS([.A39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1] &gt; 0; 1 + ([.A391] / 100); 1 + (100 / ABS([.A39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2] &gt; 0; 1 + ([.A392] / 100); 1 + (100 / ABS([.A39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3] &gt; 0; 1 + ([.A393] / 100); 1 + (100 / ABS([.A39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4] &gt; 0; 1 + ([.A394] / 100); 1 + (100 / ABS([.A39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5] &gt; 0; 1 + ([.A395] / 100); 1 + (100 / ABS([.A39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6] &gt; 0; 1 + ([.A396] / 100); 1 + (100 / ABS([.A39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7] &gt; 0; 1 + ([.A397] / 100); 1 + (100 / ABS([.A39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8] &gt; 0; 1 + ([.A398] / 100); 1 + (100 / ABS([.A39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399] &gt; 0; 1 + ([.A399] / 100); 1 + (100 / ABS([.A39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0] &gt; 0; 1 + ([.A400] / 100); 1 + (100 / ABS([.A40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1] &gt; 0; 1 + ([.A401] / 100); 1 + (100 / ABS([.A40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2] &gt; 0; 1 + ([.A402] / 100); 1 + (100 / ABS([.A40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3] &gt; 0; 1 + ([.A403] / 100); 1 + (100 / ABS([.A40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4] &gt; 0; 1 + ([.A404] / 100); 1 + (100 / ABS([.A40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5] &gt; 0; 1 + ([.A405] / 100); 1 + (100 / ABS([.A40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6] &gt; 0; 1 + ([.A406] / 100); 1 + (100 / ABS([.A40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7] &gt; 0; 1 + ([.A407] / 100); 1 + (100 / ABS([.A40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8] &gt; 0; 1 + ([.A408] / 100); 1 + (100 / ABS([.A40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09] &gt; 0; 1 + ([.A409] / 100); 1 + (100 / ABS([.A40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0] &gt; 0; 1 + ([.A410] / 100); 1 + (100 / ABS([.A4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1] &gt; 0; 1 + ([.A411] / 100); 1 + (100 / ABS([.A4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2] &gt; 0; 1 + ([.A412] / 100); 1 + (100 / ABS([.A4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3] &gt; 0; 1 + ([.A413] / 100); 1 + (100 / ABS([.A4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4] &gt; 0; 1 + ([.A414] / 100); 1 + (100 / ABS([.A4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5] &gt; 0; 1 + ([.A415] / 100); 1 + (100 / ABS([.A4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6] &gt; 0; 1 + ([.A416] / 100); 1 + (100 / ABS([.A4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7] &gt; 0; 1 + ([.A417] / 100); 1 + (100 / ABS([.A4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8] &gt; 0; 1 + ([.A418] / 100); 1 + (100 / ABS([.A4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19] &gt; 0; 1 + ([.A419] / 100); 1 + (100 / ABS([.A4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0] &gt; 0; 1 + ([.A420] / 100); 1 + (100 / ABS([.A4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1] &gt; 0; 1 + ([.A421] / 100); 1 + (100 / ABS([.A4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2] &gt; 0; 1 + ([.A422] / 100); 1 + (100 / ABS([.A4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3] &gt; 0; 1 + ([.A423] / 100); 1 + (100 / ABS([.A4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4] &gt; 0; 1 + ([.A424] / 100); 1 + (100 / ABS([.A4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5] &gt; 0; 1 + ([.A425] / 100); 1 + (100 / ABS([.A4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6] &gt; 0; 1 + ([.A426] / 100); 1 + (100 / ABS([.A4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7] &gt; 0; 1 + ([.A427] / 100); 1 + (100 / ABS([.A42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8] &gt; 0; 1 + ([.A428] / 100); 1 + (100 / ABS([.A42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29] &gt; 0; 1 + ([.A429] / 100); 1 + (100 / ABS([.A42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0] &gt; 0; 1 + ([.A430] / 100); 1 + (100 / ABS([.A43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1] &gt; 0; 1 + ([.A431] / 100); 1 + (100 / ABS([.A43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2] &gt; 0; 1 + ([.A432] / 100); 1 + (100 / ABS([.A43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3] &gt; 0; 1 + ([.A433] / 100); 1 + (100 / ABS([.A43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4] &gt; 0; 1 + ([.A434] / 100); 1 + (100 / ABS([.A43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5] &gt; 0; 1 + ([.A435] / 100); 1 + (100 / ABS([.A43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6] &gt; 0; 1 + ([.A436] / 100); 1 + (100 / ABS([.A43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7] &gt; 0; 1 + ([.A437] / 100); 1 + (100 / ABS([.A43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8] &gt; 0; 1 + ([.A438] / 100); 1 + (100 / ABS([.A43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39] &gt; 0; 1 + ([.A439] / 100); 1 + (100 / ABS([.A43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0] &gt; 0; 1 + ([.A440] / 100); 1 + (100 / ABS([.A44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1] &gt; 0; 1 + ([.A441] / 100); 1 + (100 / ABS([.A44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2] &gt; 0; 1 + ([.A442] / 100); 1 + (100 / ABS([.A44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3] &gt; 0; 1 + ([.A443] / 100); 1 + (100 / ABS([.A44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4] &gt; 0; 1 + ([.A444] / 100); 1 + (100 / ABS([.A44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5] &gt; 0; 1 + ([.A445] / 100); 1 + (100 / ABS([.A44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6] &gt; 0; 1 + ([.A446] / 100); 1 + (100 / ABS([.A44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7] &gt; 0; 1 + ([.A447] / 100); 1 + (100 / ABS([.A44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8] &gt; 0; 1 + ([.A448] / 100); 1 + (100 / ABS([.A44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49] &gt; 0; 1 + ([.A449] / 100); 1 + (100 / ABS([.A44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0] &gt; 0; 1 + ([.A450] / 100); 1 + (100 / ABS([.A45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1] &gt; 0; 1 + ([.A451] / 100); 1 + (100 / ABS([.A45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2] &gt; 0; 1 + ([.A452] / 100); 1 + (100 / ABS([.A45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3] &gt; 0; 1 + ([.A453] / 100); 1 + (100 / ABS([.A45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4] &gt; 0; 1 + ([.A454] / 100); 1 + (100 / ABS([.A45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5] &gt; 0; 1 + ([.A455] / 100); 1 + (100 / ABS([.A45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6] &gt; 0; 1 + ([.A456] / 100); 1 + (100 / ABS([.A45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7] &gt; 0; 1 + ([.A457] / 100); 1 + (100 / ABS([.A45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8] &gt; 0; 1 + ([.A458] / 100); 1 + (100 / ABS([.A45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59] &gt; 0; 1 + ([.A459] / 100); 1 + (100 / ABS([.A45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0] &gt; 0; 1 + ([.A460] / 100); 1 + (100 / ABS([.A46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1] &gt; 0; 1 + ([.A461] / 100); 1 + (100 / ABS([.A46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2] &gt; 0; 1 + ([.A462] / 100); 1 + (100 / ABS([.A46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3] &gt; 0; 1 + ([.A463] / 100); 1 + (100 / ABS([.A46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4] &gt; 0; 1 + ([.A464] / 100); 1 + (100 / ABS([.A46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5] &gt; 0; 1 + ([.A465] / 100); 1 + (100 / ABS([.A46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6] &gt; 0; 1 + ([.A466] / 100); 1 + (100 / ABS([.A46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7] &gt; 0; 1 + ([.A467] / 100); 1 + (100 / ABS([.A46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8] &gt; 0; 1 + ([.A468] / 100); 1 + (100 / ABS([.A46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69] &gt; 0; 1 + ([.A469] / 100); 1 + (100 / ABS([.A46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0] &gt; 0; 1 + ([.A470] / 100); 1 + (100 / ABS([.A47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1] &gt; 0; 1 + ([.A471] / 100); 1 + (100 / ABS([.A47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2] &gt; 0; 1 + ([.A472] / 100); 1 + (100 / ABS([.A47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3] &gt; 0; 1 + ([.A473] / 100); 1 + (100 / ABS([.A47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4] &gt; 0; 1 + ([.A474] / 100); 1 + (100 / ABS([.A47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5] &gt; 0; 1 + ([.A475] / 100); 1 + (100 / ABS([.A47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6] &gt; 0; 1 + ([.A476] / 100); 1 + (100 / ABS([.A47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7] &gt; 0; 1 + ([.A477] / 100); 1 + (100 / ABS([.A47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8] &gt; 0; 1 + ([.A478] / 100); 1 + (100 / ABS([.A47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79] &gt; 0; 1 + ([.A479] / 100); 1 + (100 / ABS([.A47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0] &gt; 0; 1 + ([.A480] / 100); 1 + (100 / ABS([.A48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1] &gt; 0; 1 + ([.A481] / 100); 1 + (100 / ABS([.A48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2] &gt; 0; 1 + ([.A482] / 100); 1 + (100 / ABS([.A48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3] &gt; 0; 1 + ([.A483] / 100); 1 + (100 / ABS([.A48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4] &gt; 0; 1 + ([.A484] / 100); 1 + (100 / ABS([.A48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5] &gt; 0; 1 + ([.A485] / 100); 1 + (100 / ABS([.A48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6] &gt; 0; 1 + ([.A486] / 100); 1 + (100 / ABS([.A48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7] &gt; 0; 1 + ([.A487] / 100); 1 + (100 / ABS([.A48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8] &gt; 0; 1 + ([.A488] / 100); 1 + (100 / ABS([.A48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89] &gt; 0; 1 + ([.A489] / 100); 1 + (100 / ABS([.A48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0] &gt; 0; 1 + ([.A490] / 100); 1 + (100 / ABS([.A49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1] &gt; 0; 1 + ([.A491] / 100); 1 + (100 / ABS([.A49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2] &gt; 0; 1 + ([.A492] / 100); 1 + (100 / ABS([.A49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3] &gt; 0; 1 + ([.A493] / 100); 1 + (100 / ABS([.A49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4] &gt; 0; 1 + ([.A494] / 100); 1 + (100 / ABS([.A49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5] &gt; 0; 1 + ([.A495] / 100); 1 + (100 / ABS([.A49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6] &gt; 0; 1 + ([.A496] / 100); 1 + (100 / ABS([.A49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7] &gt; 0; 1 + ([.A497] / 100); 1 + (100 / ABS([.A49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8] &gt; 0; 1 + ([.A498] / 100); 1 + (100 / ABS([.A49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499] &gt; 0; 1 + ([.A499] / 100); 1 + (100 / ABS([.A49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0] &gt; 0; 1 + ([.A500] / 100); 1 + (100 / ABS([.A50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1] &gt; 0; 1 + ([.A501] / 100); 1 + (100 / ABS([.A50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2] &gt; 0; 1 + ([.A502] / 100); 1 + (100 / ABS([.A50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3] &gt; 0; 1 + ([.A503] / 100); 1 + (100 / ABS([.A50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4] &gt; 0; 1 + ([.A504] / 100); 1 + (100 / ABS([.A50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5] &gt; 0; 1 + ([.A505] / 100); 1 + (100 / ABS([.A50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6] &gt; 0; 1 + ([.A506] / 100); 1 + (100 / ABS([.A50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7] &gt; 0; 1 + ([.A507] / 100); 1 + (100 / ABS([.A50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8] &gt; 0; 1 + ([.A508] / 100); 1 + (100 / ABS([.A50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09] &gt; 0; 1 + ([.A509] / 100); 1 + (100 / ABS([.A50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0] &gt; 0; 1 + ([.A510] / 100); 1 + (100 / ABS([.A51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1] &gt; 0; 1 + ([.A511] / 100); 1 + (100 / ABS([.A51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2] &gt; 0; 1 + ([.A512] / 100); 1 + (100 / ABS([.A51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3] &gt; 0; 1 + ([.A513] / 100); 1 + (100 / ABS([.A51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4] &gt; 0; 1 + ([.A514] / 100); 1 + (100 / ABS([.A51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5] &gt; 0; 1 + ([.A515] / 100); 1 + (100 / ABS([.A51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6] &gt; 0; 1 + ([.A516] / 100); 1 + (100 / ABS([.A51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7] &gt; 0; 1 + ([.A517] / 100); 1 + (100 / ABS([.A517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8] &gt; 0; 1 + ([.A518] / 100); 1 + (100 / ABS([.A518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19] &gt; 0; 1 + ([.A519] / 100); 1 + (100 / ABS([.A519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0] &gt; 0; 1 + ([.A520] / 100); 1 + (100 / ABS([.A520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1] &gt; 0; 1 + ([.A521] / 100); 1 + (100 / ABS([.A521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2] &gt; 0; 1 + ([.A522] / 100); 1 + (100 / ABS([.A522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3] &gt; 0; 1 + ([.A523] / 100); 1 + (100 / ABS([.A523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4] &gt; 0; 1 + ([.A524] / 100); 1 + (100 / ABS([.A524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5] &gt; 0; 1 + ([.A525] / 100); 1 + (100 / ABS([.A525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/>
          <table:table-cell table:formula="of:=IF([.A526] &gt; 0; 1 + ([.A526] / 100); 1 + (100 / ABS([.A526])))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 table:number-rows-repeated="104804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vlookup" table:style-name="ta1">
        <table:table-column table:style-name="co5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Mavs</text:p>
          </table:table-cell>
          <table:table-cell office:value-type="string" calcext:value-type="string">
            <text:p>Twolves</text:p>
          </table:table-cell>
          <table:table-cell office:value-type="string" calcext:value-type="string">
            <text:p>Nuggets</text:p>
          </table:table-cell>
          <table:table-cell office:value-type="string" calcext:value-type="string">
            <text:p>OKC</text:p>
          </table:table-cell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Blazers</text:p>
          </table:table-cell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string" calcext:value-type="string">
            <text:p>Cavs</text:p>
          </table:table-cell>
        </table:table-row>
        <table:table-row table:style-name="ro1"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4" calcext:value-type="float">
            <text:p>6.40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7.1" calcext:value-type="float">
            <text:p>7.10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2" table:style-name="ce1" office:value-type="float" office:value="1.79" calcext:value-type="float">
            <text:p>1.79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2.3" calcext:value-type="float">
            <text:p>2.30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5.1" calcext:value-type="float">
            <text:p>5.1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46"/>
          <table:table-cell table:number-columns-repeated="16383"/>
        </table:table-row>
      </table:table>
      <table:table table:name="2022-23 data" table:style-name="ta1">
        <table:table-column table:style-name="co5" table:number-columns-repeated="21" table:default-cell-style-name="ce46"/>
        <table:table-column table:style-name="co5" table:number-columns-repeated="7" table:default-cell-style-name="Default"/>
        <table:table-row table:style-name="ro1">
          <table:table-cell table:style-name="ce60" office:value-type="string" calcext:value-type="string">
            <text:p> </text:p>
          </table:table-cell>
          <table:table-cell table:style-name="ce61" office:value-type="string" calcext:value-type="string">
            <text:p>TEAM</text:p>
          </table:table-cell>
          <table:table-cell table:style-name="ce61" office:value-type="string" calcext:value-type="string">
            <text:p>GP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WIN%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PTS</text:p>
          </table:table-cell>
          <table:table-cell table:style-name="ce61" office:value-type="string" calcext:value-type="string">
            <text:p>FGM</text:p>
          </table:table-cell>
          <table:table-cell table:style-name="ce61" office:value-type="string" calcext:value-type="string">
            <text:p>FGA</text:p>
          </table:table-cell>
          <table:table-cell table:style-name="ce61" office:value-type="string" calcext:value-type="string">
            <text:p>FG%</text:p>
          </table:table-cell>
          <table:table-cell table:style-name="ce62" office:value-type="time" office:time-value="PT15H00M00S" calcext:value-type="time">
            <text:p>15:00:00</text:p>
          </table:table-cell>
          <table:table-cell table:style-name="ce61" office:value-type="string" calcext:value-type="string">
            <text:p>3PA</text:p>
          </table:table-cell>
          <table:table-cell table:style-name="ce61" office:value-type="string" calcext:value-type="string">
            <text:p>3P%</text:p>
          </table:table-cell>
          <table:table-cell table:style-name="ce61" office:value-type="string" calcext:value-type="string">
            <text:p>FTM</text:p>
          </table:table-cell>
          <table:table-cell table:style-name="ce61" office:value-type="string" calcext:value-type="string">
            <text:p>FTA</text:p>
          </table:table-cell>
          <table:table-cell table:style-name="ce61" office:value-type="string" calcext:value-type="string">
            <text:p>FT%</text:p>
          </table:table-cell>
          <table:table-cell table:style-name="ce61" office:value-type="string" calcext:value-type="string">
            <text:p>OREB</text:p>
          </table:table-cell>
          <table:table-cell table:style-name="ce61" office:value-type="string" calcext:value-type="string">
            <text:p>DREB</text:p>
          </table:table-cell>
          <table:table-cell table:style-name="ce61" office:value-type="string" calcext:value-type="string">
            <text:p>REB</text:p>
          </table:table-cell>
          <table:table-cell table:style-name="ce61" office:value-type="string" calcext:value-type="string">
            <text:p>AST</text:p>
          </table:table-cell>
          <table:table-cell table:style-name="ce61" office:value-type="string" calcext:value-type="string">
            <text:p>TOV</text:p>
          </table:table-cell>
          <table:table-cell table:style-name="ce61" office:value-type="string" calcext:value-type="string">
            <text:p>STL</text:p>
          </table:table-cell>
          <table:table-cell table:style-name="ce61" office:value-type="string" calcext:value-type="string">
            <text:p>BLK</text:p>
          </table:table-cell>
          <table:table-cell table:style-name="ce61" office:value-type="string" calcext:value-type="string">
            <text:p>BLKA</text:p>
          </table:table-cell>
          <table:table-cell table:style-name="ce61" office:value-type="string" calcext:value-type="string">
            <text:p>PF</text:p>
          </table:table-cell>
          <table:table-cell table:style-name="ce61" office:value-type="string" calcext:value-type="string">
            <text:p>PFD</text:p>
          </table:table-cell>
          <table:table-cell table:style-name="ce61" office:value-type="string" calcext:value-type="string">
            <text:p>+/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ba.com/stats/team/1610612749/traditional" xlink:type="simple">Milwaukee Buck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0.721" calcext:value-type="float">
            <text:p>0.721</text:p>
          </table:table-cell>
          <table:table-cell office:value-type="float" office:value="48.4" calcext:value-type="float">
            <text:p>48.4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9&amp;flag=3&amp;sct=plot&amp;section=game" xlink:type="simple">41.9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9&amp;flag=3&amp;sct=plot&amp;section=game" xlink:type="simple">90.4</text:a>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9&amp;flag=3&amp;sct=plot&amp;section=game" xlink:type="simple">14.4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9&amp;flag=3&amp;sct=plot&amp;section=game" xlink:type="simple">40.1</text:a></text:p>
          </table:table-cell>
          <table:table-cell office:value-type="float" office:value="35.9" calcext:value-type="float">
            <text:p>35.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9&amp;flag=1&amp;sct=plot&amp;section=game" xlink:type="simple">11.6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9&amp;flag=1&amp;sct=plot&amp;section=game" xlink:type="simple">37.8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9&amp;flag=1&amp;sct=plot&amp;section=game" xlink:type="simple">49.4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9&amp;flag=1&amp;sct=plot&amp;section=game" xlink:type="simple">24.7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9&amp;flag=1&amp;sct=plot&amp;section=game" xlink:type="simple">14.9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9&amp;flag=1&amp;sct=plot&amp;section=game" xlink:type="simple">6.6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9&amp;flag=1&amp;sct=plot&amp;section=game" xlink:type="simple">4.9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9&amp;flag=1&amp;sct=plot&amp;section=game" xlink:type="simple">4.2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9&amp;flag=1&amp;sct=plot&amp;section=game" xlink:type="simple">18.4</text:a></text:p>
          </table:table-cell>
          <table:table-cell table:style-name="ce46" office:value-type="float" office:value="19.1" calcext:value-type="float">
            <text:p>19.1</text:p>
          </table:table-cell>
          <table:table-cell table:style-name="ce46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nba.com/stats/team/1610612738/traditional" xlink:type="simple">Boston Celtic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.71" calcext:value-type="float">
            <text:p>0.71</text:p>
          </table:table-cell>
          <table:table-cell office:value-type="float" office:value="48.7" calcext:value-type="float">
            <text:p>48.7</text:p>
          </table:table-cell>
          <table:table-cell office:value-type="float" office:value="117.7" calcext:value-type="float">
            <text:p>117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38&amp;flag=3&amp;sct=plot&amp;section=game" xlink:type="simple">41.9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38&amp;flag=3&amp;sct=plot&amp;section=game" xlink:type="simple">88.2</text:a>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38&amp;flag=3&amp;sct=plot&amp;section=game" xlink:type="simple">15.9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38&amp;flag=3&amp;sct=plot&amp;section=game" xlink:type="simple">42.1</text:a></text:p>
          </table:table-cell>
          <table:table-cell office:value-type="float" office:value="37.7" calcext:value-type="float">
            <text:p>37.7</text:p>
          </table:table-cell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.9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38&amp;flag=1&amp;sct=plot&amp;section=game" xlink:type="simple">9.6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38&amp;flag=1&amp;sct=plot&amp;section=game" xlink:type="simple">35.4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38&amp;flag=1&amp;sct=plot&amp;section=game" xlink:type="simple">45.0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38&amp;flag=1&amp;sct=plot&amp;section=game" xlink:type="simple">26.3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38&amp;flag=1&amp;sct=plot&amp;section=game" xlink:type="simple">13.5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38&amp;flag=1&amp;sct=plot&amp;section=game" xlink:type="simple">6.3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38&amp;flag=1&amp;sct=plot&amp;section=game" xlink:type="simple">5.3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38&amp;flag=1&amp;sct=plot&amp;section=game" xlink:type="simple">3.9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38&amp;flag=1&amp;sct=plot&amp;section=game" xlink:type="simple">19.1</text:a></text:p>
          </table:table-cell>
          <table:table-cell table:style-name="ce46" office:value-type="float" office:value="19.3" calcext:value-type="float">
            <text:p>19.3</text:p>
          </table:table-cell>
          <table:table-cell table:style-name="ce46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nba.com/stats/team/1610612743/traditional" xlink:type="simple">Denver Nugget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.698" calcext:value-type="float">
            <text:p>0.698</text:p>
          </table:table-cell>
          <table:table-cell office:value-type="float" office:value="48.2" calcext:value-type="float">
            <text:p>48.2</text:p>
          </table:table-cell>
          <table:table-cell office:value-type="float" office:value="117.2" calcext:value-type="float">
            <text:p>117.2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3&amp;flag=3&amp;sct=plot&amp;section=game" xlink:type="simple">44.1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3&amp;flag=3&amp;sct=plot&amp;section=game" xlink:type="simple">86.4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3&amp;flag=3&amp;sct=plot&amp;section=game" xlink:type="simple">12.2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3&amp;flag=3&amp;sct=plot&amp;section=game" xlink:type="simple">31.2</text:a></text:p>
          </table:table-cell>
          <table:table-cell office:value-type="float" office:value="39.2" calcext:value-type="float">
            <text:p>39.2</text:p>
          </table:table-cell>
          <table:table-cell office:value-type="float" office:value="16.8" calcext:value-type="float">
            <text:p>16.8</text:p>
          </table:table-cell>
          <table:table-cell office:value-type="float" office:value="22.4" calcext:value-type="float">
            <text:p>22.4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3&amp;flag=1&amp;sct=plot&amp;section=game" xlink:type="simple">10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3&amp;flag=1&amp;sct=plot&amp;section=game" xlink:type="simple">33.0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3&amp;flag=1&amp;sct=plot&amp;section=game" xlink:type="simple">43.0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3&amp;flag=1&amp;sct=plot&amp;section=game" xlink:type="simple">29.3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3&amp;flag=1&amp;sct=plot&amp;section=game" xlink:type="simple">14.9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3&amp;flag=1&amp;sct=plot&amp;section=game" xlink:type="simple">7.5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3&amp;flag=1&amp;sct=plot&amp;section=game" xlink:type="simple">4.4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3&amp;flag=1&amp;sct=plot&amp;section=game" xlink:type="simple">4.4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3&amp;flag=1&amp;sct=plot&amp;section=game" xlink:type="simple">19.0</text:a></text:p>
          </table:table-cell>
          <table:table-cell table:style-name="ce46" office:value-type="float" office:value="19.8" calcext:value-type="float">
            <text:p>19.8</text:p>
          </table:table-cell>
          <table:table-cell table:style-name="ce46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nba.com/stats/team/1610612755/traditional" xlink:type="simple">Philadelphia 76er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0.65" calcext:value-type="float">
            <text:p>0.65</text:p>
          </table:table-cell>
          <table:table-cell office:value-type="float" office:value="48.4" calcext:value-type="float">
            <text:p>48.4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5&amp;flag=3&amp;sct=plot&amp;section=game" xlink:type="simple">40.3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5&amp;flag=3&amp;sct=plot&amp;section=game" xlink:type="simple">83.8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5&amp;flag=3&amp;sct=plot&amp;section=game" xlink:type="simple">12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5&amp;flag=3&amp;sct=plot&amp;section=game" xlink:type="simple">32.8</text:a></text:p>
          </table:table-cell>
          <table:table-cell office:value-type="float" office:value="38.3" calcext:value-type="float">
            <text:p>38.3</text:p>
          </table:table-cell>
          <table:table-cell office:value-type="float" office:value="20.8" calcext:value-type="float">
            <text:p>20.8</text:p>
          </table:table-cell>
          <table:table-cell office:value-type="float" office:value="25.1" calcext:value-type="float">
            <text:p>25.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5&amp;flag=1&amp;sct=plot&amp;section=game" xlink:type="simple">8.6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5&amp;flag=1&amp;sct=plot&amp;section=game" xlink:type="simple">32.0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5&amp;flag=1&amp;sct=plot&amp;section=game" xlink:type="simple">40.6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5&amp;flag=1&amp;sct=plot&amp;section=game" xlink:type="simple">24.9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5&amp;flag=1&amp;sct=plot&amp;section=game" xlink:type="simple">13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5&amp;flag=1&amp;sct=plot&amp;section=game" xlink:type="simple">7.9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5&amp;flag=1&amp;sct=plot&amp;section=game" xlink:type="simple">4.7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5&amp;flag=1&amp;sct=plot&amp;section=game" xlink:type="simple">4.8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5&amp;flag=1&amp;sct=plot&amp;section=game" xlink:type="simple">20.4</text:a></text:p>
          </table:table-cell>
          <table:table-cell table:style-name="ce46" office:value-type="float" office:value="19.9" calcext:value-type="float">
            <text:p>19.9</text:p>
          </table:table-cell>
          <table:table-cell table:style-name="ce46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nba.com/stats/team/1610612763/traditional" xlink:type="simple">Memphis Grizzlie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0.617" calcext:value-type="float">
            <text:p>0.617</text:p>
          </table:table-cell>
          <table:table-cell office:value-type="float" office:value="48.2" calcext:value-type="float">
            <text:p>48.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3&amp;flag=3&amp;sct=plot&amp;section=game" xlink:type="simple">43.4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3&amp;flag=3&amp;sct=plot&amp;section=game" xlink:type="simple">92.6</text:a>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3&amp;flag=3&amp;sct=plot&amp;section=game" xlink:type="simple">11.2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3&amp;flag=3&amp;sct=plot&amp;section=game" xlink:type="simple">32.9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.9" calcext:value-type="float">
            <text:p>24.9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3&amp;flag=1&amp;sct=plot&amp;section=game" xlink:type="simple">12.9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3&amp;flag=1&amp;sct=plot&amp;section=game" xlink:type="simple">34.9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3&amp;flag=1&amp;sct=plot&amp;section=game" xlink:type="simple">47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3&amp;flag=1&amp;sct=plot&amp;section=game" xlink:type="simple">25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3&amp;flag=1&amp;sct=plot&amp;section=game" xlink:type="simple">14.1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3&amp;flag=1&amp;sct=plot&amp;section=game" xlink:type="simple">8.5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3&amp;flag=1&amp;sct=plot&amp;section=game" xlink:type="simple">6.0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3&amp;flag=1&amp;sct=plot&amp;section=game" xlink:type="simple">5.4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3&amp;flag=1&amp;sct=plot&amp;section=game" xlink:type="simple">20.1</text:a></text:p>
          </table:table-cell>
          <table:table-cell table:style-name="ce46" office:value-type="float" office:value="20.9" calcext:value-type="float">
            <text:p>20.9</text:p>
          </table:table-cell>
          <table:table-cell table:style-name="ce46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nba.com/stats/team/1610612739/traditional" xlink:type="simple">Cleveland Cavaliers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.609" calcext:value-type="float">
            <text:p>0.609</text:p>
          </table:table-cell>
          <table:table-cell office:value-type="float" office:value="48.5" calcext:value-type="float">
            <text:p>48.5</text:p>
          </table:table-cell>
          <table:table-cell office:value-type="float" office:value="111.9" calcext:value-type="float">
            <text:p>111.9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39&amp;flag=3&amp;sct=plot&amp;section=game" xlink:type="simple">41.3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39&amp;flag=3&amp;sct=plot&amp;section=game" xlink:type="simple">84.5</text:a>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39&amp;flag=3&amp;sct=plot&amp;section=game" xlink:type="simple">11.5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39&amp;flag=3&amp;sct=plot&amp;section=game" xlink:type="simple">31.5</text:a></text:p>
          </table:table-cell>
          <table:table-cell office:value-type="float" office:value="36.4" calcext:value-type="float">
            <text:p>36.4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39&amp;flag=1&amp;sct=plot&amp;section=game" xlink:type="simple">9.7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39&amp;flag=1&amp;sct=plot&amp;section=game" xlink:type="simple">32.1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39&amp;flag=1&amp;sct=plot&amp;section=game" xlink:type="simple">41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39&amp;flag=1&amp;sct=plot&amp;section=game" xlink:type="simple">24.9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39&amp;flag=1&amp;sct=plot&amp;section=game" xlink:type="simple">13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39&amp;flag=1&amp;sct=plot&amp;section=game" xlink:type="simple">7.1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39&amp;flag=1&amp;sct=plot&amp;section=game" xlink:type="simple">4.4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39&amp;flag=1&amp;sct=plot&amp;section=game" xlink:type="simple">4.2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39&amp;flag=1&amp;sct=plot&amp;section=game" xlink:type="simple">18.7</text:a></text:p>
          </table:table-cell>
          <table:table-cell table:style-name="ce46" office:value-type="float" office:value="20.9" calcext:value-type="float">
            <text:p>20.9</text:p>
          </table:table-cell>
          <table:table-cell table:style-name="ce46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nba.com/stats/team/1610612758/traditional" xlink:type="simple">Sacramento King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.59</text:p>
          </table:table-cell>
          <table:table-cell office:value-type="float" office:value="48.4" calcext:value-type="float">
            <text:p>48.4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8&amp;flag=3&amp;sct=plot&amp;section=game" xlink:type="simple">43.6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8&amp;flag=3&amp;sct=plot&amp;section=game" xlink:type="simple">87.6</text:a>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8&amp;flag=3&amp;sct=plot&amp;section=game" xlink:type="simple">13.4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8&amp;flag=3&amp;sct=plot&amp;section=game" xlink:type="simple">36.5</text:a></text:p>
          </table:table-cell>
          <table:table-cell office:value-type="float" office:value="36.8" calcext:value-type="float">
            <text:p>36.8</text:p>
          </table:table-cell>
          <table:table-cell office:value-type="float" office:value="20.1" calcext:value-type="float">
            <text:p>20.1</text:p>
          </table:table-cell>
          <table:table-cell office:value-type="float" office:value="25.1" calcext:value-type="float">
            <text:p>25.1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8&amp;flag=1&amp;sct=plot&amp;section=game" xlink:type="simple">9.2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8&amp;flag=1&amp;sct=plot&amp;section=game" xlink:type="simple">33.0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8&amp;flag=1&amp;sct=plot&amp;section=game" xlink:type="simple">42.2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8&amp;flag=1&amp;sct=plot&amp;section=game" xlink:type="simple">27.1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8&amp;flag=1&amp;sct=plot&amp;section=game" xlink:type="simple">14.3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8&amp;flag=1&amp;sct=plot&amp;section=game" xlink:type="simple">7.0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8&amp;flag=1&amp;sct=plot&amp;section=game" xlink:type="simple">3.3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8&amp;flag=1&amp;sct=plot&amp;section=game" xlink:type="simple">4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8&amp;flag=1&amp;sct=plot&amp;section=game" xlink:type="simple">19.9</text:a>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nba.com/stats/team/1610612752/traditional" xlink:type="simple">New York Knick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.571" calcext:value-type="float">
            <text:p>0.571</text:p>
          </table:table-cell>
          <table:table-cell office:value-type="float" office:value="48.7" calcext:value-type="float">
            <text:p>48.7</text:p>
          </table:table-cell>
          <table:table-cell office:value-type="float" office:value="114.7" calcext:value-type="float">
            <text:p>114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2&amp;flag=3&amp;sct=plot&amp;section=game" xlink:type="simple">41.4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2&amp;flag=3&amp;sct=plot&amp;section=game" xlink:type="simple">89.5</text:a>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2&amp;flag=3&amp;sct=plot&amp;section=game" xlink:type="simple">12.2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2&amp;flag=3&amp;sct=plot&amp;section=game" xlink:type="simple">35.1</text:a></text:p>
          </table:table-cell>
          <table:table-cell office:value-type="float" office:value="34.8" calcext:value-type="float">
            <text:p>34.8</text:p>
          </table:table-cell>
          <table:table-cell office:value-type="float" office:value="19.7" calcext:value-type="float">
            <text:p>19.7</text:p>
          </table:table-cell>
          <table:table-cell office:value-type="float" office:value="25.6" calcext:value-type="float">
            <text:p>25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2&amp;flag=1&amp;sct=plot&amp;section=game" xlink:type="simple">12.8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2&amp;flag=1&amp;sct=plot&amp;section=game" xlink:type="simple">34.2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2&amp;flag=1&amp;sct=plot&amp;section=game" xlink:type="simple">47.0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2&amp;flag=1&amp;sct=plot&amp;section=game" xlink:type="simple">22.3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2&amp;flag=1&amp;sct=plot&amp;section=game" xlink:type="simple">12.9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2&amp;flag=1&amp;sct=plot&amp;section=game" xlink:type="simple">6.0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2&amp;flag=1&amp;sct=plot&amp;section=game" xlink:type="simple">4.0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2&amp;flag=1&amp;sct=plot&amp;section=game" xlink:type="simple">4.6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2&amp;flag=1&amp;sct=plot&amp;section=game" xlink:type="simple">20.7</text:a></text:p>
          </table:table-cell>
          <table:table-cell table:style-name="ce46" office:value-type="float" office:value="20.9" calcext:value-type="float">
            <text:p>20.9</text:p>
          </table:table-cell>
          <table:table-cell table:style-name="ce46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nba.com/stats/team/1610612751/traditional" xlink:type="simple">Brooklyn Net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.557" calcext:value-type="float">
            <text:p>0.557</text:p>
          </table:table-cell>
          <table:table-cell office:value-type="float" office:value="48.1" calcext:value-type="float">
            <text:p>48.1</text:p>
          </table:table-cell>
          <table:table-cell office:value-type="float" office:value="113.6" calcext:value-type="float">
            <text:p>113.6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1&amp;flag=3&amp;sct=plot&amp;section=game" xlink:type="simple">42.0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1&amp;flag=3&amp;sct=plot&amp;section=game" xlink:type="simple">84.3</text:a>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1&amp;flag=3&amp;sct=plot&amp;section=game" xlink:type="simple">12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1&amp;flag=3&amp;sct=plot&amp;section=game" xlink:type="simple">32.5</text:a></text:p>
          </table:table-cell>
          <table:table-cell office:value-type="float" office:value="38.7" calcext:value-type="float">
            <text:p>38.7</text:p>
          </table:table-cell>
          <table:table-cell office:value-type="float" office:value="17" calcext:value-type="float">
            <text:p>17</text:p>
          </table:table-cell>
          <table:table-cell office:value-type="float" office:value="21.3" calcext:value-type="float">
            <text:p>21.3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1&amp;flag=1&amp;sct=plot&amp;section=game" xlink:type="simple">7.7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1&amp;flag=1&amp;sct=plot&amp;section=game" xlink:type="simple">32.4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1&amp;flag=1&amp;sct=plot&amp;section=game" xlink:type="simple">40.1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1&amp;flag=1&amp;sct=plot&amp;section=game" xlink:type="simple">25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1&amp;flag=1&amp;sct=plot&amp;section=game" xlink:type="simple">14.1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1&amp;flag=1&amp;sct=plot&amp;section=game" xlink:type="simple">7.0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1&amp;flag=1&amp;sct=plot&amp;section=game" xlink:type="simple">6.4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1&amp;flag=1&amp;sct=plot&amp;section=game" xlink:type="simple">3.7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1&amp;flag=1&amp;sct=plot&amp;section=game" xlink:type="simple">21.9</text:a></text:p>
          </table:table-cell>
          <table:table-cell table:style-name="ce46" office:value-type="float" office:value="18.3" calcext:value-type="float">
            <text:p>18.3</text:p>
          </table:table-cell>
          <table:table-cell table:style-name="ce46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nba.com/stats/team/1610612748/traditional" xlink:type="simple">Miami Heat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532" calcext:value-type="float">
            <text:p>0.532</text:p>
          </table:table-cell>
          <table:table-cell office:value-type="float" office:value="48.3" calcext:value-type="float">
            <text:p>48.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8&amp;flag=3&amp;sct=plot&amp;section=game" xlink:type="simple">38.8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8&amp;flag=3&amp;sct=plot&amp;section=game" xlink:type="simple">86.3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8&amp;flag=3&amp;sct=plot&amp;section=game" xlink:type="simple">11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8&amp;flag=3&amp;sct=plot&amp;section=game" xlink:type="simple">35.0</text:a></text:p>
          </table:table-cell>
          <table:table-cell office:value-type="float" office:value="33.3" calcext:value-type="float">
            <text:p>33.3</text:p>
          </table:table-cell>
          <table:table-cell office:value-type="float" office:value="18.7" calcext:value-type="float">
            <text:p>18.7</text:p>
          </table:table-cell>
          <table:table-cell office:value-type="float" office:value="22.7" calcext:value-type="float">
            <text:p>22.7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8&amp;flag=1&amp;sct=plot&amp;section=game" xlink:type="simple">10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8&amp;flag=1&amp;sct=plot&amp;section=game" xlink:type="simple">31.3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8&amp;flag=1&amp;sct=plot&amp;section=game" xlink:type="simple">41.4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8&amp;flag=1&amp;sct=plot&amp;section=game" xlink:type="simple">23.4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8&amp;flag=1&amp;sct=plot&amp;section=game" xlink:type="simple">13.4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8&amp;flag=1&amp;sct=plot&amp;section=game" xlink:type="simple">8.4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8&amp;flag=1&amp;sct=plot&amp;section=game" xlink:type="simple">3.1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8&amp;flag=1&amp;sct=plot&amp;section=game" xlink:type="simple">3.8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8&amp;flag=1&amp;sct=plot&amp;section=game" xlink:type="simple">18.9</text:a>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nba.com/stats/team/1610612756/traditional" xlink:type="simple">Phoenix Su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532" calcext:value-type="float">
            <text:p>0.532</text:p>
          </table:table-cell>
          <table:table-cell office:value-type="float" office:value="48.3" calcext:value-type="float">
            <text:p>48.3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6&amp;flag=3&amp;sct=plot&amp;section=game" xlink:type="simple">41.6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6&amp;flag=3&amp;sct=plot&amp;section=game" xlink:type="simple">89.7</text:a>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6&amp;flag=3&amp;sct=plot&amp;section=game" xlink:type="simple">12.3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6&amp;flag=3&amp;sct=plot&amp;section=game" xlink:type="simple">32.5</text:a></text:p>
          </table:table-cell>
          <table:table-cell office:value-type="float" office:value="37.8" calcext:value-type="float">
            <text:p>37.8</text:p>
          </table:table-cell>
          <table:table-cell office:value-type="float" office:value="17.1" calcext:value-type="float">
            <text:p>17.1</text:p>
          </table:table-cell>
          <table:table-cell office:value-type="float" office:value="21.7" calcext:value-type="float">
            <text:p>21.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6&amp;flag=1&amp;sct=plot&amp;section=game" xlink:type="simple">12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6&amp;flag=1&amp;sct=plot&amp;section=game" xlink:type="simple">32.2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6&amp;flag=1&amp;sct=plot&amp;section=game" xlink:type="simple">44.3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6&amp;flag=1&amp;sct=plot&amp;section=game" xlink:type="simple">27.0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6&amp;flag=1&amp;sct=plot&amp;section=game" xlink:type="simple">14.1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6&amp;flag=1&amp;sct=plot&amp;section=game" xlink:type="simple">7.3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6&amp;flag=1&amp;sct=plot&amp;section=game" xlink:type="simple">5.0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6&amp;flag=1&amp;sct=plot&amp;section=game" xlink:type="simple">4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6&amp;flag=1&amp;sct=plot&amp;section=game" xlink:type="simple">21.0</text:a></text:p>
          </table:table-cell>
          <table:table-cell table:style-name="ce46" office:value-type="float" office:value="20.3" calcext:value-type="float">
            <text:p>20.3</text:p>
          </table:table-cell>
          <table:table-cell table:style-name="ce46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nba.com/stats/team/1610612744/traditional" xlink:type="simple">Golden State Warrio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516" calcext:value-type="float">
            <text:p>0.516</text:p>
          </table:table-cell>
          <table:table-cell office:value-type="float" office:value="48.4" calcext:value-type="float">
            <text:p>48.4</text:p>
          </table:table-cell>
          <table:table-cell office:value-type="float" office:value="118.4" calcext:value-type="float">
            <text:p>118.4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4&amp;flag=3&amp;sct=plot&amp;section=game" xlink:type="simple">43.0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4&amp;flag=3&amp;sct=plot&amp;section=game" xlink:type="simple">90.2</text:a>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4&amp;flag=3&amp;sct=plot&amp;section=game" xlink:type="simple">16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4&amp;flag=3&amp;sct=plot&amp;section=game" xlink:type="simple">43.1</text:a></text:p>
          </table:table-cell>
          <table:table-cell office:value-type="float" office:value="38.6" calcext:value-type="float">
            <text:p>38.6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4&amp;flag=1&amp;sct=plot&amp;section=game" xlink:type="simple">10.1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4&amp;flag=1&amp;sct=plot&amp;section=game" xlink:type="simple">34.0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4&amp;flag=1&amp;sct=plot&amp;section=game" xlink:type="simple">44.0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4&amp;flag=1&amp;sct=plot&amp;section=game" xlink:type="simple">29.7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4&amp;flag=1&amp;sct=plot&amp;section=game" xlink:type="simple">16.4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4&amp;flag=1&amp;sct=plot&amp;section=game" xlink:type="simple">7.1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4&amp;flag=1&amp;sct=plot&amp;section=game" xlink:type="simple">3.7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4&amp;flag=1&amp;sct=plot&amp;section=game" xlink:type="simple">4.1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4&amp;flag=1&amp;sct=plot&amp;section=game" xlink:type="simple">21.9</text:a></text:p>
          </table:table-cell>
          <table:table-cell table:style-name="ce46" office:value-type="float" office:value="18.5" calcext:value-type="float">
            <text:p>18.5</text:p>
          </table:table-cell>
          <table:table-cell table:style-name="ce46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nba.com/stats/team/1610612746/traditional" xlink:type="simple">LA Clippers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.516" calcext:value-type="float">
            <text:p>0.516</text:p>
          </table:table-cell>
          <table:table-cell office:value-type="float" office:value="48.5" calcext:value-type="float">
            <text:p>48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6&amp;flag=3&amp;sct=plot&amp;section=game" xlink:type="simple">40.5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6&amp;flag=3&amp;sct=plot&amp;section=game" xlink:type="simple">86.0</text:a>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6&amp;flag=3&amp;sct=plot&amp;section=game" xlink:type="simple">12.8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6&amp;flag=3&amp;sct=plot&amp;section=game" xlink:type="simple">33.6</text:a></text:p>
          </table:table-cell>
          <table:table-cell office:value-type="float" office:value="38.1" calcext:value-type="float">
            <text:p>38.1</text:p>
          </table:table-cell>
          <table:table-cell office:value-type="float" office:value="18.6" calcext:value-type="float">
            <text:p>18.6</text:p>
          </table:table-cell>
          <table:table-cell office:value-type="float" office:value="23.8" calcext:value-type="float">
            <text:p>23.8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6&amp;flag=1&amp;sct=plot&amp;section=game" xlink:type="simple">9.8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6&amp;flag=1&amp;sct=plot&amp;section=game" xlink:type="simple">33.6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6&amp;flag=1&amp;sct=plot&amp;section=game" xlink:type="simple">43.4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6&amp;flag=1&amp;sct=plot&amp;section=game" xlink:type="simple">23.1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6&amp;flag=1&amp;sct=plot&amp;section=game" xlink:type="simple">14.3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6&amp;flag=1&amp;sct=plot&amp;section=game" xlink:type="simple">7.0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6&amp;flag=1&amp;sct=plot&amp;section=game" xlink:type="simple">4.6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6&amp;flag=1&amp;sct=plot&amp;section=game" xlink:type="simple">4.3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6&amp;flag=1&amp;sct=plot&amp;section=game" xlink:type="simple">19.6</text:a></text:p>
          </table:table-cell>
          <table:table-cell table:style-name="ce46" office:value-type="float" office:value="19.7" calcext:value-type="float">
            <text:p>19.7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nba.com/stats/team/1610612742/traditional" xlink:type="simple">Dallas Maverick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.508" calcext:value-type="float">
            <text:p>0.508</text:p>
          </table:table-cell>
          <table:table-cell office:value-type="float" office:value="48.6" calcext:value-type="float">
            <text:p>48.6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2&amp;flag=3&amp;sct=plot&amp;section=game" xlink:type="simple">39.6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2&amp;flag=3&amp;sct=plot&amp;section=game" xlink:type="simple">83.6</text:a>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2&amp;flag=3&amp;sct=plot&amp;section=game" xlink:type="simple">14.9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2&amp;flag=3&amp;sct=plot&amp;section=game" xlink:type="simple">40.7</text:a></text:p>
          </table:table-cell>
          <table:table-cell office:value-type="float" office:value="36.7" calcext:value-type="float">
            <text:p>36.7</text:p>
          </table:table-cell>
          <table:table-cell office:value-type="float" office:value="19.5" calcext:value-type="float">
            <text:p>19.5</text:p>
          </table:table-cell>
          <table:table-cell office:value-type="float" office:value="26" calcext:value-type="float">
            <text:p>26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2&amp;flag=1&amp;sct=plot&amp;section=game" xlink:type="simple">8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2&amp;flag=1&amp;sct=plot&amp;section=game" xlink:type="simple">30.8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2&amp;flag=1&amp;sct=plot&amp;section=game" xlink:type="simple">38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2&amp;flag=1&amp;sct=plot&amp;section=game" xlink:type="simple">22.5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2&amp;flag=1&amp;sct=plot&amp;section=game" xlink:type="simple">12.3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2&amp;flag=1&amp;sct=plot&amp;section=game" xlink:type="simple">6.5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2&amp;flag=1&amp;sct=plot&amp;section=game" xlink:type="simple">3.8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2&amp;flag=1&amp;sct=plot&amp;section=game" xlink:type="simple">4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2&amp;flag=1&amp;sct=plot&amp;section=game" xlink:type="simple">20.9</text:a>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nba.com/stats/team/1610612737/traditional" xlink:type="simple">Atlanta Hawks</text:a>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office:value-type="float" office:value="48.4" calcext:value-type="float">
            <text:p>48.4</text:p>
          </table:table-cell>
          <table:table-cell office:value-type="float" office:value="116.9" calcext:value-type="float">
            <text:p>116.9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37&amp;flag=3&amp;sct=plot&amp;section=game" xlink:type="simple">44.2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37&amp;flag=3&amp;sct=plot&amp;section=game" xlink:type="simple">92.1</text:a>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37&amp;flag=3&amp;sct=plot&amp;section=game" xlink:type="simple">10.7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37&amp;flag=3&amp;sct=plot&amp;section=game" xlink:type="simple">30.4</text:a></text:p>
          </table:table-cell>
          <table:table-cell office:value-type="float" office:value="35.3" calcext:value-type="float">
            <text:p>35.3</text:p>
          </table:table-cell>
          <table:table-cell office:value-type="float" office:value="17.8" calcext:value-type="float">
            <text:p>17.8</text:p>
          </table:table-cell>
          <table:table-cell office:value-type="float" office:value="21.8" calcext:value-type="float">
            <text:p>21.8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37&amp;flag=1&amp;sct=plot&amp;section=game" xlink:type="simple">10.6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37&amp;flag=1&amp;sct=plot&amp;section=game" xlink:type="simple">33.2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37&amp;flag=1&amp;sct=plot&amp;section=game" xlink:type="simple">43.9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37&amp;flag=1&amp;sct=plot&amp;section=game" xlink:type="simple">24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37&amp;flag=1&amp;sct=plot&amp;section=game" xlink:type="simple">12.7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37&amp;flag=1&amp;sct=plot&amp;section=game" xlink:type="simple">6.9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37&amp;flag=1&amp;sct=plot&amp;section=game" xlink:type="simple">5.0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37&amp;flag=1&amp;sct=plot&amp;section=game" xlink:type="simple">5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37&amp;flag=1&amp;sct=plot&amp;section=game" xlink:type="simple">19.0</text:a></text:p>
          </table:table-cell>
          <table:table-cell table:style-name="ce46" office:value-type="float" office:value="19.8" calcext:value-type="float">
            <text:p>19.8</text:p>
          </table:table-cell>
          <table:table-cell table:style-name="ce46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nba.com/stats/team/1610612750/traditional" xlink:type="simple">Minnesota Timberwolves</text:a>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48.2" calcext:value-type="float">
            <text:p>48.2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0&amp;flag=3&amp;sct=plot&amp;section=game" xlink:type="simple">42.8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0&amp;flag=3&amp;sct=plot&amp;section=game" xlink:type="simple">87.2</text:a>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0&amp;flag=3&amp;sct=plot&amp;section=game" xlink:type="simple">11.9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0&amp;flag=3&amp;sct=plot&amp;section=game" xlink:type="simple">33.5</text:a></text:p>
          </table:table-cell>
          <table:table-cell office:value-type="float" office:value="35.6" calcext:value-type="float">
            <text:p>35.6</text:p>
          </table:table-cell>
          <table:table-cell office:value-type="float" office:value="17.9" calcext:value-type="float">
            <text:p>17.9</text:p>
          </table:table-cell>
          <table:table-cell office:value-type="float" office:value="23.3" calcext:value-type="float">
            <text:p>23.3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0&amp;flag=1&amp;sct=plot&amp;section=game" xlink:type="simple">9.1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0&amp;flag=1&amp;sct=plot&amp;section=game" xlink:type="simple">32.5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0&amp;flag=1&amp;sct=plot&amp;section=game" xlink:type="simple">41.5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0&amp;flag=1&amp;sct=plot&amp;section=game" xlink:type="simple">25.4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0&amp;flag=1&amp;sct=plot&amp;section=game" xlink:type="simple">15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0&amp;flag=1&amp;sct=plot&amp;section=game" xlink:type="simple">8.2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0&amp;flag=1&amp;sct=plot&amp;section=game" xlink:type="simple">5.5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0&amp;flag=1&amp;sct=plot&amp;section=game" xlink:type="simple">4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0&amp;flag=1&amp;sct=plot&amp;section=game" xlink:type="simple">21.7</text:a>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nba.com/stats/team/1610612761/traditional" xlink:type="simple">Toronto Raptor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492" calcext:value-type="float">
            <text:p>0.492</text:p>
          </table:table-cell>
          <table:table-cell office:value-type="float" office:value="48.3" calcext:value-type="float">
            <text:p>48.3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1&amp;flag=3&amp;sct=plot&amp;section=game" xlink:type="simple">41.2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1&amp;flag=3&amp;sct=plot&amp;section=game" xlink:type="simple">90.9</text:a>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1&amp;flag=3&amp;sct=plot&amp;section=game" xlink:type="simple">10.8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1&amp;flag=3&amp;sct=plot&amp;section=game" xlink:type="simple">32.2</text:a></text:p>
          </table:table-cell>
          <table:table-cell office:value-type="float" office:value="33.5" calcext:value-type="float">
            <text:p>33.5</text:p>
          </table:table-cell>
          <table:table-cell office:value-type="float" office:value="19.3" calcext:value-type="float">
            <text:p>19.3</text:p>
          </table:table-cell>
          <table:table-cell office:value-type="float" office:value="24.8" calcext:value-type="float">
            <text:p>24.8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1&amp;flag=1&amp;sct=plot&amp;section=game" xlink:type="simple">12.7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1&amp;flag=1&amp;sct=plot&amp;section=game" xlink:type="simple">30.3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1&amp;flag=1&amp;sct=plot&amp;section=game" xlink:type="simple">43.0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1&amp;flag=1&amp;sct=plot&amp;section=game" xlink:type="simple">23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1&amp;flag=1&amp;sct=plot&amp;section=game" xlink:type="simple">11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1&amp;flag=1&amp;sct=plot&amp;section=game" xlink:type="simple">9.2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1&amp;flag=1&amp;sct=plot&amp;section=game" xlink:type="simple">5.3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1&amp;flag=1&amp;sct=plot&amp;section=game" xlink:type="simple">4.6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1&amp;flag=1&amp;sct=plot&amp;section=game" xlink:type="simple">20.3</text:a></text:p>
          </table:table-cell>
          <table:table-cell table:style-name="ce46" office:value-type="float" office:value="20.7" calcext:value-type="float">
            <text:p>20.7</text:p>
          </table:table-cell>
          <table:table-cell table:style-name="ce46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nba.com/stats/team/1610612762/traditional" xlink:type="simple">Utah Jazz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492" calcext:value-type="float">
            <text:p>0.492</text:p>
          </table:table-cell>
          <table:table-cell office:value-type="float" office:value="48.3" calcext:value-type="float">
            <text:p>48.3</text:p>
          </table:table-cell>
          <table:table-cell office:value-type="float" office:value="117.2" calcext:value-type="float">
            <text:p>117.2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2&amp;flag=3&amp;sct=plot&amp;section=game" xlink:type="simple">42.1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2&amp;flag=3&amp;sct=plot&amp;section=game" xlink:type="simple">89.3</text:a>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2&amp;flag=3&amp;sct=plot&amp;section=game" xlink:type="simple">13.9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2&amp;flag=3&amp;sct=plot&amp;section=game" xlink:type="simple">38.8</text:a>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24.2" calcext:value-type="float">
            <text:p>24.2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2&amp;flag=1&amp;sct=plot&amp;section=game" xlink:type="simple">12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2&amp;flag=1&amp;sct=plot&amp;section=game" xlink:type="simple">33.2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2&amp;flag=1&amp;sct=plot&amp;section=game" xlink:type="simple">45.2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2&amp;flag=1&amp;sct=plot&amp;section=game" xlink:type="simple">25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2&amp;flag=1&amp;sct=plot&amp;section=game" xlink:type="simple">15.4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2&amp;flag=1&amp;sct=plot&amp;section=game" xlink:type="simple">6.4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2&amp;flag=1&amp;sct=plot&amp;section=game" xlink:type="simple">5.2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2&amp;flag=1&amp;sct=plot&amp;section=game" xlink:type="simple">4.8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2&amp;flag=1&amp;sct=plot&amp;section=game" xlink:type="simple">20.6</text:a></text:p>
          </table:table-cell>
          <table:table-cell table:style-name="ce46" office:value-type="float" office:value="21.2" calcext:value-type="float">
            <text:p>21.2</text:p>
          </table:table-cell>
          <table:table-cell table:style-name="ce46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nba.com/stats/team/1610612740/traditional" xlink:type="simple">New Orleans Pelica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484" calcext:value-type="float">
            <text:p>0.484</text:p>
          </table:table-cell>
          <table:table-cell office:value-type="float" office:value="48.5" calcext:value-type="float">
            <text:p>48.5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0&amp;flag=3&amp;sct=plot&amp;section=game" xlink:type="simple">42.0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0&amp;flag=3&amp;sct=plot&amp;section=game" xlink:type="simple">88.1</text:a>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0&amp;flag=3&amp;sct=plot&amp;section=game" xlink:type="simple">10.7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0&amp;flag=3&amp;sct=plot&amp;section=game" xlink:type="simple">30.4</text:a></text:p>
          </table:table-cell>
          <table:table-cell office:value-type="float" office:value="35.2" calcext:value-type="float">
            <text:p>35.2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0&amp;flag=1&amp;sct=plot&amp;section=game" xlink:type="simple">11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0&amp;flag=1&amp;sct=plot&amp;section=game" xlink:type="simple">32.9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0&amp;flag=1&amp;sct=plot&amp;section=game" xlink:type="simple">43.9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0&amp;flag=1&amp;sct=plot&amp;section=game" xlink:type="simple">25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0&amp;flag=1&amp;sct=plot&amp;section=game" xlink:type="simple">14.9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0&amp;flag=1&amp;sct=plot&amp;section=game" xlink:type="simple">8.5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0&amp;flag=1&amp;sct=plot&amp;section=game" xlink:type="simple">4.1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0&amp;flag=1&amp;sct=plot&amp;section=game" xlink:type="simple">5.0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0&amp;flag=1&amp;sct=plot&amp;section=game" xlink:type="simple">20.7</text:a></text:p>
          </table:table-cell>
          <table:table-cell table:style-name="ce46" office:value-type="float" office:value="20.8" calcext:value-type="float">
            <text:p>20.8</text:p>
          </table:table-cell>
          <table:table-cell table:style-name="ce46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nba.com/stats/team/1610612757/traditional" xlink:type="simple">Portland Trail Blazer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0.475" calcext:value-type="float">
            <text:p>0.475</text:p>
          </table:table-cell>
          <table:table-cell office:value-type="float" office:value="48.2" calcext:value-type="float">
            <text:p>48.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7&amp;flag=3&amp;sct=plot&amp;section=game" xlink:type="simple">40.8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7&amp;flag=3&amp;sct=plot&amp;section=game" xlink:type="simple">84.6</text:a>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7&amp;flag=3&amp;sct=plot&amp;section=game" xlink:type="simple">13.2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7&amp;flag=3&amp;sct=plot&amp;section=game" xlink:type="simple">35.0</text:a></text:p>
          </table:table-cell>
          <table:table-cell office:value-type="float" office:value="37.7" calcext:value-type="float">
            <text:p>37.7</text:p>
          </table:table-cell>
          <table:table-cell office:value-type="float" office:value="20.2" calcext:value-type="float">
            <text:p>20.2</text:p>
          </table:table-cell>
          <table:table-cell office:value-type="float" office:value="25.2" calcext:value-type="float">
            <text:p>25.2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7&amp;flag=1&amp;sct=plot&amp;section=game" xlink:type="simple">9.8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7&amp;flag=1&amp;sct=plot&amp;section=game" xlink:type="simple">31.4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7&amp;flag=1&amp;sct=plot&amp;section=game" xlink:type="simple">41.2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7&amp;flag=1&amp;sct=plot&amp;section=game" xlink:type="simple">24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7&amp;flag=1&amp;sct=plot&amp;section=game" xlink:type="simple">14.6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7&amp;flag=1&amp;sct=plot&amp;section=game" xlink:type="simple">6.4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7&amp;flag=1&amp;sct=plot&amp;section=game" xlink:type="simple">4.3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7&amp;flag=1&amp;sct=plot&amp;section=game" xlink:type="simple">4.1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7&amp;flag=1&amp;sct=plot&amp;section=game" xlink:type="simple">20.6</text:a></text:p>
          </table:table-cell>
          <table:table-cell table:style-name="ce46" office:value-type="float" office:value="21.3" calcext:value-type="float">
            <text:p>21.3</text:p>
          </table:table-cell>
          <table:table-cell table:style-name="ce46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nba.com/stats/team/1610612764/traditional" xlink:type="simple">Washington Wizard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0.475" calcext:value-type="float">
            <text:p>0.475</text:p>
          </table:table-cell>
          <table:table-cell office:value-type="float" office:value="48.2" calcext:value-type="float">
            <text:p>48.2</text:p>
          </table:table-cell>
          <table:table-cell office:value-type="float" office:value="113.1" calcext:value-type="float">
            <text:p>113.1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4&amp;flag=3&amp;sct=plot&amp;section=game" xlink:type="simple">41.9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4&amp;flag=3&amp;sct=plot&amp;section=game" xlink:type="simple">86.5</text:a>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4&amp;flag=3&amp;sct=plot&amp;section=game" xlink:type="simple">11.4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4&amp;flag=3&amp;sct=plot&amp;section=game" xlink:type="simple">31.8</text:a></text:p>
          </table:table-cell>
          <table:table-cell office:value-type="float" office:value="35.8" calcext:value-type="float">
            <text:p>35.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4&amp;flag=1&amp;sct=plot&amp;section=game" xlink:type="simple">9.4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4&amp;flag=1&amp;sct=plot&amp;section=game" xlink:type="simple">34.5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4&amp;flag=1&amp;sct=plot&amp;section=game" xlink:type="simple">43.9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4&amp;flag=1&amp;sct=plot&amp;section=game" xlink:type="simple">25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4&amp;flag=1&amp;sct=plot&amp;section=game" xlink:type="simple">14.2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4&amp;flag=1&amp;sct=plot&amp;section=game" xlink:type="simple">6.8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4&amp;flag=1&amp;sct=plot&amp;section=game" xlink:type="simple">5.3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4&amp;flag=1&amp;sct=plot&amp;section=game" xlink:type="simple">4.7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4&amp;flag=1&amp;sct=plot&amp;section=game" xlink:type="simple">19.1</text:a>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nba.com/stats/team/1610612747/traditional" xlink:type="simple">Los Angeles Lake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468" calcext:value-type="float">
            <text:p>0.468</text:p>
          </table:table-cell>
          <table:table-cell office:value-type="float" office:value="48.6" calcext:value-type="float">
            <text:p>48.6</text:p>
          </table:table-cell>
          <table:table-cell office:value-type="float" office:value="116.9" calcext:value-type="float">
            <text:p>116.9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7&amp;flag=3&amp;sct=plot&amp;section=game" xlink:type="simple">43.1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7&amp;flag=3&amp;sct=plot&amp;section=game" xlink:type="simple">89.7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7&amp;flag=3&amp;sct=plot&amp;section=game" xlink:type="simple">10.5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7&amp;flag=3&amp;sct=plot&amp;section=game" xlink:type="simple">31.1</text:a></text:p>
          </table:table-cell>
          <table:table-cell office:value-type="float" office:value="33.8" calcext:value-type="float">
            <text:p>33.8</text:p>
          </table:table-cell>
          <table:table-cell office:value-type="float" office:value="20.2" calcext:value-type="float">
            <text:p>20.2</text:p>
          </table:table-cell>
          <table:table-cell office:value-type="float" office:value="26.1" calcext:value-type="float">
            <text:p>26.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7&amp;flag=1&amp;sct=plot&amp;section=game" xlink:type="simple">9.8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7&amp;flag=1&amp;sct=plot&amp;section=game" xlink:type="simple">36.0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7&amp;flag=1&amp;sct=plot&amp;section=game" xlink:type="simple">45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7&amp;flag=1&amp;sct=plot&amp;section=game" xlink:type="simple">25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7&amp;flag=1&amp;sct=plot&amp;section=game" xlink:type="simple">14.2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7&amp;flag=1&amp;sct=plot&amp;section=game" xlink:type="simple">6.4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7&amp;flag=1&amp;sct=plot&amp;section=game" xlink:type="simple">4.6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7&amp;flag=1&amp;sct=plot&amp;section=game" xlink:type="simple">5.3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7&amp;flag=1&amp;sct=plot&amp;section=game" xlink:type="simple">18.5</text:a></text:p>
          </table:table-cell>
          <table:table-cell table:style-name="ce46" office:value-type="float" office:value="21.2" calcext:value-type="float">
            <text:p>21.2</text:p>
          </table:table-cell>
          <table:table-cell table:style-name="ce4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nba.com/stats/team/1610612760/traditional" xlink:type="simple">Oklahoma City Thunde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0.459" calcext:value-type="float">
            <text:p>0.459</text:p>
          </table:table-cell>
          <table:table-cell office:value-type="float" office:value="48.6" calcext:value-type="float">
            <text:p>48.6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0&amp;flag=3&amp;sct=plot&amp;section=game" xlink:type="simple">43.5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0&amp;flag=3&amp;sct=plot&amp;section=game" xlink:type="simple">92.8</text:a>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0&amp;flag=3&amp;sct=plot&amp;section=game" xlink:type="simple">12.2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0&amp;flag=3&amp;sct=plot&amp;section=game" xlink:type="simple">33.7</text:a></text:p>
          </table:table-cell>
          <table:table-cell office:value-type="float" office:value="36.2" calcext:value-type="float">
            <text:p>36.2</text:p>
          </table:table-cell>
          <table:table-cell office:value-type="float" office:value="18.6" calcext:value-type="float">
            <text:p>18.6</text:p>
          </table:table-cell>
          <table:table-cell office:value-type="float" office:value="23.2" calcext:value-type="float">
            <text:p>23.2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0&amp;flag=1&amp;sct=plot&amp;section=game" xlink:type="simple">11.5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0&amp;flag=1&amp;sct=plot&amp;section=game" xlink:type="simple">32.3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0&amp;flag=1&amp;sct=plot&amp;section=game" xlink:type="simple">43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0&amp;flag=1&amp;sct=plot&amp;section=game" xlink:type="simple">24.7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0&amp;flag=1&amp;sct=plot&amp;section=game" xlink:type="simple">13.4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0&amp;flag=1&amp;sct=plot&amp;section=game" xlink:type="simple">8.3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0&amp;flag=1&amp;sct=plot&amp;section=game" xlink:type="simple">4.7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0&amp;flag=1&amp;sct=plot&amp;section=game" xlink:type="simple">5.5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0&amp;flag=1&amp;sct=plot&amp;section=game" xlink:type="simple">21.4</text:a></text:p>
          </table:table-cell>
          <table:table-cell table:style-name="ce46" office:value-type="float" office:value="20.3" calcext:value-type="float">
            <text:p>20.3</text:p>
          </table:table-cell>
          <table:table-cell table:style-name="ce46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nba.com/stats/team/1610612741/traditional" xlink:type="simple">Chicago Bull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48.4" calcext:value-type="float">
            <text:p>48.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1&amp;flag=3&amp;sct=plot&amp;section=game" xlink:type="simple">42.3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1&amp;flag=3&amp;sct=plot&amp;section=game" xlink:type="simple">86.7</text:a>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1&amp;flag=3&amp;sct=plot&amp;section=game" xlink:type="simple">10.3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1&amp;flag=3&amp;sct=plot&amp;section=game" xlink:type="simple">28.7</text:a></text:p>
          </table:table-cell>
          <table:table-cell office:value-type="float" office:value="35.9" calcext:value-type="float">
            <text:p>35.9</text:p>
          </table:table-cell>
          <table:table-cell office:value-type="float" office:value="18" calcext:value-type="float">
            <text:p>18</text:p>
          </table:table-cell>
          <table:table-cell office:value-type="float" office:value="22.2" calcext:value-type="float">
            <text:p>22.2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1&amp;flag=1&amp;sct=plot&amp;section=game" xlink:type="simple">8.5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1&amp;flag=1&amp;sct=plot&amp;section=game" xlink:type="simple">34.4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1&amp;flag=1&amp;sct=plot&amp;section=game" xlink:type="simple">42.9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1&amp;flag=1&amp;sct=plot&amp;section=game" xlink:type="simple">24.2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1&amp;flag=1&amp;sct=plot&amp;section=game" xlink:type="simple">13.9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1&amp;flag=1&amp;sct=plot&amp;section=game" xlink:type="simple">7.5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1&amp;flag=1&amp;sct=plot&amp;section=game" xlink:type="simple">4.5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1&amp;flag=1&amp;sct=plot&amp;section=game" xlink:type="simple">4.9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1&amp;flag=1&amp;sct=plot&amp;section=game" xlink:type="simple">19.4</text:a></text:p>
          </table:table-cell>
          <table:table-cell table:style-name="ce46" office:value-type="float" office:value="18.9" calcext:value-type="float">
            <text:p>18.9</text:p>
          </table:table-cell>
          <table:table-cell table:style-name="ce46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nba.com/stats/team/1610612754/traditional" xlink:type="simple">Indiana Pacer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.444" calcext:value-type="float">
            <text:p>0.444</text:p>
          </table:table-cell>
          <table:table-cell office:value-type="float" office:value="48.2" calcext:value-type="float">
            <text:p>48.2</text:p>
          </table:table-cell>
          <table:table-cell office:value-type="float" office:value="115.1" calcext:value-type="float">
            <text:p>115.1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4&amp;flag=3&amp;sct=plot&amp;section=game" xlink:type="simple">41.3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4&amp;flag=3&amp;sct=plot&amp;section=game" xlink:type="simple">89.4</text:a>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4&amp;flag=3&amp;sct=plot&amp;section=game" xlink:type="simple">13.9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4&amp;flag=3&amp;sct=plot&amp;section=game" xlink:type="simple">38.2</text:a></text:p>
          </table:table-cell>
          <table:table-cell office:value-type="float" office:value="36.4" calcext:value-type="float">
            <text:p>36.4</text:p>
          </table:table-cell>
          <table:table-cell office:value-type="float" office:value="18.7" calcext:value-type="float">
            <text:p>18.7</text:p>
          </table:table-cell>
          <table:table-cell office:value-type="float" office:value="23.5" calcext:value-type="float">
            <text:p>23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4&amp;flag=1&amp;sct=plot&amp;section=game" xlink:type="simple">10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4&amp;flag=1&amp;sct=plot&amp;section=game" xlink:type="simple">31.6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4&amp;flag=1&amp;sct=plot&amp;section=game" xlink:type="simple">41.6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4&amp;flag=1&amp;sct=plot&amp;section=game" xlink:type="simple">26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4&amp;flag=1&amp;sct=plot&amp;section=game" xlink:type="simple">15.0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4&amp;flag=1&amp;sct=plot&amp;section=game" xlink:type="simple">7.9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4&amp;flag=1&amp;sct=plot&amp;section=game" xlink:type="simple">5.9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4&amp;flag=1&amp;sct=plot&amp;section=game" xlink:type="simple">5.1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4&amp;flag=1&amp;sct=plot&amp;section=game" xlink:type="simple">21.3</text:a></text:p>
          </table:table-cell>
          <table:table-cell table:style-name="ce46" office:value-type="float" office:value="20.2" calcext:value-type="float">
            <text:p>20.2</text:p>
          </table:table-cell>
          <table:table-cell table:style-name="ce46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nba.com/stats/team/1610612753/traditional" xlink:type="simple">Orlando Magic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419" calcext:value-type="float">
            <text:p>0.419</text:p>
          </table:table-cell>
          <table:table-cell office:value-type="float" office:value="48.2" calcext:value-type="float">
            <text:p>48.2</text:p>
          </table:table-cell>
          <table:table-cell office:value-type="float" office:value="110.6" calcext:value-type="float">
            <text:p>110.6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3&amp;flag=3&amp;sct=plot&amp;section=game" xlink:type="simple">40.0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3&amp;flag=3&amp;sct=plot&amp;section=game" xlink:type="simple">85.2</text:a>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3&amp;flag=3&amp;sct=plot&amp;section=game" xlink:type="simple">10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3&amp;flag=3&amp;sct=plot&amp;section=game" xlink:type="simple">30.6</text:a></text:p>
          </table:table-cell>
          <table:table-cell office:value-type="float" office:value="34.7" calcext:value-type="float">
            <text:p>34.7</text:p>
          </table:table-cell>
          <table:table-cell office:value-type="float" office:value="20.1" calcext:value-type="float">
            <text:p>20.1</text:p>
          </table:table-cell>
          <table:table-cell office:value-type="float" office:value="25.5" calcext:value-type="float">
            <text:p>25.5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3&amp;flag=1&amp;sct=plot&amp;section=game" xlink:type="simple">10.1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3&amp;flag=1&amp;sct=plot&amp;section=game" xlink:type="simple">32.8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3&amp;flag=1&amp;sct=plot&amp;section=game" xlink:type="simple">42.8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3&amp;flag=1&amp;sct=plot&amp;section=game" xlink:type="simple">22.7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3&amp;flag=1&amp;sct=plot&amp;section=game" xlink:type="simple">15.2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3&amp;flag=1&amp;sct=plot&amp;section=game" xlink:type="simple">7.1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3&amp;flag=1&amp;sct=plot&amp;section=game" xlink:type="simple">4.6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3&amp;flag=1&amp;sct=plot&amp;section=game" xlink:type="simple">5.1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3&amp;flag=1&amp;sct=plot&amp;section=game" xlink:type="simple">20.2</text:a></text:p>
          </table:table-cell>
          <table:table-cell table:style-name="ce46" office:value-type="float" office:value="20.6" calcext:value-type="float">
            <text:p>20.6</text:p>
          </table:table-cell>
          <table:table-cell table:style-name="ce46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nba.com/stats/team/1610612766/traditional" xlink:type="simple">Charlotte Hornet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0.317" calcext:value-type="float">
            <text:p>0.317</text:p>
          </table:table-cell>
          <table:table-cell office:value-type="float" office:value="48.5" calcext:value-type="float">
            <text:p>48.5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6&amp;flag=3&amp;sct=plot&amp;section=game" xlink:type="simple">42.0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6&amp;flag=3&amp;sct=plot&amp;section=game" xlink:type="simple">92.0</text:a>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6&amp;flag=3&amp;sct=plot&amp;section=game" xlink:type="simple">10.8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6&amp;flag=3&amp;sct=plot&amp;section=game" xlink:type="simple">32.9</text:a></text:p>
          </table:table-cell>
          <table:table-cell office:value-type="float" office:value="32.8" calcext:value-type="float">
            <text:p>32.8</text:p>
          </table:table-cell>
          <table:table-cell office:value-type="float" office:value="17.9" calcext:value-type="float">
            <text:p>17.9</text:p>
          </table:table-cell>
          <table:table-cell office:value-type="float" office:value="23.9" calcext:value-type="float">
            <text:p>23.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6&amp;flag=1&amp;sct=plot&amp;section=game" xlink:type="simple">11.7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6&amp;flag=1&amp;sct=plot&amp;section=game" xlink:type="simple">33.4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6&amp;flag=1&amp;sct=plot&amp;section=game" xlink:type="simple">45.1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6&amp;flag=1&amp;sct=plot&amp;section=game" xlink:type="simple">25.1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6&amp;flag=1&amp;sct=plot&amp;section=game" xlink:type="simple">13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6&amp;flag=1&amp;sct=plot&amp;section=game" xlink:type="simple">8.1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6&amp;flag=1&amp;sct=plot&amp;section=game" xlink:type="simple">5.0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6&amp;flag=1&amp;sct=plot&amp;section=game" xlink:type="simple">5.8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6&amp;flag=1&amp;sct=plot&amp;section=game" xlink:type="simple">20.7</text:a></text:p>
          </table:table-cell>
          <table:table-cell table:style-name="ce46" office:value-type="float" office:value="20.6" calcext:value-type="float">
            <text:p>20.6</text:p>
          </table:table-cell>
          <table:table-cell table:style-name="ce46"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nba.com/stats/team/1610612765/traditional" xlink:type="simple">Detroit Pisto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242" calcext:value-type="float">
            <text:p>0.242</text:p>
          </table:table-cell>
          <table:table-cell office:value-type="float" office:value="48.4" calcext:value-type="float">
            <text:p>48.4</text:p>
          </table:table-cell>
          <table:table-cell office:value-type="float" office:value="111.7" calcext:value-type="float">
            <text:p>111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65&amp;flag=3&amp;sct=plot&amp;section=game" xlink:type="simple">39.7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65&amp;flag=3&amp;sct=plot&amp;section=game" xlink:type="simple">87.5</text:a>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65&amp;flag=3&amp;sct=plot&amp;section=game" xlink:type="simple">11.6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65&amp;flag=3&amp;sct=plot&amp;section=game" xlink:type="simple">33.0</text:a></text:p>
          </table:table-cell>
          <table:table-cell office:value-type="float" office:value="35.2" calcext:value-type="float">
            <text:p>35.2</text:p>
          </table:table-cell>
          <table:table-cell office:value-type="float" office:value="20.6" calcext:value-type="float">
            <text:p>20.6</text:p>
          </table:table-cell>
          <table:table-cell office:value-type="float" office:value="26.8" calcext:value-type="float">
            <text:p>26.8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65&amp;flag=1&amp;sct=plot&amp;section=game" xlink:type="simple">11.0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65&amp;flag=1&amp;sct=plot&amp;section=game" xlink:type="simple">31.6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65&amp;flag=1&amp;sct=plot&amp;section=game" xlink:type="simple">42.5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65&amp;flag=1&amp;sct=plot&amp;section=game" xlink:type="simple">22.8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65&amp;flag=1&amp;sct=plot&amp;section=game" xlink:type="simple">15.0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65&amp;flag=1&amp;sct=plot&amp;section=game" xlink:type="simple">7.2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65&amp;flag=1&amp;sct=plot&amp;section=game" xlink:type="simple">3.8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65&amp;flag=1&amp;sct=plot&amp;section=game" xlink:type="simple">5.5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65&amp;flag=1&amp;sct=plot&amp;section=game" xlink:type="simple">22.4</text:a></text:p>
          </table:table-cell>
          <table:table-cell table:style-name="ce46" office:value-type="float" office:value="21.6" calcext:value-type="float">
            <text:p>21.6</text:p>
          </table:table-cell>
          <table:table-cell table:style-name="ce46"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nba.com/stats/team/1610612759/traditional" xlink:type="simple">San Antonio Spu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242" calcext:value-type="float">
            <text:p>0.242</text:p>
          </table:table-cell>
          <table:table-cell office:value-type="float" office:value="48.3" calcext:value-type="float">
            <text:p>48.3</text:p>
          </table:table-cell>
          <table:table-cell office:value-type="float" office:value="112.2" calcext:value-type="float">
            <text:p>112.2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59&amp;flag=3&amp;sct=plot&amp;section=game" xlink:type="simple">42.9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59&amp;flag=3&amp;sct=plot&amp;section=game" xlink:type="simple">91.8</text:a>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59&amp;flag=3&amp;sct=plot&amp;section=game" xlink:type="simple">10.5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59&amp;flag=3&amp;sct=plot&amp;section=game" xlink:type="simple">30.8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59&amp;flag=1&amp;sct=plot&amp;section=game" xlink:type="simple">11.9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59&amp;flag=1&amp;sct=plot&amp;section=game" xlink:type="simple">31.2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59&amp;flag=1&amp;sct=plot&amp;section=game" xlink:type="simple">43.1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59&amp;flag=1&amp;sct=plot&amp;section=game" xlink:type="simple">26.8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59&amp;flag=1&amp;sct=plot&amp;section=game" xlink:type="simple">15.5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59&amp;flag=1&amp;sct=plot&amp;section=game" xlink:type="simple">7.0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59&amp;flag=1&amp;sct=plot&amp;section=game" xlink:type="simple">3.9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59&amp;flag=1&amp;sct=plot&amp;section=game" xlink:type="simple">5.1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59&amp;flag=1&amp;sct=plot&amp;section=game" xlink:type="simple">20.3</text:a></text:p>
          </table:table-cell>
          <table:table-cell table:style-name="ce46" office:value-type="float" office:value="18.5" calcext:value-type="float">
            <text:p>18.5</text:p>
          </table:table-cell>
          <table:table-cell table:style-name="ce46"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nba.com/stats/team/1610612745/traditional" xlink:type="simple">Houston Rocket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213" calcext:value-type="float">
            <text:p>0.213</text:p>
          </table:table-cell>
          <table:table-cell office:value-type="float" office:value="48.2" calcext:value-type="float">
            <text:p>48.2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<text:a xlink:href="https://www.nba.com/stats/events/?CFID=&amp;CFPARAMS=&amp;ContextMeasure=FGM&amp;GameID=&amp;PlayerID=0&amp;Season=2022-23&amp;SeasonType=Regular%20Season&amp;TeamID=1610612745&amp;flag=3&amp;sct=plot&amp;section=game" xlink:type="simple">39.9</text:a></text:p>
          </table:table-cell>
          <table:table-cell office:value-type="string" calcext:value-type="string">
            <text:p><text:a xlink:href="https://www.nba.com/stats/events/?CFID=&amp;CFPARAMS=&amp;ContextMeasure=FGA&amp;GameID=&amp;PlayerID=0&amp;Season=2022-23&amp;SeasonType=Regular%20Season&amp;TeamID=1610612745&amp;flag=3&amp;sct=plot&amp;section=game" xlink:type="simple">88.6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nba.com/stats/events/?CFID=&amp;CFPARAMS=&amp;ContextMeasure=FG3M&amp;GameID=&amp;PlayerID=0&amp;Season=2022-23&amp;SeasonType=Regular%20Season&amp;TeamID=1610612745&amp;flag=3&amp;sct=plot&amp;section=game" xlink:type="simple">10.8</text:a></text:p>
          </table:table-cell>
          <table:table-cell office:value-type="string" calcext:value-type="string">
            <text:p><text:a xlink:href="https://www.nba.com/stats/events/?CFID=&amp;CFPARAMS=&amp;ContextMeasure=FG3A&amp;GameID=&amp;PlayerID=0&amp;Season=2022-23&amp;SeasonType=Regular%20Season&amp;TeamID=1610612745&amp;flag=3&amp;sct=plot&amp;section=game" xlink:type="simple">33.1</text:a></text:p>
          </table:table-cell>
          <table:table-cell office:value-type="float" office:value="32.5" calcext:value-type="float">
            <text:p>32.5</text:p>
          </table:table-cell>
          <table:table-cell office:value-type="float" office:value="19.2" calcext:value-type="float">
            <text:p>19.2</text:p>
          </table:table-cell>
          <table:table-cell office:value-type="float" office:value="25.5" calcext:value-type="float">
            <text:p>25.5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a xlink:href="https://www.nba.com/stats/events/?CFID=&amp;CFPARAMS=&amp;ContextMeasure=OREB&amp;GameID=&amp;PlayerID=0&amp;Season=2022-23&amp;SeasonType=Regular%20Season&amp;TeamID=1610612745&amp;flag=1&amp;sct=plot&amp;section=game" xlink:type="simple">13.2</text:a></text:p>
          </table:table-cell>
          <table:table-cell office:value-type="string" calcext:value-type="string">
            <text:p><text:a xlink:href="https://www.nba.com/stats/events/?CFID=&amp;CFPARAMS=&amp;ContextMeasure=DREB&amp;GameID=&amp;PlayerID=0&amp;Season=2022-23&amp;SeasonType=Regular%20Season&amp;TeamID=1610612745&amp;flag=1&amp;sct=plot&amp;section=game" xlink:type="simple">33.3</text:a></text:p>
          </table:table-cell>
          <table:table-cell office:value-type="string" calcext:value-type="string">
            <text:p><text:a xlink:href="https://www.nba.com/stats/events/?CFID=&amp;CFPARAMS=&amp;ContextMeasure=REB&amp;GameID=&amp;PlayerID=0&amp;Season=2022-23&amp;SeasonType=Regular%20Season&amp;TeamID=1610612745&amp;flag=1&amp;sct=plot&amp;section=game" xlink:type="simple">46.4</text:a></text:p>
          </table:table-cell>
          <table:table-cell office:value-type="string" calcext:value-type="string">
            <text:p><text:a xlink:href="https://www.nba.com/stats/events/?CFID=&amp;CFPARAMS=&amp;ContextMeasure=AST&amp;GameID=&amp;PlayerID=0&amp;Season=2022-23&amp;SeasonType=Regular%20Season&amp;TeamID=1610612745&amp;flag=1&amp;sct=plot&amp;section=game" xlink:type="simple">22.6</text:a></text:p>
          </table:table-cell>
          <table:table-cell table:style-name="ce46" office:value-type="string" calcext:value-type="string">
            <text:p><text:a xlink:href="https://www.nba.com/stats/events/?CFID=&amp;CFPARAMS=&amp;ContextMeasure=TOV&amp;GameID=&amp;PlayerID=0&amp;Season=2022-23&amp;SeasonType=Regular%20Season&amp;TeamID=1610612745&amp;flag=1&amp;sct=plot&amp;section=game" xlink:type="simple">16.8</text:a></text:p>
          </table:table-cell>
          <table:table-cell table:style-name="ce46" office:value-type="string" calcext:value-type="string">
            <text:p><text:a xlink:href="https://www.nba.com/stats/events/?CFID=&amp;CFPARAMS=&amp;ContextMeasure=STL&amp;GameID=&amp;PlayerID=0&amp;Season=2022-23&amp;SeasonType=Regular%20Season&amp;TeamID=1610612745&amp;flag=1&amp;sct=plot&amp;section=game" xlink:type="simple">7.1</text:a></text:p>
          </table:table-cell>
          <table:table-cell table:style-name="ce46" office:value-type="string" calcext:value-type="string">
            <text:p><text:a xlink:href="https://www.nba.com/stats/events/?CFID=&amp;CFPARAMS=&amp;ContextMeasure=BLK&amp;GameID=&amp;PlayerID=0&amp;Season=2022-23&amp;SeasonType=Regular%20Season&amp;TeamID=1610612745&amp;flag=1&amp;sct=plot&amp;section=game" xlink:type="simple">4.9</text:a></text:p>
          </table:table-cell>
          <table:table-cell table:style-name="ce46" office:value-type="string" calcext:value-type="string">
            <text:p><text:a xlink:href="https://www.nba.com/stats/events/?CFID=&amp;CFPARAMS=&amp;ContextMeasure=BLKA&amp;GameID=&amp;PlayerID=0&amp;Season=2022-23&amp;SeasonType=Regular%20Season&amp;TeamID=1610612745&amp;flag=1&amp;sct=plot&amp;section=game" xlink:type="simple">5.9</text:a></text:p>
          </table:table-cell>
          <table:table-cell table:style-name="ce46" office:value-type="string" calcext:value-type="string">
            <text:p><text:a xlink:href="https://www.nba.com/stats/events/?CFID=&amp;CFPARAMS=&amp;ContextMeasure=PF&amp;GameID=&amp;PlayerID=0&amp;Season=2022-23&amp;SeasonType=Regular%20Season&amp;TeamID=1610612745&amp;flag=1&amp;sct=plot&amp;section=game" xlink:type="simple">20.6</text:a>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-8.9" calcext:value-type="float">
            <text:p>-8.9</text:p>
          </table:table-cell>
        </table:table-row>
        <table:table-row table:style-name="ro1" table:number-rows-repeated="2">
          <table:table-cell table:style-name="Default" table:number-columns-repeated="21"/>
          <table:table-cell table:number-columns-repeated="7"/>
        </table:table-row>
        <table:table-row table:style-name="ro3">
          <table:table-cell table:style-name="ce60" office:value-type="string" calcext:value-type="string">
            <text:p> </text:p>
          </table:table-cell>
          <table:table-cell table:style-name="ce61" office:value-type="string" calcext:value-type="string">
            <text:p>TEAM</text:p>
          </table:table-cell>
          <table:table-cell table:style-name="ce61" office:value-type="string" calcext:value-type="string">
            <text:p>GP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OFFRTG</text:p>
          </table:table-cell>
          <table:table-cell table:style-name="ce61" office:value-type="string" calcext:value-type="string">
            <text:p>DEFRTG</text:p>
          </table:table-cell>
          <table:table-cell table:style-name="ce61" office:value-type="string" calcext:value-type="string">
            <text:p>NETRTG</text:p>
          </table:table-cell>
          <table:table-cell table:style-name="ce61" office:value-type="string" calcext:value-type="string">
            <text:p>AST%</text:p>
          </table:table-cell>
          <table:table-cell table:style-name="ce61" office:value-type="string" calcext:value-type="string">
            <text:p>AST/TO</text:p>
          </table:table-cell>
          <table:table-cell table:style-name="ce61" office:value-type="string" calcext:value-type="string">
            <text:p>AST</text:p>
            <text:p>RATIO</text:p>
          </table:table-cell>
          <table:table-cell table:style-name="ce61" office:value-type="string" calcext:value-type="string">
            <text:p>OREB%</text:p>
          </table:table-cell>
          <table:table-cell table:style-name="ce61" office:value-type="string" calcext:value-type="string">
            <text:p>DREB%</text:p>
          </table:table-cell>
          <table:table-cell table:style-name="ce61" office:value-type="string" calcext:value-type="string">
            <text:p>REB%</text:p>
          </table:table-cell>
          <table:table-cell table:style-name="ce61" office:value-type="string" calcext:value-type="string">
            <text:p>TOV%</text:p>
          </table:table-cell>
          <table:table-cell table:style-name="ce61" office:value-type="string" calcext:value-type="string">
            <text:p>EFG%</text:p>
          </table:table-cell>
          <table:table-cell table:style-name="ce61" office:value-type="string" calcext:value-type="string">
            <text:p>TS%</text:p>
          </table:table-cell>
          <table:table-cell table:style-name="ce61" office:value-type="string" calcext:value-type="string">
            <text:p>PACE</text:p>
          </table:table-cell>
          <table:table-cell table:style-name="ce61" office:value-type="string" calcext:value-type="string">
            <text:p>PIE</text:p>
          </table:table-cell>
          <table:table-cell table:style-name="ce61" office:value-type="string" calcext:value-type="string">
            <text:p>POS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ba.com/stats/team/1610612749/traditional" xlink:type="simple">Milwaukee Buck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953" calcext:value-type="float">
            <text:p>2953</text:p>
          </table:table-cell>
          <table:table-cell office:value-type="float" office:value="112.7" calcext:value-type="float">
            <text:p>112.7</text:p>
          </table:table-cell>
          <table:table-cell office:value-type="float" office:value="109.1" calcext:value-type="float">
            <text:p>109.1</text:p>
          </table:table-cell>
          <table:table-cell office:value-type="float" office:value="3.7" calcext:value-type="float">
            <text:p>3.7</text:p>
          </table:table-cell>
          <table:table-cell office:value-type="float" office:value="59" calcext:value-type="float">
            <text:p>59</text:p>
          </table:table-cell>
          <table:table-cell office:value-type="float" office:value="1.66" calcext:value-type="float">
            <text:p>1.66</text:p>
          </table:table-cell>
          <table:table-cell office:value-type="float" office:value="17.5" calcext:value-type="float">
            <text:p>17.5</text:p>
          </table:table-cell>
          <table:table-cell office:value-type="float" office:value="29.3" calcext:value-type="float">
            <text:p>29.3</text:p>
          </table:table-cell>
          <table:table-cell office:value-type="float" office:value="74.9" calcext:value-type="float">
            <text:p>74.9</text:p>
          </table:table-cell>
          <table:table-cell office:value-type="float" office:value="52.5" calcext:value-type="float">
            <text:p>52.5</text:p>
          </table:table-cell>
          <table:table-cell office:value-type="float" office:value="14.7" calcext:value-type="float">
            <text:p>14.7</text:p>
          </table:table-cell>
          <table:table-cell office:value-type="float" office:value="54.4" calcext:value-type="float">
            <text:p>54.4</text:p>
          </table:table-cell>
          <table:table-cell office:value-type="float" office:value="57.3" calcext:value-type="float">
            <text:p>57.3</text:p>
          </table:table-cell>
          <table:table-cell office:value-type="float" office:value="101.03" calcext:value-type="float">
            <text:p>101.03</text:p>
          </table:table-cell>
          <table:table-cell office:value-type="float" office:value="52.2" calcext:value-type="float">
            <text:p>52.2</text:p>
          </table:table-cell>
          <table:table-cell office:value-type="float" office:value="6218" calcext:value-type="float">
            <text:p>62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ba.com/stats/team/1610612738/traditional" xlink:type="simple">Boston Celtic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021" calcext:value-type="float">
            <text:p>3021</text:p>
          </table:table-cell>
          <table:table-cell office:value-type="float" office:value="116.9" calcext:value-type="float">
            <text:p>116.9</text:p>
          </table:table-cell>
          <table:table-cell office:value-type="float" office:value="111.1" calcext:value-type="float">
            <text:p>111.1</text:p>
          </table:table-cell>
          <table:table-cell office:value-type="float" office:value="5.8" calcext:value-type="float">
            <text:p>5.8</text:p>
          </table:table-cell>
          <table:table-cell office:value-type="float" office:value="62.7" calcext:value-type="float">
            <text:p>62.7</text:p>
          </table:table-cell>
          <table:table-cell office:value-type="float" office:value="1.95" calcext:value-type="float">
            <text:p>1.9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5.1" calcext:value-type="float">
            <text:p>75.1</text:p>
          </table:table-cell>
          <table:table-cell office:value-type="float" office:value="50.6" calcext:value-type="float">
            <text:p>50.6</text:p>
          </table:table-cell>
          <table:table-cell office:value-type="float" office:value="13.4" calcext:value-type="float">
            <text:p>13.4</text:p>
          </table:table-cell>
          <table:table-cell office:value-type="float" office:value="56.5" calcext:value-type="float">
            <text:p>56.5</text:p>
          </table:table-cell>
          <table:table-cell office:value-type="float" office:value="60.2" calcext:value-type="float">
            <text:p>60.2</text:p>
          </table:table-cell>
          <table:table-cell office:value-type="float" office:value="99.3" calcext:value-type="float">
            <text:p>99.3</text:p>
          </table:table-cell>
          <table:table-cell office:value-type="float" office:value="53.1" calcext:value-type="float">
            <text:p>53.1</text:p>
          </table:table-cell>
          <table:table-cell office:value-type="float" office:value="6245" calcext:value-type="float">
            <text:p>62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ba.com/stats/team/1610612743/traditional" xlink:type="simple">Denver Nugget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039" calcext:value-type="float">
            <text:p>3039</text:p>
          </table:table-cell>
          <table:table-cell office:value-type="float" office:value="117.7" calcext:value-type="float">
            <text:p>117.7</text:p>
          </table:table-cell>
          <table:table-cell office:value-type="float" office:value="113.2" calcext:value-type="float">
            <text:p>113.2</text:p>
          </table:table-cell>
          <table:table-cell office:value-type="float" office:value="4.5" calcext:value-type="float">
            <text:p>4.5</text:p>
          </table:table-cell>
          <table:table-cell office:value-type="float" office:value="66.4" calcext:value-type="float">
            <text:p>66.4</text:p>
          </table:table-cell>
          <table:table-cell office:value-type="float" office:value="1.96" calcext:value-type="float">
            <text:p>1.96</text:p>
          </table:table-cell>
          <table:table-cell office:value-type="float" office:value="20.7" calcext:value-type="float">
            <text:p>20.7</text:p>
          </table:table-cell>
          <table:table-cell office:value-type="float" office:value="28.6" calcext:value-type="float">
            <text:p>28.6</text:p>
          </table:table-cell>
          <table:table-cell office:value-type="float" office:value="73.4" calcext:value-type="float">
            <text:p>73.4</text:p>
          </table:table-cell>
          <table:table-cell office:value-type="float" office:value="51.6" calcext:value-type="float">
            <text:p>51.6</text:p>
          </table:table-cell>
          <table:table-cell office:value-type="float" office:value="15" calcext:value-type="float">
            <text:p>15</text:p>
          </table:table-cell>
          <table:table-cell office:value-type="float" office:value="58.1" calcext:value-type="float">
            <text:p>58.1</text:p>
          </table:table-cell>
          <table:table-cell office:value-type="float" office:value="60.9" calcext:value-type="float">
            <text:p>60.9</text:p>
          </table:table-cell>
          <table:table-cell office:value-type="float" office:value="99.15" calcext:value-type="float">
            <text:p>99.15</text:p>
          </table:table-cell>
          <table:table-cell office:value-type="float" office:value="53" calcext:value-type="float">
            <text:p>53</text:p>
          </table:table-cell>
          <table:table-cell office:value-type="float" office:value="6276" calcext:value-type="float">
            <text:p>627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nba.com/stats/team/1610612739/traditional" xlink:type="simple">Cleveland Cavaliers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107" calcext:value-type="float">
            <text:p>3107</text:p>
          </table:table-cell>
          <table:table-cell office:value-type="float" office:value="115.2" calcext:value-type="float">
            <text:p>115.2</text:p>
          </table:table-cell>
          <table:table-cell office:value-type="float" office:value="109.6" calcext:value-type="float">
            <text:p>109.6</text:p>
          </table:table-cell>
          <table:table-cell office:value-type="float" office:value="5.5" calcext:value-type="float">
            <text:p>5.5</text:p>
          </table:table-cell>
          <table:table-cell office:value-type="float" office:value="60.4" calcext:value-type="float">
            <text:p>60.4</text:p>
          </table:table-cell>
          <table:table-cell office:value-type="float" office:value="1.81" calcext:value-type="float">
            <text:p>1.81</text:p>
          </table:table-cell>
          <table:table-cell office:value-type="float" office:value="18.6" calcext:value-type="float">
            <text:p>18.6</text:p>
          </table:table-cell>
          <table:table-cell office:value-type="float" office:value="27.6" calcext:value-type="float">
            <text:p>27.6</text:p>
          </table:table-cell>
          <table:table-cell office:value-type="float" office:value="72.7" calcext:value-type="float">
            <text:p>72.7</text:p>
          </table:table-cell>
          <table:table-cell office:value-type="float" office:value="50.5" calcext:value-type="float">
            <text:p>50.5</text:p>
          </table:table-cell>
          <table:table-cell office:value-type="float" office:value="14.2" calcext:value-type="float">
            <text:p>14.2</text:p>
          </table:table-cell>
          <table:table-cell office:value-type="float" office:value="55.6" calcext:value-type="float">
            <text:p>55.6</text:p>
          </table:table-cell>
          <table:table-cell office:value-type="float" office:value="59.2" calcext:value-type="float">
            <text:p>59.2</text:p>
          </table:table-cell>
          <table:table-cell office:value-type="float" office:value="96.08" calcext:value-type="float">
            <text:p>96.08</text:p>
          </table:table-cell>
          <table:table-cell office:value-type="float" office:value="53.5" calcext:value-type="float">
            <text:p>53.5</text:p>
          </table:table-cell>
          <table:table-cell office:value-type="float" office:value="6219" calcext:value-type="float">
            <text:p>62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nba.com/stats/team/1610612755/traditional" xlink:type="simple">Philadelphia 76er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905" calcext:value-type="float">
            <text:p>2905</text:p>
          </table:table-cell>
          <table:table-cell office:value-type="float" office:value="115.4" calcext:value-type="float">
            <text:p>115.4</text:p>
          </table:table-cell>
          <table:table-cell office:value-type="float" office:value="111.7" calcext:value-type="float">
            <text:p>111.7</text:p>
          </table:table-cell>
          <table:table-cell office:value-type="float" office:value="3.8" calcext:value-type="float">
            <text:p>3.8</text:p>
          </table:table-cell>
          <table:table-cell office:value-type="float" office:value="61.8" calcext:value-type="float">
            <text:p>61.8</text:p>
          </table:table-cell>
          <table:table-cell office:value-type="float" office:value="1.81" calcext:value-type="float">
            <text:p>1.81</text:p>
          </table:table-cell>
          <table:table-cell office:value-type="float" office:value="18.4" calcext:value-type="float">
            <text:p>18.4</text:p>
          </table:table-cell>
          <table:table-cell office:value-type="float" office:value="25.3" calcext:value-type="float">
            <text:p>25.3</text:p>
          </table:table-cell>
          <table:table-cell office:value-type="float" office:value="71.4" calcext:value-type="float">
            <text:p>71.4</text:p>
          </table:table-cell>
          <table:table-cell office:value-type="float" office:value="48.9" calcext:value-type="float">
            <text:p>48.9</text:p>
          </table:table-cell>
          <table:table-cell office:value-type="float" office:value="14" calcext:value-type="float">
            <text:p>14</text:p>
          </table:table-cell>
          <table:table-cell office:value-type="float" office:value="55.5" calcext:value-type="float">
            <text:p>55.5</text:p>
          </table:table-cell>
          <table:table-cell office:value-type="float" office:value="60" calcext:value-type="float">
            <text:p>60</text:p>
          </table:table-cell>
          <table:table-cell office:value-type="float" office:value="97.84" calcext:value-type="float">
            <text:p>97.84</text:p>
          </table:table-cell>
          <table:table-cell office:value-type="float" office:value="52.1" calcext:value-type="float">
            <text:p>52.1</text:p>
          </table:table-cell>
          <table:table-cell office:value-type="float" office:value="5921" calcext:value-type="float">
            <text:p>592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nba.com/stats/team/1610612763/traditional" xlink:type="simple">Memphis Grizzlie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890" calcext:value-type="float">
            <text:p>2890</text:p>
          </table:table-cell>
          <table:table-cell office:value-type="float" office:value="113.5" calcext:value-type="float">
            <text:p>113.5</text:p>
          </table:table-cell>
          <table:table-cell office:value-type="float" office:value="109.4" calcext:value-type="float">
            <text:p>109.4</text:p>
          </table:table-cell>
          <table:table-cell office:value-type="float" office:value="4.2" calcext:value-type="float">
            <text:p>4.2</text:p>
          </table:table-cell>
          <table:table-cell office:value-type="float" office:value="58.2" calcext:value-type="float">
            <text:p>58.2</text:p>
          </table:table-cell>
          <table:table-cell office:value-type="float" office:value="1.79" calcext:value-type="float">
            <text:p>1.79</text:p>
          </table:table-cell>
          <table:table-cell office:value-type="float" office:value="17.6" calcext:value-type="float">
            <text:p>17.6</text:p>
          </table:table-cell>
          <table:table-cell office:value-type="float" office:value="31.9" calcext:value-type="float">
            <text:p>31.9</text:p>
          </table:table-cell>
          <table:table-cell office:value-type="float" office:value="71.1" calcext:value-type="float">
            <text:p>71.1</text:p>
          </table:table-cell>
          <table:table-cell office:value-type="float" office:value="51.5" calcext:value-type="float">
            <text:p>51.5</text:p>
          </table:table-cell>
          <table:table-cell office:value-type="float" office:value="13.8" calcext:value-type="float">
            <text:p>13.8</text:p>
          </table:table-cell>
          <table:table-cell office:value-type="float" office:value="52.9" calcext:value-type="float">
            <text:p>52.9</text:p>
          </table:table-cell>
          <table:table-cell office:value-type="float" office:value="56" calcext:value-type="float">
            <text:p>56</text:p>
          </table:table-cell>
          <table:table-cell office:value-type="float" office:value="101.83" calcext:value-type="float">
            <text:p>101.83</text:p>
          </table:table-cell>
          <table:table-cell office:value-type="float" office:value="52.1" calcext:value-type="float">
            <text:p>52.1</text:p>
          </table:table-cell>
          <table:table-cell office:value-type="float" office:value="6128" calcext:value-type="float">
            <text:p>61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nba.com/stats/team/1610612752/traditional" xlink:type="simple">New York Knick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069" calcext:value-type="float">
            <text:p>3069</text:p>
          </table:table-cell>
          <table:table-cell office:value-type="float" office:value="115.9" calcext:value-type="float">
            <text:p>115.9</text:p>
          </table:table-cell>
          <table:table-cell office:value-type="float" office:value="113.2" calcext:value-type="float">
            <text:p>113.2</text:p>
          </table:table-cell>
          <table:table-cell office:value-type="float" office:value="2.7" calcext:value-type="float">
            <text:p>2.7</text:p>
          </table:table-cell>
          <table:table-cell office:value-type="float" office:value="53.9" calcext:value-type="float">
            <text:p>53.9</text:p>
          </table:table-cell>
          <table:table-cell office:value-type="float" office:value="1.74" calcext:value-type="float">
            <text:p>1.74</text:p>
          </table:table-cell>
          <table:table-cell office:value-type="float" office:value="16.2" calcext:value-type="float">
            <text:p>16.2</text:p>
          </table:table-cell>
          <table:table-cell office:value-type="float" office:value="32.1" calcext:value-type="float">
            <text:p>32.1</text:p>
          </table:table-cell>
          <table:table-cell office:value-type="float" office:value="71.8" calcext:value-type="float">
            <text:p>71.8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3.1" calcext:value-type="float">
            <text:p>53.1</text:p>
          </table:table-cell>
          <table:table-cell office:value-type="float" office:value="56.9" calcext:value-type="float">
            <text:p>56.9</text:p>
          </table:table-cell>
          <table:table-cell office:value-type="float" office:value="97.46" calcext:value-type="float">
            <text:p>97.46</text:p>
          </table:table-cell>
          <table:table-cell office:value-type="float" office:value="50.8" calcext:value-type="float">
            <text:p>50.8</text:p>
          </table:table-cell>
          <table:table-cell office:value-type="float" office:value="6236" calcext:value-type="float">
            <text:p>62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nba.com/stats/team/1610612758/traditional" xlink:type="simple">Sacramento King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953" calcext:value-type="float">
            <text:p>2953</text:p>
          </table:table-cell>
          <table:table-cell office:value-type="float" office:value="118" calcext:value-type="float">
            <text:p>118</text:p>
          </table:table-cell>
          <table:table-cell office:value-type="float" office:value="115.5" calcext:value-type="float">
            <text:p>115.5</text:p>
          </table:table-cell>
          <table:table-cell office:value-type="float" office:value="2.6" calcext:value-type="float">
            <text:p>2.6</text:p>
          </table:table-cell>
          <table:table-cell office:value-type="float" office:value="62.1" calcext:value-type="float">
            <text:p>62.1</text:p>
          </table:table-cell>
          <table:table-cell office:value-type="float" office:value="1.89" calcext:value-type="float">
            <text:p>1.89</text:p>
          </table:table-cell>
          <table:table-cell office:value-type="float" office:value="19.2" calcext:value-type="float">
            <text:p>19.2</text:p>
          </table:table-cell>
          <table:table-cell office:value-type="float" office:value="26.2" calcext:value-type="float">
            <text:p>26.2</text:p>
          </table:table-cell>
          <table:table-cell office:value-type="float" office:value="73.3" calcext:value-type="float">
            <text:p>73.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7.4" calcext:value-type="float">
            <text:p>57.4</text:p>
          </table:table-cell>
          <table:table-cell office:value-type="float" office:value="61.2" calcext:value-type="float">
            <text:p>6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51.3" calcext:value-type="float">
            <text:p>51.3</text:p>
          </table:table-cell>
          <table:table-cell office:value-type="float" office:value="6240" calcext:value-type="float">
            <text:p>624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nba.com/stats/team/1610612751/traditional" xlink:type="simple">Brooklyn Net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933" calcext:value-type="float">
            <text:p>2933</text:p>
          </table:table-cell>
          <table:table-cell office:value-type="float" office:value="114.7" calcext:value-type="float">
            <text:p>114.7</text:p>
          </table:table-cell>
          <table:table-cell office:value-type="float" office:value="113.8" calcext:value-type="float">
            <text:p>113.8</text:p>
          </table:table-cell>
          <table:table-cell office:value-type="float" office:value="0.9" calcext:value-type="float">
            <text:p>0.9</text:p>
          </table:table-cell>
          <table:table-cell office:value-type="float" office:value="60.9" calcext:value-type="float">
            <text:p>60.9</text:p>
          </table:table-cell>
          <table:table-cell office:value-type="float" office:value="1.81" calcext:value-type="float">
            <text:p>1.81</text:p>
          </table:table-cell>
          <table:table-cell office:value-type="float" office:value="19.1" calcext:value-type="float">
            <text:p>19.1</text:p>
          </table:table-cell>
          <table:table-cell office:value-type="float" office:value="22.3" calcext:value-type="float">
            <text:p>22.3</text:p>
          </table:table-cell>
          <table:table-cell office:value-type="float" office:value="69.1" calcext:value-type="float">
            <text:p>69.1</text:p>
          </table:table-cell>
          <table:table-cell office:value-type="float" office:value="47.2" calcext:value-type="float">
            <text:p>47.2</text:p>
          </table:table-cell>
          <table:table-cell office:value-type="float" office:value="14.3" calcext:value-type="float">
            <text:p>14.3</text:p>
          </table:table-cell>
          <table:table-cell office:value-type="float" office:value="57.4" calcext:value-type="float">
            <text:p>57.4</text:p>
          </table:table-cell>
          <table:table-cell office:value-type="float" office:value="60.7" calcext:value-type="float">
            <text:p>60.7</text:p>
          </table:table-cell>
          <table:table-cell office:value-type="float" office:value="98.98" calcext:value-type="float">
            <text:p>98.98</text:p>
          </table:table-cell>
          <table:table-cell office:value-type="float" office:value="51.2" calcext:value-type="float">
            <text:p>51.2</text:p>
          </table:table-cell>
          <table:table-cell office:value-type="float" office:value="6042" calcext:value-type="float">
            <text:p>604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nba.com/stats/team/1610612746/traditional" xlink:type="simple">LA Clippers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102" calcext:value-type="float">
            <text:p>310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1" calcext:value-type="float">
            <text:p>1.61</text:p>
          </table:table-cell>
          <table:table-cell office:value-type="float" office:value="17.1" calcext:value-type="float">
            <text:p>17.1</text:p>
          </table:table-cell>
          <table:table-cell office:value-type="float" office:value="27.2" calcext:value-type="float">
            <text:p>27.2</text:p>
          </table:table-cell>
          <table:table-cell office:value-type="float" office:value="73.4" calcext:value-type="float">
            <text:p>73.4</text:p>
          </table:table-cell>
          <table:table-cell office:value-type="float" office:value="50.6" calcext:value-type="float">
            <text:p>50.6</text:p>
          </table:table-cell>
          <table:table-cell office:value-type="float" office:value="14.4" calcext:value-type="float">
            <text:p>14.4</text:p>
          </table:table-cell>
          <table:table-cell office:value-type="float" office:value="54.5" calcext:value-type="float">
            <text:p>54.5</text:p>
          </table:table-cell>
          <table:table-cell office:value-type="float" office:value="58.3" calcext:value-type="float">
            <text:p>58.3</text:p>
          </table:table-cell>
          <table:table-cell office:value-type="float" office:value="98.55" calcext:value-type="float">
            <text:p>98.55</text:p>
          </table:table-cell>
          <table:table-cell office:value-type="float" office:value="49.4" calcext:value-type="float">
            <text:p>49.4</text:p>
          </table:table-cell>
          <table:table-cell office:value-type="float" office:value="6370" calcext:value-type="float">
            <text:p>637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nba.com/stats/team/1610612748/traditional" xlink:type="simple">Miami Heat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996" calcext:value-type="float">
            <text:p>2996</text:p>
          </table:table-cell>
          <table:table-cell office:value-type="float" office:value="110.6" calcext:value-type="float">
            <text:p>110.6</text:p>
          </table:table-cell>
          <table:table-cell office:value-type="float" office:value="111.2" calcext:value-type="float">
            <text:p>111.2</text:p>
          </table:table-cell>
          <table:table-cell office:value-type="float" office:value="-0.6" calcext:value-type="float">
            <text:p>-0.6</text:p>
          </table:table-cell>
          <table:table-cell office:value-type="float" office:value="60.1" calcext:value-type="float">
            <text:p>60.1</text:p>
          </table:table-cell>
          <table:table-cell office:value-type="float" office:value="1.75" calcext:value-type="float">
            <text:p>1.75</text:p>
          </table:table-cell>
          <table:table-cell office:value-type="float" office:value="17.4" calcext:value-type="float">
            <text:p>17.4</text:p>
          </table:table-cell>
          <table:table-cell office:value-type="float" office:value="27.4" calcext:value-type="float">
            <text:p>27.4</text:p>
          </table:table-cell>
          <table:table-cell office:value-type="float" office:value="73.4" calcext:value-type="float">
            <text:p>73.4</text:p>
          </table:table-cell>
          <table:table-cell office:value-type="float" office:value="49.6" calcext:value-type="float">
            <text:p>49.6</text:p>
          </table:table-cell>
          <table:table-cell office:value-type="float" office:value="13.7" calcext:value-type="float">
            <text:p>13.7</text:p>
          </table:table-cell>
          <table:table-cell office:value-type="float" office:value="51.7" calcext:value-type="float">
            <text:p>51.7</text:p>
          </table:table-cell>
          <table:table-cell office:value-type="float" office:value="56.1" calcext:value-type="float">
            <text:p>56.1</text:p>
          </table:table-cell>
          <table:table-cell office:value-type="float" office:value="96.95" calcext:value-type="float">
            <text:p>96.95</text:p>
          </table:table-cell>
          <table:table-cell office:value-type="float" office:value="49.4" calcext:value-type="float">
            <text:p>49.4</text:p>
          </table:table-cell>
          <table:table-cell office:value-type="float" office:value="6054" calcext:value-type="float">
            <text:p>605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nba.com/stats/team/1610612756/traditional" xlink:type="simple">Phoenix Su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996" calcext:value-type="float">
            <text:p>2996</text:p>
          </table:table-cell>
          <table:table-cell office:value-type="float" office:value="113.5" calcext:value-type="float">
            <text:p>113.5</text:p>
          </table:table-cell>
          <table:table-cell office:value-type="float" office:value="112" calcext:value-type="float">
            <text:p>112</text:p>
          </table:table-cell>
          <table:table-cell office:value-type="float" office:value="1.5" calcext:value-type="float">
            <text:p>1.5</text:p>
          </table:table-cell>
          <table:table-cell office:value-type="float" office:value="64.9" calcext:value-type="float">
            <text:p>64.9</text:p>
          </table:table-cell>
          <table:table-cell office:value-type="float" office:value="1.92" calcext:value-type="float">
            <text:p>1.92</text:p>
          </table:table-cell>
          <table:table-cell office:value-type="float" office:value="19.1" calcext:value-type="float">
            <text:p>19.1</text:p>
          </table:table-cell>
          <table:table-cell office:value-type="float" office:value="31.2" calcext:value-type="float">
            <text:p>31.2</text:p>
          </table:table-cell>
          <table:table-cell office:value-type="float" office:value="71.2" calcext:value-type="float">
            <text:p>71.2</text:p>
          </table:table-cell>
          <table:table-cell office:value-type="float" office:value="50.9" calcext:value-type="float">
            <text:p>50.9</text:p>
          </table:table-cell>
          <table:table-cell office:value-type="float" office:value="14.2" calcext:value-type="float">
            <text:p>14.2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98.63" calcext:value-type="float">
            <text:p>98.63</text:p>
          </table:table-cell>
          <table:table-cell office:value-type="float" office:value="51.1" calcext:value-type="float">
            <text:p>51.1</text:p>
          </table:table-cell>
          <table:table-cell office:value-type="float" office:value="6153" calcext:value-type="float">
            <text:p>615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nba.com/stats/team/1610612742/traditional" xlink:type="simple">Dallas Maverick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64" calcext:value-type="float">
            <text:p>3064</text:p>
          </table:table-cell>
          <table:table-cell office:value-type="float" office:value="115.9" calcext:value-type="float">
            <text:p>115.9</text:p>
          </table:table-cell>
          <table:table-cell office:value-type="float" office:value="115.3" calcext:value-type="float">
            <text:p>115.3</text:p>
          </table:table-cell>
          <table:table-cell office:value-type="float" office:value="0.6" calcext:value-type="float">
            <text:p>0.6</text:p>
          </table:table-cell>
          <table:table-cell office:value-type="float" office:value="56.8" calcext:value-type="float">
            <text:p>56.8</text:p>
          </table:table-cell>
          <table:table-cell office:value-type="float" office:value="1.83" calcext:value-type="float">
            <text:p>1.83</text:p>
          </table:table-cell>
          <table:table-cell office:value-type="float" office:value="17.1" calcext:value-type="float">
            <text:p>17.1</text:p>
          </table:table-cell>
          <table:table-cell office:value-type="float" office:value="23.4" calcext:value-type="float">
            <text:p>23.4</text:p>
          </table:table-cell>
          <table:table-cell office:value-type="float" office:value="72.2" calcext:value-type="float">
            <text:p>72.2</text:p>
          </table:table-cell>
          <table:table-cell office:value-type="float" office:value="47.5" calcext:value-type="float">
            <text:p>47.5</text:p>
          </table:table-cell>
          <table:table-cell office:value-type="float" office:value="12.6" calcext:value-type="float">
            <text:p>12.6</text:p>
          </table:table-cell>
          <table:table-cell office:value-type="float" office:value="56.3" calcext:value-type="float">
            <text:p>56.3</text:p>
          </table:table-cell>
          <table:table-cell office:value-type="float" office:value="59.7" calcext:value-type="float">
            <text:p>59.7</text:p>
          </table:table-cell>
          <table:table-cell office:value-type="float" office:value="96.59" calcext:value-type="float">
            <text:p>96.59</text:p>
          </table:table-cell>
          <table:table-cell office:value-type="float" office:value="49" calcext:value-type="float">
            <text:p>49</text:p>
          </table:table-cell>
          <table:table-cell office:value-type="float" office:value="6171" calcext:value-type="float">
            <text:p>617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nba.com/stats/team/1610612744/traditional" xlink:type="simple">Golden State Warrio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001" calcext:value-type="float">
            <text:p>3001</text:p>
          </table:table-cell>
          <table:table-cell office:value-type="float" office:value="114.2" calcext:value-type="float">
            <text:p>114.2</text:p>
          </table:table-cell>
          <table:table-cell office:value-type="float" office:value="113.7" calcext:value-type="float">
            <text:p>113.7</text:p>
          </table:table-cell>
          <table:table-cell office:value-type="float" office:value="0.5" calcext:value-type="float">
            <text:p>0.5</text:p>
          </table:table-cell>
          <table:table-cell office:value-type="float" office:value="69.1" calcext:value-type="float">
            <text:p>69.1</text:p>
          </table:table-cell>
          <table:table-cell office:value-type="float" office:value="1.81" calcext:value-type="float">
            <text:p>1.81</text:p>
          </table:table-cell>
          <table:table-cell office:value-type="float" office:value="20.3" calcext:value-type="float">
            <text:p>20.3</text:p>
          </table:table-cell>
          <table:table-cell office:value-type="float" office:value="26.7" calcext:value-type="float">
            <text:p>26.7</text:p>
          </table:table-cell>
          <table:table-cell office:value-type="float" office:value="72.2" calcext:value-type="float">
            <text:p>72.2</text:p>
          </table:table-cell>
          <table:table-cell office:value-type="float" office:value="49.7" calcext:value-type="float">
            <text:p>49.7</text:p>
          </table:table-cell>
          <table:table-cell office:value-type="float" office:value="15.8" calcext:value-type="float">
            <text:p>15.8</text:p>
          </table:table-cell>
          <table:table-cell office:value-type="float" office:value="56.9" calcext:value-type="float">
            <text:p>56.9</text:p>
          </table:table-cell>
          <table:table-cell office:value-type="float" office:value="59.8" calcext:value-type="float">
            <text:p>59.8</text:p>
          </table:table-cell>
          <table:table-cell office:value-type="float" office:value="102.81" calcext:value-type="float">
            <text:p>102.81</text:p>
          </table:table-cell>
          <table:table-cell office:value-type="float" office:value="50.2" calcext:value-type="float">
            <text:p>50.2</text:p>
          </table:table-cell>
          <table:table-cell office:value-type="float" office:value="6426" calcext:value-type="float">
            <text:p>642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nba.com/stats/team/1610612750/traditional" xlink:type="simple">Minnesota Timberwolves</text:a>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112.7" calcext:value-type="float">
            <text:p>112.7</text:p>
          </table:table-cell>
          <table:table-cell office:value-type="float" office:value="0.1" calcext:value-type="float">
            <text:p>0.1</text:p>
          </table:table-cell>
          <table:table-cell office:value-type="float" office:value="59.4" calcext:value-type="float">
            <text:p>59.4</text:p>
          </table:table-cell>
          <table:table-cell office:value-type="float" office:value="1.61" calcext:value-type="float">
            <text:p>1.61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69.7" calcext:value-type="float">
            <text:p>69.7</text:p>
          </table:table-cell>
          <table:table-cell office:value-type="float" office:value="48.3" calcext:value-type="float">
            <text:p>48.3</text:p>
          </table:table-cell>
          <table:table-cell office:value-type="float" office:value="15.4" calcext:value-type="float">
            <text:p>15.4</text:p>
          </table:table-cell>
          <table:table-cell office:value-type="float" office:value="55.9" calcext:value-type="float">
            <text:p>55.9</text:p>
          </table:table-cell>
          <table:table-cell office:value-type="float" office:value="59.2" calcext:value-type="float">
            <text:p>59.2</text:p>
          </table:table-cell>
          <table:table-cell office:value-type="float" office:value="101.93" calcext:value-type="float">
            <text:p>101.93</text:p>
          </table:table-cell>
          <table:table-cell office:value-type="float" office:value="50.1" calcext:value-type="float">
            <text:p>50.1</text:p>
          </table:table-cell>
          <table:table-cell office:value-type="float" office:value="6549" calcext:value-type="float">
            <text:p>654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nba.com/stats/team/1610612737/traditional" xlink:type="simple">Atlanta Hawks</text:a>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01" calcext:value-type="float">
            <text:p>3001</text:p>
          </table:table-cell>
          <table:table-cell office:value-type="float" office:value="114.3" calcext:value-type="float">
            <text:p>114.3</text:p>
          </table:table-cell>
          <table:table-cell office:value-type="float" office:value="114.5" calcext:value-type="float">
            <text:p>114.5</text:p>
          </table:table-cell>
          <table:table-cell office:value-type="float" office:value="-0.2" calcext:value-type="float">
            <text:p>-0.2</text:p>
          </table:table-cell>
          <table:table-cell office:value-type="float" office:value="55.7" calcext:value-type="float">
            <text:p>55.7</text:p>
          </table:table-cell>
          <table:table-cell office:value-type="float" office:value="1.93" calcext:value-type="float">
            <text:p>1.93</text:p>
          </table:table-cell>
          <table:table-cell office:value-type="float" office:value="17.5" calcext:value-type="float">
            <text:p>17.5</text:p>
          </table:table-cell>
          <table:table-cell office:value-type="float" office:value="27.7" calcext:value-type="float">
            <text:p>27.7</text:p>
          </table:table-cell>
          <table:table-cell office:value-type="float" office:value="71.1" calcext:value-type="float">
            <text:p>71.1</text:p>
          </table:table-cell>
          <table:table-cell office:value-type="float" office:value="49.2" calcext:value-type="float">
            <text:p>49.2</text:p>
          </table:table-cell>
          <table:table-cell office:value-type="float" office:value="12.5" calcext:value-type="float">
            <text:p>12.5</text:p>
          </table:table-cell>
          <table:table-cell office:value-type="float" office:value="53.8" calcext:value-type="float">
            <text:p>53.8</text:p>
          </table:table-cell>
          <table:table-cell office:value-type="float" office:value="57.5" calcext:value-type="float">
            <text:p>57.5</text:p>
          </table:table-cell>
          <table:table-cell office:value-type="float" office:value="101.37" calcext:value-type="float">
            <text:p>101.37</text:p>
          </table:table-cell>
          <table:table-cell office:value-type="float" office:value="49.8" calcext:value-type="float">
            <text:p>49.8</text:p>
          </table:table-cell>
          <table:table-cell office:value-type="float" office:value="6342" calcext:value-type="float">
            <text:p>634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nba.com/stats/team/1610612761/traditional" xlink:type="simple">Toronto Raptor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44" calcext:value-type="float">
            <text:p>3044</text:p>
          </table:table-cell>
          <table:table-cell office:value-type="float" office:value="113.9" calcext:value-type="float">
            <text:p>113.9</text:p>
          </table:table-cell>
          <table:table-cell office:value-type="float" office:value="113.4" calcext:value-type="float">
            <text:p>113.4</text:p>
          </table:table-cell>
          <table:table-cell office:value-type="float" office:value="0.5" calcext:value-type="float">
            <text:p>0.5</text:p>
          </table:table-cell>
          <table:table-cell office:value-type="float" office:value="56.3" calcext:value-type="float">
            <text:p>56.3</text:p>
          </table:table-cell>
          <table:table-cell office:value-type="float" office:value="1.96" calcext:value-type="float">
            <text:p>1.96</text:p>
          </table:table-cell>
          <table:table-cell office:value-type="float" office:value="16.8" calcext:value-type="float">
            <text:p>16.8</text:p>
          </table:table-cell>
          <table:table-cell office:value-type="float" office:value="31.5" calcext:value-type="float">
            <text:p>31.5</text:p>
          </table:table-cell>
          <table:table-cell office:value-type="float" office:value="71.9" calcext:value-type="float">
            <text:p>71.9</text:p>
          </table:table-cell>
          <table:table-cell office:value-type="float" office:value="50.1" calcext:value-type="float">
            <text:p>50.1</text:p>
          </table:table-cell>
          <table:table-cell office:value-type="float" office:value="12" calcext:value-type="float">
            <text:p>12</text:p>
          </table:table-cell>
          <table:table-cell office:value-type="float" office:value="51.3" calcext:value-type="float">
            <text:p>51.3</text:p>
          </table:table-cell>
          <table:table-cell office:value-type="float" office:value="55.3" calcext:value-type="float">
            <text:p>55.3</text:p>
          </table:table-cell>
          <table:table-cell office:value-type="float" office:value="98.11" calcext:value-type="float">
            <text:p>98.11</text:p>
          </table:table-cell>
          <table:table-cell office:value-type="float" office:value="49.2" calcext:value-type="float">
            <text:p>49.2</text:p>
          </table:table-cell>
          <table:table-cell office:value-type="float" office:value="6225" calcext:value-type="float">
            <text:p>622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nba.com/stats/team/1610612762/traditional" xlink:type="simple">Utah Jazz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44" calcext:value-type="float">
            <text:p>3044</text:p>
          </table:table-cell>
          <table:table-cell office:value-type="float" office:value="116.1" calcext:value-type="float">
            <text:p>116.1</text:p>
          </table:table-cell>
          <table:table-cell office:value-type="float" office:value="115.4" calcext:value-type="float">
            <text:p>115.4</text:p>
          </table:table-cell>
          <table:table-cell office:value-type="float" office:value="0.7" calcext:value-type="float">
            <text:p>0.7</text:p>
          </table:table-cell>
          <table:table-cell office:value-type="float" office:value="60.8" calcext:value-type="float">
            <text:p>60.8</text:p>
          </table:table-cell>
          <table:table-cell office:value-type="float" office:value="1.66" calcext:value-type="float">
            <text:p>1.66</text:p>
          </table:table-cell>
          <table:table-cell office:value-type="float" office:value="18.1" calcext:value-type="float">
            <text:p>18.1</text:p>
          </table:table-cell>
          <table:table-cell office:value-type="float" office:value="31.4" calcext:value-type="float">
            <text:p>31.4</text:p>
          </table:table-cell>
          <table:table-cell office:value-type="float" office:value="70" calcext:value-type="float">
            <text:p>70</text:p>
          </table:table-cell>
          <table:table-cell office:value-type="float" office:value="50.9" calcext:value-type="float">
            <text:p>50.9</text:p>
          </table:table-cell>
          <table:table-cell office:value-type="float" office:value="15.3" calcext:value-type="float">
            <text:p>15.3</text:p>
          </table:table-cell>
          <table:table-cell office:value-type="float" office:value="55" calcext:value-type="float">
            <text:p>55</text:p>
          </table:table-cell>
          <table:table-cell office:value-type="float" office:value="58.6" calcext:value-type="float">
            <text:p>58.6</text:p>
          </table:table-cell>
          <table:table-cell office:value-type="float" office:value="100.42" calcext:value-type="float">
            <text:p>100.42</text:p>
          </table:table-cell>
          <table:table-cell office:value-type="float" office:value="50.4" calcext:value-type="float">
            <text:p>50.4</text:p>
          </table:table-cell>
          <table:table-cell office:value-type="float" office:value="6362" calcext:value-type="float">
            <text:p>636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nba.com/stats/team/1610612740/traditional" xlink:type="simple">New Orleans Pelica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06" calcext:value-type="float">
            <text:p>3006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4" calcext:value-type="float">
            <text:p>112.4</text:p>
          </table:table-cell>
          <table:table-cell office:value-type="float" office:value="0.8" calcext:value-type="float">
            <text:p>0.8</text:p>
          </table:table-cell>
          <table:table-cell office:value-type="float" office:value="61" calcext:value-type="float">
            <text:p>61</text:p>
          </table:table-cell>
          <table:table-cell office:value-type="float" office:value="1.72" calcext:value-type="float">
            <text:p>1.72</text:p>
          </table:table-cell>
          <table:table-cell office:value-type="float" office:value="18.2" calcext:value-type="float">
            <text:p>18.2</text:p>
          </table:table-cell>
          <table:table-cell office:value-type="float" office:value="29.5" calcext:value-type="float">
            <text:p>29.5</text:p>
          </table:table-cell>
          <table:table-cell office:value-type="float" office:value="72.7" calcext:value-type="float">
            <text:p>72.7</text:p>
          </table:table-cell>
          <table:table-cell office:value-type="float" office:value="51" calcext:value-type="float">
            <text:p>51</text:p>
          </table:table-cell>
          <table:table-cell office:value-type="float" office:value="14.7" calcext:value-type="float">
            <text:p>14.7</text:p>
          </table:table-cell>
          <table:table-cell office:value-type="float" office:value="53.8" calcext:value-type="float">
            <text:p>53.8</text:p>
          </table:table-cell>
          <table:table-cell office:value-type="float" office:value="57.7" calcext:value-type="float">
            <text:p>57.7</text:p>
          </table:table-cell>
          <table:table-cell office:value-type="float" office:value="100.04" calcext:value-type="float">
            <text:p>100.04</text:p>
          </table:table-cell>
          <table:table-cell office:value-type="float" office:value="50.8" calcext:value-type="float">
            <text:p>50.8</text:p>
          </table:table-cell>
          <table:table-cell office:value-type="float" office:value="6264" calcext:value-type="float">
            <text:p>626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nba.com/stats/team/1610612747/traditional" xlink:type="simple">Los Angeles Lake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11" calcext:value-type="float">
            <text:p>3011</text:p>
          </table:table-cell>
          <table:table-cell office:value-type="float" office:value="112.8" calcext:value-type="float">
            <text:p>112.8</text:p>
          </table:table-cell>
          <table:table-cell office:value-type="float" office:value="113.6" calcext:value-type="float">
            <text:p>113.6</text:p>
          </table:table-cell>
          <table:table-cell office:value-type="float" office:value="-0.8" calcext:value-type="float">
            <text:p>-0.8</text:p>
          </table:table-cell>
          <table:table-cell office:value-type="float" office:value="58.5" calcext:value-type="float">
            <text:p>58.5</text:p>
          </table:table-cell>
          <table:table-cell office:value-type="float" office:value="1.78" calcext:value-type="float">
            <text:p>1.78</text:p>
          </table:table-cell>
          <table:table-cell office:value-type="float" office:value="17.8" calcext:value-type="float">
            <text:p>17.8</text:p>
          </table:table-cell>
          <table:table-cell office:value-type="float" office:value="26.3" calcext:value-type="float">
            <text:p>26.3</text:p>
          </table:table-cell>
          <table:table-cell office:value-type="float" office:value="72.3" calcext:value-type="float">
            <text:p>72.3</text:p>
          </table:table-cell>
          <table:table-cell office:value-type="float" office:value="50" calcext:value-type="float">
            <text:p>50</text:p>
          </table:table-cell>
          <table:table-cell office:value-type="float" office:value="13.7" calcext:value-type="float">
            <text:p>13.7</text:p>
          </table:table-cell>
          <table:table-cell office:value-type="float" office:value="53.9" calcext:value-type="float">
            <text:p>53.9</text:p>
          </table:table-cell>
          <table:table-cell office:value-type="float" office:value="57.7" calcext:value-type="float">
            <text:p>57.7</text:p>
          </table:table-cell>
          <table:table-cell office:value-type="float" office:value="102.49" calcext:value-type="float">
            <text:p>102.49</text:p>
          </table:table-cell>
          <table:table-cell office:value-type="float" office:value="50.3" calcext:value-type="float">
            <text:p>50.3</text:p>
          </table:table-cell>
          <table:table-cell office:value-type="float" office:value="6423" calcext:value-type="float">
            <text:p>642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nba.com/stats/team/1610612757/traditional" xlink:type="simple">Portland Trail Blazer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38" calcext:value-type="float">
            <text:p>2938</text:p>
          </table:table-cell>
          <table:table-cell office:value-type="float" office:value="116.3" calcext:value-type="float">
            <text:p>116.3</text:p>
          </table:table-cell>
          <table:table-cell office:value-type="float" office:value="116.8" calcext:value-type="float">
            <text:p>116.8</text:p>
          </table:table-cell>
          <table:table-cell office:value-type="float" office:value="-0.5" calcext:value-type="float">
            <text:p>-0.5</text:p>
          </table:table-cell>
          <table:table-cell office:value-type="float" office:value="59.4" calcext:value-type="float">
            <text:p>59.4</text:p>
          </table:table-cell>
          <table:table-cell office:value-type="float" office:value="1.66" calcext:value-type="float">
            <text:p>1.66</text:p>
          </table:table-cell>
          <table:table-cell office:value-type="float" office:value="17.9" calcext:value-type="float">
            <text:p>17.9</text:p>
          </table:table-cell>
          <table:table-cell office:value-type="float" office:value="27.5" calcext:value-type="float">
            <text:p>27.5</text:p>
          </table:table-cell>
          <table:table-cell office:value-type="float" office:value="70.7" calcext:value-type="float">
            <text:p>70.7</text:p>
          </table:table-cell>
          <table:table-cell office:value-type="float" office:value="49.4" calcext:value-type="float">
            <text:p>49.4</text:p>
          </table:table-cell>
          <table:table-cell office:value-type="float" office:value="14.7" calcext:value-type="float">
            <text:p>14.7</text:p>
          </table:table-cell>
          <table:table-cell office:value-type="float" office:value="56" calcext:value-type="float">
            <text:p>56</text:p>
          </table:table-cell>
          <table:table-cell office:value-type="float" office:value="60.1" calcext:value-type="float">
            <text:p>60.1</text:p>
          </table:table-cell>
          <table:table-cell office:value-type="float" office:value="98.5" calcext:value-type="float">
            <text:p>98.5</text:p>
          </table:table-cell>
          <table:table-cell office:value-type="float" office:value="49.3" calcext:value-type="float">
            <text:p>49.3</text:p>
          </table:table-cell>
          <table:table-cell office:value-type="float" office:value="6031" calcext:value-type="float">
            <text:p>603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nba.com/stats/team/1610612764/traditional" xlink:type="simple">Washington Wizard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38" calcext:value-type="float">
            <text:p>2938</text:p>
          </table:table-cell>
          <table:table-cell office:value-type="float" office:value="113.8" calcext:value-type="float">
            <text:p>113.8</text:p>
          </table:table-cell>
          <table:table-cell office:value-type="float" office:value="114" calcext:value-type="float">
            <text:p>114</text:p>
          </table:table-cell>
          <table:table-cell office:value-type="float" office:value="-0.2" calcext:value-type="float">
            <text:p>-0.2</text:p>
          </table:table-cell>
          <table:table-cell office:value-type="float" office:value="60.1" calcext:value-type="float">
            <text:p>60.1</text:p>
          </table:table-cell>
          <table:table-cell office:value-type="float" office:value="1.78" calcext:value-type="float">
            <text:p>1.78</text:p>
          </table:table-cell>
          <table:table-cell office:value-type="float" office:value="18.3" calcext:value-type="float">
            <text:p>18.3</text:p>
          </table:table-cell>
          <table:table-cell office:value-type="float" office:value="27.4" calcext:value-type="float">
            <text:p>27.4</text:p>
          </table:table-cell>
          <table:table-cell office:value-type="float" office:value="72.2" calcext:value-type="float">
            <text:p>72.2</text:p>
          </table:table-cell>
          <table:table-cell office:value-type="float" office:value="50.6" calcext:value-type="float">
            <text:p>50.6</text:p>
          </table:table-cell>
          <table:table-cell office:value-type="float" office:value="14.3" calcext:value-type="float">
            <text:p>14.3</text:p>
          </table:table-cell>
          <table:table-cell office:value-type="float" office:value="55" calcext:value-type="float">
            <text:p>55</text:p>
          </table:table-cell>
          <table:table-cell office:value-type="float" office:value="58.6" calcext:value-type="float">
            <text:p>58.6</text:p>
          </table:table-cell>
          <table:table-cell office:value-type="float" office:value="99.01" calcext:value-type="float">
            <text:p>99.01</text:p>
          </table:table-cell>
          <table:table-cell office:value-type="float" office:value="51.2" calcext:value-type="float">
            <text:p>51.2</text:p>
          </table:table-cell>
          <table:table-cell office:value-type="float" office:value="6062" calcext:value-type="float">
            <text:p>606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nba.com/stats/team/1610612741/traditional" xlink:type="simple">Chicago Bull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001" calcext:value-type="float">
            <text:p>3001</text:p>
          </table:table-cell>
          <table:table-cell office:value-type="float" office:value="112" calcext:value-type="float">
            <text:p>112</text:p>
          </table:table-cell>
          <table:table-cell office:value-type="float" office:value="111.3" calcext:value-type="float">
            <text:p>111.3</text:p>
          </table:table-cell>
          <table:table-cell office:value-type="float" office:value="0.7" calcext:value-type="float">
            <text:p>0.7</text:p>
          </table:table-cell>
          <table:table-cell office:value-type="float" office:value="57.1" calcext:value-type="float">
            <text:p>57.1</text:p>
          </table:table-cell>
          <table:table-cell office:value-type="float" office:value="1.74" calcext:value-type="float">
            <text:p>1.74</text:p>
          </table:table-cell>
          <table:table-cell office:value-type="float" office:value="17.8" calcext:value-type="float">
            <text:p>17.8</text:p>
          </table:table-cell>
          <table:table-cell office:value-type="float" office:value="23.6" calcext:value-type="float">
            <text:p>23.6</text:p>
          </table:table-cell>
          <table:table-cell office:value-type="float" office:value="74" calcext:value-type="float">
            <text:p>74</text:p>
          </table:table-cell>
          <table:table-cell office:value-type="float" office:value="49.6" calcext:value-type="float">
            <text:p>49.6</text:p>
          </table:table-cell>
          <table:table-cell office:value-type="float" office:value="13.8" calcext:value-type="float">
            <text:p>13.8</text:p>
          </table:table-cell>
          <table:table-cell office:value-type="float" office:value="54.8" calcext:value-type="float">
            <text:p>54.8</text:p>
          </table:table-cell>
          <table:table-cell office:value-type="float" office:value="58.6" calcext:value-type="float">
            <text:p>58.6</text:p>
          </table:table-cell>
          <table:table-cell office:value-type="float" office:value="100.04" calcext:value-type="float">
            <text:p>100.04</text:p>
          </table:table-cell>
          <table:table-cell office:value-type="float" office:value="50.8" calcext:value-type="float">
            <text:p>50.8</text:p>
          </table:table-cell>
          <table:table-cell office:value-type="float" office:value="6253" calcext:value-type="float">
            <text:p>625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nba.com/stats/team/1610612754/traditional" xlink:type="simple">Indiana Pacer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34" calcext:value-type="float">
            <text:p>3034</text:p>
          </table:table-cell>
          <table:table-cell office:value-type="float" office:value="113.1" calcext:value-type="float">
            <text:p>113.1</text:p>
          </table:table-cell>
          <table:table-cell office:value-type="float" office:value="115.6" calcext:value-type="float">
            <text:p>115.6</text:p>
          </table:table-cell>
          <table:table-cell office:value-type="float" office:value="-2.5" calcext:value-type="float">
            <text:p>-2.5</text:p>
          </table:table-cell>
          <table:table-cell office:value-type="float" office:value="64.5" calcext:value-type="float">
            <text:p>64.5</text:p>
          </table:table-cell>
          <table:table-cell office:value-type="float" office:value="1.78" calcext:value-type="float">
            <text:p>1.78</text:p>
          </table:table-cell>
          <table:table-cell office:value-type="float" office:value="18.7" calcext:value-type="float">
            <text:p>18.7</text:p>
          </table:table-cell>
          <table:table-cell office:value-type="float" office:value="28.5" calcext:value-type="float">
            <text:p>28.5</text:p>
          </table:table-cell>
          <table:table-cell office:value-type="float" office:value="68.7" calcext:value-type="float">
            <text:p>68.7</text:p>
          </table:table-cell>
          <table:table-cell office:value-type="float" office:value="48.2" calcext:value-type="float">
            <text:p>48.2</text:p>
          </table:table-cell>
          <table:table-cell office:value-type="float" office:value="14.7" calcext:value-type="float">
            <text:p>14.7</text:p>
          </table:table-cell>
          <table:table-cell office:value-type="float" office:value="53.9" calcext:value-type="float">
            <text:p>53.9</text:p>
          </table:table-cell>
          <table:table-cell office:value-type="float" office:value="57.7" calcext:value-type="float">
            <text:p>57.7</text:p>
          </table:table-cell>
          <table:table-cell office:value-type="float" office:value="101.4" calcext:value-type="float">
            <text:p>101.4</text:p>
          </table:table-cell>
          <table:table-cell office:value-type="float" office:value="48.3" calcext:value-type="float">
            <text:p>48.3</text:p>
          </table:table-cell>
          <table:table-cell office:value-type="float" office:value="6415" calcext:value-type="float">
            <text:p>641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nba.com/stats/team/1610612760/traditional" xlink:type="simple">Oklahoma City Thunde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63" calcext:value-type="float">
            <text:p>2963</text:p>
          </table:table-cell>
          <table:table-cell office:value-type="float" office:value="114" calcext:value-type="float">
            <text:p>114</text:p>
          </table:table-cell>
          <table:table-cell office:value-type="float" office:value="112.9" calcext:value-type="float">
            <text:p>112.9</text:p>
          </table:table-cell>
          <table:table-cell office:value-type="float" office:value="1" calcext:value-type="float">
            <text:p>1</text:p>
          </table:table-cell>
          <table:table-cell office:value-type="float" office:value="56.9" calcext:value-type="float">
            <text:p>56.9</text:p>
          </table:table-cell>
          <table:table-cell office:value-type="float" office:value="1.85" calcext:value-type="float">
            <text:p>1.85</text:p>
          </table:table-cell>
          <table:table-cell office:value-type="float" office:value="17.3" calcext:value-type="float">
            <text:p>17.3</text:p>
          </table:table-cell>
          <table:table-cell office:value-type="float" office:value="28.7" calcext:value-type="float">
            <text:p>28.7</text:p>
          </table:table-cell>
          <table:table-cell office:value-type="float" office:value="68.9" calcext:value-type="float">
            <text:p>68.9</text:p>
          </table:table-cell>
          <table:table-cell office:value-type="float" office:value="48.5" calcext:value-type="float">
            <text:p>48.5</text:p>
          </table:table-cell>
          <table:table-cell office:value-type="float" office:value="13" calcext:value-type="float">
            <text:p>13</text:p>
          </table:table-cell>
          <table:table-cell office:value-type="float" office:value="53.4" calcext:value-type="float">
            <text:p>53.4</text:p>
          </table:table-cell>
          <table:table-cell office:value-type="float" office:value="57.2" calcext:value-type="float">
            <text:p>57.2</text:p>
          </table:table-cell>
          <table:table-cell office:value-type="float" office:value="102.12" calcext:value-type="float">
            <text:p>102.12</text:p>
          </table:table-cell>
          <table:table-cell office:value-type="float" office:value="49.8" calcext:value-type="float">
            <text:p>49.8</text:p>
          </table:table-cell>
          <table:table-cell office:value-type="float" office:value="6306" calcext:value-type="float">
            <text:p>630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nba.com/stats/team/1610612753/traditional" xlink:type="simple">Orlando Magic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991" calcext:value-type="float">
            <text:p>2991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6" calcext:value-type="float">
            <text:p>113.6</text:p>
          </table:table-cell>
          <table:table-cell office:value-type="float" office:value="-2.4" calcext:value-type="float">
            <text:p>-2.4</text:p>
          </table:table-cell>
          <table:table-cell office:value-type="float" office:value="56.7" calcext:value-type="float">
            <text:p>56.7</text:p>
          </table:table-cell>
          <table:table-cell office:value-type="float" office:value="1.49" calcext:value-type="float">
            <text:p>1.49</text:p>
          </table:table-cell>
          <table:table-cell office:value-type="float" office:value="16.7" calcext:value-type="float">
            <text:p>16.7</text:p>
          </table:table-cell>
          <table:table-cell office:value-type="float" office:value="27.9" calcext:value-type="float">
            <text:p>27.9</text:p>
          </table:table-cell>
          <table:table-cell office:value-type="float" office:value="72.4" calcext:value-type="float">
            <text:p>72.4</text:p>
          </table:table-cell>
          <table:table-cell office:value-type="float" office:value="50.3" calcext:value-type="float">
            <text:p>50.3</text:p>
          </table:table-cell>
          <table:table-cell office:value-type="float" office:value="15.2" calcext:value-type="float">
            <text:p>15.2</text:p>
          </table:table-cell>
          <table:table-cell office:value-type="float" office:value="53.1" calcext:value-type="float">
            <text:p>53.1</text:p>
          </table:table-cell>
          <table:table-cell office:value-type="float" office:value="57.4" calcext:value-type="float">
            <text:p>57.4</text:p>
          </table:table-cell>
          <table:table-cell office:value-type="float" office:value="99.18" calcext:value-type="float">
            <text:p>99.18</text:p>
          </table:table-cell>
          <table:table-cell office:value-type="float" office:value="48.4" calcext:value-type="float">
            <text:p>48.4</text:p>
          </table:table-cell>
          <table:table-cell office:value-type="float" office:value="6173" calcext:value-type="float">
            <text:p>617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nba.com/stats/team/1610612766/traditional" xlink:type="simple">Charlotte Hornets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054" calcext:value-type="float">
            <text:p>3054</text:p>
          </table:table-cell>
          <table:table-cell office:value-type="float" office:value="109.4" calcext:value-type="float">
            <text:p>109.4</text:p>
          </table:table-cell>
          <table:table-cell office:value-type="float" office:value="115" calcext:value-type="float">
            <text:p>115</text:p>
          </table:table-cell>
          <table:table-cell office:value-type="float" office:value="-5.7" calcext:value-type="float">
            <text:p>-5.7</text:p>
          </table:table-cell>
          <table:table-cell office:value-type="float" office:value="59.9" calcext:value-type="float">
            <text:p>59.9</text:p>
          </table:table-cell>
          <table:table-cell office:value-type="float" office:value="1.82" calcext:value-type="float">
            <text:p>1.82</text:p>
          </table:table-cell>
          <table:table-cell office:value-type="float" office:value="17.6" calcext:value-type="float">
            <text:p>17.6</text:p>
          </table:table-cell>
          <table:table-cell office:value-type="float" office:value="28.4" calcext:value-type="float">
            <text:p>28.4</text:p>
          </table:table-cell>
          <table:table-cell office:value-type="float" office:value="71.4" calcext:value-type="float">
            <text:p>71.4</text:p>
          </table:table-cell>
          <table:table-cell office:value-type="float" office:value="49.1" calcext:value-type="float">
            <text:p>49.1</text:p>
          </table:table-cell>
          <table:table-cell office:value-type="float" office:value="13.4" calcext:value-type="float">
            <text:p>13.4</text:p>
          </table:table-cell>
          <table:table-cell office:value-type="float" office:value="51.5" calcext:value-type="float">
            <text:p>51.5</text:p>
          </table:table-cell>
          <table:table-cell office:value-type="float" office:value="54.9" calcext:value-type="float">
            <text:p>54.9</text:p>
          </table:table-cell>
          <table:table-cell office:value-type="float" office:value="101.94" calcext:value-type="float">
            <text:p>101.94</text:p>
          </table:table-cell>
          <table:table-cell office:value-type="float" office:value="47.4" calcext:value-type="float">
            <text:p>47.4</text:p>
          </table:table-cell>
          <table:table-cell office:value-type="float" office:value="6489" calcext:value-type="float">
            <text:p>648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nba.com/stats/team/1610612765/traditional" xlink:type="simple">Detroit Piston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01" calcext:value-type="float">
            <text:p>3001</text:p>
          </table:table-cell>
          <table:table-cell office:value-type="float" office:value="110.3" calcext:value-type="float">
            <text:p>110.3</text:p>
          </table:table-cell>
          <table:table-cell office:value-type="float" office:value="117.6" calcext:value-type="float">
            <text:p>117.6</text:p>
          </table:table-cell>
          <table:table-cell office:value-type="float" office:value="-7.3" calcext:value-type="float">
            <text:p>-7.3</text:p>
          </table:table-cell>
          <table:table-cell office:value-type="float" office:value="57.3" calcext:value-type="float">
            <text:p>57.3</text:p>
          </table:table-cell>
          <table:table-cell office:value-type="float" office:value="1.52" calcext:value-type="float">
            <text:p>1.52</text:p>
          </table:table-cell>
          <table:table-cell office:value-type="float" office:value="16.4" calcext:value-type="float">
            <text:p>16.4</text:p>
          </table:table-cell>
          <table:table-cell office:value-type="float" office:value="28.9" calcext:value-type="float">
            <text:p>28.9</text:p>
          </table:table-cell>
          <table:table-cell office:value-type="float" office:value="70.6" calcext:value-type="float">
            <text:p>70.6</text:p>
          </table:table-cell>
          <table:table-cell office:value-type="float" office:value="49.2" calcext:value-type="float">
            <text:p>49.2</text:p>
          </table:table-cell>
          <table:table-cell office:value-type="float" office:value="14.8" calcext:value-type="float">
            <text:p>14.8</text:p>
          </table:table-cell>
          <table:table-cell office:value-type="float" office:value="52" calcext:value-type="float">
            <text:p>52</text:p>
          </table:table-cell>
          <table:table-cell office:value-type="float" office:value="56.2" calcext:value-type="float">
            <text:p>56.2</text:p>
          </table:table-cell>
          <table:table-cell office:value-type="float" office:value="100.5" calcext:value-type="float">
            <text:p>100.5</text:p>
          </table:table-cell>
          <table:table-cell office:value-type="float" office:value="45.3" calcext:value-type="float">
            <text:p>45.3</text:p>
          </table:table-cell>
          <table:table-cell office:value-type="float" office:value="6280" calcext:value-type="float">
            <text:p>628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nba.com/stats/team/1610612759/traditional" xlink:type="simple">San Antonio Spurs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96" calcext:value-type="float">
            <text:p>2996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6" calcext:value-type="float">
            <text:p>119.6</text:p>
          </table:table-cell>
          <table:table-cell office:value-type="float" office:value="-10.2" calcext:value-type="float">
            <text:p>-10.2</text:p>
          </table:table-cell>
          <table:table-cell office:value-type="float" office:value="62.5" calcext:value-type="float">
            <text:p>62.5</text:p>
          </table:table-cell>
          <table:table-cell office:value-type="float" office:value="1.73" calcext:value-type="float">
            <text:p>1.73</text:p>
          </table:table-cell>
          <table:table-cell office:value-type="float" office:value="18.6" calcext:value-type="float">
            <text:p>18.6</text:p>
          </table:table-cell>
          <table:table-cell office:value-type="float" office:value="30.6" calcext:value-type="float">
            <text:p>30.6</text:p>
          </table:table-cell>
          <table:table-cell office:value-type="float" office:value="70.2" calcext:value-type="float">
            <text:p>70.2</text:p>
          </table:table-cell>
          <table:table-cell office:value-type="float" office:value="49.5" calcext:value-type="float">
            <text:p>49.5</text:p>
          </table:table-cell>
          <table:table-cell office:value-type="float" office:value="15.1" calcext:value-type="float">
            <text:p>15.1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office:value-type="float" office:value="101.69" calcext:value-type="float">
            <text:p>101.69</text:p>
          </table:table-cell>
          <table:table-cell office:value-type="float" office:value="45" calcext:value-type="float">
            <text:p>45</text:p>
          </table:table-cell>
          <table:table-cell office:value-type="float" office:value="6352" calcext:value-type="float">
            <text:p>635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nba.com/stats/team/1610612745/traditional" xlink:type="simple">Houston Rockets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938" calcext:value-type="float">
            <text:p>293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3" calcext:value-type="float">
            <text:p>118.3</text:p>
          </table:table-cell>
          <table:table-cell office:value-type="float" office:value="-9.1" calcext:value-type="float">
            <text:p>-9.1</text:p>
          </table:table-cell>
          <table:table-cell office:value-type="float" office:value="56.7" calcext:value-type="float">
            <text:p>56.7</text:p>
          </table:table-cell>
          <table:table-cell office:value-type="float" office:value="1.35" calcext:value-type="float">
            <text:p>1.35</text:p>
          </table:table-cell>
          <table:table-cell office:value-type="float" office:value="16.1" calcext:value-type="float">
            <text:p>16.1</text:p>
          </table:table-cell>
          <table:table-cell office:value-type="float" office:value="34.2" calcext:value-type="float">
            <text:p>34.2</text:p>
          </table:table-cell>
          <table:table-cell office:value-type="float" office:value="72.9" calcext:value-type="float">
            <text:p>72.9</text:p>
          </table:table-cell>
          <table:table-cell office:value-type="float" office:value="52.9" calcext:value-type="float">
            <text:p>52.9</text:p>
          </table:table-cell>
          <table:table-cell office:value-type="float" office:value="16.7" calcext:value-type="float">
            <text:p>16.7</text:p>
          </table:table-cell>
          <table:table-cell office:value-type="float" office:value="51.1" calcext:value-type="float">
            <text:p>51.1</text:p>
          </table:table-cell>
          <table:table-cell office:value-type="float" office:value="55" calcext:value-type="float">
            <text:p>55</text:p>
          </table:table-cell>
          <table:table-cell office:value-type="float" office:value="99.99" calcext:value-type="float">
            <text:p>99.99</text:p>
          </table:table-cell>
          <table:table-cell office:value-type="float" office:value="45.4" calcext:value-type="float">
            <text:p>45.4</text:p>
          </table:table-cell>
          <table:table-cell office:value-type="float" office:value="6129" calcext:value-type="float">
            <text:p>6129</text:p>
          </table:table-cell>
          <table:table-cell table:number-columns-repeated="7"/>
        </table:table-row>
      </table:table>
      <table:table table:name="Stats 2023-24 as of feb 2" table:style-name="ta1">
        <table:table-column table:style-name="co5" table:default-cell-style-name="ce63"/>
        <table:table-column table:style-name="co5" table:number-columns-repeated="24" table:default-cell-style-name="ce64"/>
        <table:table-row table:style-name="ro1">
          <table:table-cell office:value-type="string" calcext:value-type="string">
            <text:p>Rk</text:p>
          </table:table-cell>
          <table:table-cell table:style-name="ce63" office:value-type="string" calcext:value-type="string">
            <text:p>Team</text:p>
          </table:table-cell>
          <table:table-cell table:style-name="ce63" office:value-type="string" calcext:value-type="string">
            <text:p>G</text:p>
          </table:table-cell>
          <table:table-cell table:style-name="ce63" office:value-type="string" calcext:value-type="string">
            <text:p>MP</text:p>
          </table:table-cell>
          <table:table-cell table:style-name="ce63" office:value-type="string" calcext:value-type="string">
            <text:p>FG</text:p>
          </table:table-cell>
          <table:table-cell table:style-name="ce63" office:value-type="string" calcext:value-type="string">
            <text:p>FGA</text:p>
          </table:table-cell>
          <table:table-cell table:style-name="ce63" office:value-type="string" calcext:value-type="string">
            <text:p>FG%</text:p>
          </table:table-cell>
          <table:table-cell table:style-name="ce63" office:value-type="string" calcext:value-type="string">
            <text:p>3P</text:p>
          </table:table-cell>
          <table:table-cell table:style-name="ce63" office:value-type="string" calcext:value-type="string">
            <text:p>3PA</text:p>
          </table:table-cell>
          <table:table-cell table:style-name="ce63" office:value-type="string" calcext:value-type="string">
            <text:p>3P%</text:p>
          </table:table-cell>
          <table:table-cell table:style-name="ce63" office:value-type="string" calcext:value-type="string">
            <text:p>2P</text:p>
          </table:table-cell>
          <table:table-cell table:style-name="ce63" office:value-type="string" calcext:value-type="string">
            <text:p>2PA</text:p>
          </table:table-cell>
          <table:table-cell table:style-name="ce63" office:value-type="string" calcext:value-type="string">
            <text:p>2P%</text:p>
          </table:table-cell>
          <table:table-cell table:style-name="ce63" office:value-type="string" calcext:value-type="string">
            <text:p>FT</text:p>
          </table:table-cell>
          <table:table-cell table:style-name="ce63" office:value-type="string" calcext:value-type="string">
            <text:p>FTA</text:p>
          </table:table-cell>
          <table:table-cell table:style-name="ce63" office:value-type="string" calcext:value-type="string">
            <text:p>FT%</text:p>
          </table:table-cell>
          <table:table-cell table:style-name="ce63" office:value-type="string" calcext:value-type="string">
            <text:p>ORB</text:p>
          </table:table-cell>
          <table:table-cell table:style-name="ce63" office:value-type="string" calcext:value-type="string">
            <text:p>DRB</text:p>
          </table:table-cell>
          <table:table-cell table:style-name="ce63" office:value-type="string" calcext:value-type="string">
            <text:p>TRB</text:p>
          </table:table-cell>
          <table:table-cell table:style-name="ce63" office:value-type="string" calcext:value-type="string">
            <text:p>AST</text:p>
          </table:table-cell>
          <table:table-cell table:style-name="ce63" office:value-type="string" calcext:value-type="string">
            <text:p>STL</text:p>
          </table:table-cell>
          <table:table-cell table:style-name="ce63" office:value-type="string" calcext:value-type="string">
            <text:p>BLK</text:p>
          </table:table-cell>
          <table:table-cell table:style-name="ce63" office:value-type="string" calcext:value-type="string">
            <text:p>TOV</text:p>
          </table:table-cell>
          <table:table-cell table:style-name="ce63" office:value-type="string" calcext:value-type="string">
            <text:p>PF</text:p>
          </table:table-cell>
          <table:table-cell table:style-name="ce63" office:value-type="string" calcext:value-type="string">
            <text:p>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 Pacers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46.9" calcext:value-type="float">
            <text:p>46.9</text:p>
          </table:table-cell>
          <table:table-cell office:value-type="float" office:value="93" calcext:value-type="float">
            <text:p>93</text:p>
          </table:table-cell>
          <table:table-cell office:value-type="float" office:value="0.504" calcext:value-type="float">
            <text:p>0.504</text:p>
          </table:table-cell>
          <table:table-cell office:value-type="float" office:value="13.8" calcext:value-type="float">
            <text:p>13.8</text:p>
          </table:table-cell>
          <table:table-cell office:value-type="float" office:value="36.3" calcext:value-type="float">
            <text:p>36.3</text:p>
          </table:table-cell>
          <table:table-cell office:value-type="float" office:value="0.38" calcext:value-type="float">
            <text:p>0.38</text:p>
          </table:table-cell>
          <table:table-cell office:value-type="float" office:value="33.1" calcext:value-type="float">
            <text:p>33.1</text:p>
          </table:table-cell>
          <table:table-cell office:value-type="float" office:value="56.7" calcext:value-type="float">
            <text:p>56.7</text:p>
          </table:table-cell>
          <table:table-cell office:value-type="float" office:value="0.584" calcext:value-type="float">
            <text:p>0.584</text:p>
          </table:table-cell>
          <table:table-cell office:value-type="float" office:value="16.8" calcext:value-type="float">
            <text:p>16.8</text:p>
          </table:table-cell>
          <table:table-cell office:value-type="float" office:value="21.3" calcext:value-type="float">
            <text:p>21.3</text:p>
          </table:table-cell>
          <table:table-cell office:value-type="float" office:value="0.787" calcext:value-type="float">
            <text:p>0.787</text:p>
          </table:table-cell>
          <table:table-cell office:value-type="float" office:value="10.4" calcext:value-type="float">
            <text:p>10.4</text:p>
          </table:table-cell>
          <table:table-cell office:value-type="float" office:value="30.8" calcext:value-type="float">
            <text:p>30.8</text:p>
          </table:table-cell>
          <table:table-cell office:value-type="float" office:value="41.2" calcext:value-type="float">
            <text:p>41.2</text:p>
          </table:table-cell>
          <table:table-cell office:value-type="float" office:value="30.9" calcext:value-type="float">
            <text:p>30.9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13.4" calcext:value-type="float">
            <text:p>13.4</text:p>
          </table:table-cell>
          <table:table-cell office:value-type="float" office:value="22.6" calcext:value-type="float">
            <text:p>22.6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waukee Bucks</text:p>
          </table:table-cell>
          <table:table-cell office:value-type="float" office:value="48" calcext:value-type="float">
            <text:p>48</text:p>
          </table:table-cell>
          <table:table-cell office:value-type="float" office:value="241.6" calcext:value-type="float">
            <text:p>241.6</text:p>
          </table:table-cell>
          <table:table-cell office:value-type="float" office:value="44.5" calcext:value-type="float">
            <text:p>44.5</text:p>
          </table:table-cell>
          <table:table-cell office:value-type="float" office:value="89.7" calcext:value-type="float">
            <text:p>89.7</text:p>
          </table:table-cell>
          <table:table-cell office:value-type="float" office:value="0.497" calcext:value-type="float">
            <text:p>0.497</text:p>
          </table:table-cell>
          <table:table-cell office:value-type="float" office:value="14.2" calcext:value-type="float">
            <text:p>14.2</text:p>
          </table:table-cell>
          <table:table-cell office:value-type="float" office:value="37.7" calcext:value-type="float">
            <text:p>37.7</text:p>
          </table:table-cell>
          <table:table-cell office:value-type="float" office:value="0.378" calcext:value-type="float">
            <text:p>0.378</text:p>
          </table:table-cell>
          <table:table-cell office:value-type="float" office:value="30.3" calcext:value-type="float">
            <text:p>30.3</text:p>
          </table:table-cell>
          <table:table-cell office:value-type="float" office:value="52" calcext:value-type="float">
            <text:p>52</text:p>
          </table:table-cell>
          <table:table-cell office:value-type="float" office:value="0.583" calcext:value-type="float">
            <text:p>0.583</text:p>
          </table:table-cell>
          <table:table-cell office:value-type="float" office:value="20.6" calcext:value-type="float">
            <text:p>20.6</text:p>
          </table:table-cell>
          <table:table-cell office:value-type="float" office:value="26.4" calcext:value-type="float">
            <text:p>26.4</text:p>
          </table:table-cell>
          <table:table-cell office:value-type="float" office:value="0.778" calcext:value-type="float">
            <text:p>0.778</text:p>
          </table:table-cell>
          <table:table-cell office:value-type="float" office:value="9.5" calcext:value-type="float">
            <text:p>9.5</text:p>
          </table:table-cell>
          <table:table-cell office:value-type="float" office:value="34.9" calcext:value-type="float">
            <text:p>34.9</text:p>
          </table:table-cell>
          <table:table-cell office:value-type="float" office:value="44.4" calcext:value-type="float">
            <text:p>44.4</text:p>
          </table:table-cell>
          <table:table-cell office:value-type="float" office:value="26.5" calcext:value-type="float">
            <text:p>26.5</text:p>
          </table:table-cell>
          <table:table-cell office:value-type="float" office:value="6.6" calcext:value-type="float">
            <text:p>6.6</text:p>
          </table:table-cell>
          <table:table-cell office:value-type="float" office:value="5.4" calcext:value-type="float">
            <text:p>5.4</text:p>
          </table:table-cell>
          <table:table-cell office:value-type="float" office:value="12.9" calcext:value-type="float">
            <text:p>12.9</text:p>
          </table:table-cell>
          <table:table-cell office:value-type="float" office:value="20.3" calcext:value-type="float">
            <text:p>20.3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lanta Hawks</text:p>
          </table:table-cell>
          <table:table-cell office:value-type="float" office:value="47" calcext:value-type="float">
            <text:p>47</text:p>
          </table:table-cell>
          <table:table-cell office:value-type="float" office:value="241.6" calcext:value-type="float">
            <text:p>241.6</text:p>
          </table:table-cell>
          <table:table-cell office:value-type="float" office:value="43.3" calcext:value-type="float">
            <text:p>43.3</text:p>
          </table:table-cell>
          <table:table-cell office:value-type="float" office:value="93.3" calcext:value-type="float">
            <text:p>93.3</text:p>
          </table:table-cell>
          <table:table-cell office:value-type="float" office:value="0.464" calcext:value-type="float">
            <text:p>0.464</text:p>
          </table:table-cell>
          <table:table-cell office:value-type="float" office:value="13.6" calcext:value-type="float">
            <text:p>13.6</text:p>
          </table:table-cell>
          <table:table-cell office:value-type="float" office:value="37.7" calcext:value-type="float">
            <text:p>37.7</text:p>
          </table:table-cell>
          <table:table-cell office:value-type="float" office:value="0.361" calcext:value-type="float">
            <text:p>0.361</text:p>
          </table:table-cell>
          <table:table-cell office:value-type="float" office:value="29.7" calcext:value-type="float">
            <text:p>29.7</text:p>
          </table:table-cell>
          <table:table-cell office:value-type="float" office:value="55.6" calcext:value-type="float">
            <text:p>55.6</text:p>
          </table:table-cell>
          <table:table-cell office:value-type="float" office:value="0.535" calcext:value-type="float">
            <text:p>0.535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0.812" calcext:value-type="float">
            <text:p>0.812</text:p>
          </table:table-cell>
          <table:table-cell office:value-type="float" office:value="13.1" calcext:value-type="float">
            <text:p>13.1</text:p>
          </table:table-cell>
          <table:table-cell office:value-type="float" office:value="31.8" calcext:value-type="float">
            <text:p>31.8</text:p>
          </table:table-cell>
          <table:table-cell office:value-type="float" office:value="44.8" calcext:value-type="float">
            <text:p>44.8</text:p>
          </table:table-cell>
          <table:table-cell office:value-type="float" office:value="25.9" calcext:value-type="float">
            <text:p>25.9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  <table:table-cell office:value-type="float" office:value="13.8" calcext:value-type="float">
            <text:p>13.8</text:p>
          </table:table-cell>
          <table:table-cell office:value-type="float" office:value="19" calcext:value-type="float">
            <text:p>19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lahoma City Thunder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44.5" calcext:value-type="float">
            <text:p>44.5</text:p>
          </table:table-cell>
          <table:table-cell office:value-type="float" office:value="88.9" calcext:value-type="float">
            <text:p>88.9</text:p>
          </table:table-cell>
          <table:table-cell office:value-type="float" office:value="0.501" calcext:value-type="float">
            <text:p>0.501</text:p>
          </table:table-cell>
          <table:table-cell office:value-type="float" office:value="12.9" calcext:value-type="float">
            <text:p>12.9</text:p>
          </table:table-cell>
          <table:table-cell office:value-type="float" office:value="33.2" calcext:value-type="float">
            <text:p>33.2</text:p>
          </table:table-cell>
          <table:table-cell office:value-type="float" office:value="0.389" calcext:value-type="float">
            <text:p>0.389</text:p>
          </table:table-cell>
          <table:table-cell office:value-type="float" office:value="31.6" calcext:value-type="float">
            <text:p>31.6</text:p>
          </table:table-cell>
          <table:table-cell office:value-type="float" office:value="55.7" calcext:value-type="float">
            <text:p>55.7</text:p>
          </table:table-cell>
          <table:table-cell office:value-type="float" office:value="0.568" calcext:value-type="float">
            <text:p>0.568</text:p>
          </table:table-cell>
          <table:table-cell office:value-type="float" office:value="18.5" calcext:value-type="float">
            <text:p>18.5</text:p>
          </table:table-cell>
          <table:table-cell office:value-type="float" office:value="22.3" calcext:value-type="float">
            <text:p>22.3</text:p>
          </table:table-cell>
          <table:table-cell office:value-type="float" office:value="0.833" calcext:value-type="float">
            <text:p>0.833</text:p>
          </table:table-cell>
          <table:table-cell office:value-type="float" office:value="8.7" calcext:value-type="float">
            <text:p>8.7</text:p>
          </table:table-cell>
          <table:table-cell office:value-type="float" office:value="32.8" calcext:value-type="float">
            <text:p>32.8</text:p>
          </table:table-cell>
          <table:table-cell office:value-type="float" office:value="41.4" calcext:value-type="float">
            <text:p>41.4</text:p>
          </table:table-cell>
          <table:table-cell office:value-type="float" office:value="27" calcext:value-type="float">
            <text:p>27</text:p>
          </table:table-cell>
          <table:table-cell office:value-type="float" office:value="8.2" calcext:value-type="float">
            <text:p>8.2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float" office:value="19.7" calcext:value-type="float">
            <text:p>19.7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ston Celtics</text:p>
          </table:table-cell>
          <table:table-cell office:value-type="float" office:value="49" calcext:value-type="float">
            <text:p>49</text:p>
          </table:table-cell>
          <table:table-cell office:value-type="float" office:value="242.6" calcext:value-type="float">
            <text:p>242.6</text:p>
          </table:table-cell>
          <table:table-cell office:value-type="float" office:value="43.1" calcext:value-type="float">
            <text:p>43.1</text:p>
          </table:table-cell>
          <table:table-cell office:value-type="float" office:value="90.4" calcext:value-type="float">
            <text:p>90.4</text:p>
          </table:table-cell>
          <table:table-cell office:value-type="float" office:value="0.477" calcext:value-type="float">
            <text:p>0.477</text:p>
          </table:table-cell>
          <table:table-cell office:value-type="float" office:value="16.2" calcext:value-type="float">
            <text:p>16.2</text:p>
          </table:table-cell>
          <table:table-cell office:value-type="float" office:value="42.7" calcext:value-type="float">
            <text:p>42.7</text:p>
          </table:table-cell>
          <table:table-cell office:value-type="float" office:value="0.379" calcext:value-type="float">
            <text:p>0.379</text:p>
          </table:table-cell>
          <table:table-cell office:value-type="float" office:value="26.9" calcext:value-type="float">
            <text:p>26.9</text:p>
          </table:table-cell>
          <table:table-cell office:value-type="float" office:value="47.7" calcext:value-type="float">
            <text:p>47.7</text:p>
          </table:table-cell>
          <table:table-cell office:value-type="float" office:value="0.564" calcext:value-type="float">
            <text:p>0.564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  <table:table-cell office:value-type="float" office:value="0.806" calcext:value-type="float">
            <text:p>0.806</text:p>
          </table:table-cell>
          <table:table-cell office:value-type="float" office:value="10.9" calcext:value-type="float">
            <text:p>10.9</text:p>
          </table:table-cell>
          <table:table-cell office:value-type="float" office:value="36.5" calcext:value-type="float">
            <text:p>36.5</text:p>
          </table:table-cell>
          <table:table-cell office:value-type="float" office:value="47.3" calcext:value-type="float">
            <text:p>47.3</text:p>
          </table:table-cell>
          <table:table-cell office:value-type="float" office:value="25.8" calcext:value-type="float">
            <text:p>25.8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47" calcext:value-type="float">
            <text:p>47</text:p>
          </table:table-cell>
          <table:table-cell office:value-type="float" office:value="241.1" calcext:value-type="float">
            <text:p>241.1</text:p>
          </table:table-cell>
          <table:table-cell office:value-type="float" office:value="42.4" calcext:value-type="float">
            <text:p>42.4</text:p>
          </table:table-cell>
          <table:table-cell office:value-type="float" office:value="88.9" calcext:value-type="float">
            <text:p>88.9</text:p>
          </table:table-cell>
          <table:table-cell office:value-type="float" office:value="0.477" calcext:value-type="float">
            <text:p>0.477</text:p>
          </table:table-cell>
          <table:table-cell office:value-type="float" office:value="11.5" calcext:value-type="float">
            <text:p>11.5</text:p>
          </table:table-cell>
          <table:table-cell office:value-type="float" office:value="31.5" calcext:value-type="float">
            <text:p>31.5</text:p>
          </table:table-cell>
          <table:table-cell office:value-type="float" office:value="0.365" calcext:value-type="float">
            <text:p>0.365</text:p>
          </table:table-cell>
          <table:table-cell office:value-type="float" office:value="30.9" calcext:value-type="float">
            <text:p>30.9</text:p>
          </table:table-cell>
          <table:table-cell office:value-type="float" office:value="57.4" calcext:value-type="float">
            <text:p>57.4</text:p>
          </table:table-cell>
          <table:table-cell office:value-type="float" office:value="0.538" calcext:value-type="float">
            <text:p>0.538</text:p>
          </table:table-cell>
          <table:table-cell office:value-type="float" office:value="22.8" calcext:value-type="float">
            <text:p>22.8</text:p>
          </table:table-cell>
          <table:table-cell office:value-type="float" office:value="27.3" calcext:value-type="float">
            <text:p>27.3</text:p>
          </table:table-cell>
          <table:table-cell office:value-type="float" office:value="0.835" calcext:value-type="float">
            <text:p>0.835</text:p>
          </table:table-cell>
          <table:table-cell office:value-type="float" office:value="10.9" calcext:value-type="float">
            <text:p>10.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.9" calcext:value-type="float">
            <text:p>24.9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office:value-type="float" office:value="12.1" calcext:value-type="float">
            <text:p>12.1</text:p>
          </table:table-cell>
          <table:table-cell office:value-type="float" office:value="21" calcext:value-type="float">
            <text:p>21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lden State Warriors</text:p>
          </table:table-cell>
          <table:table-cell office:value-type="float" office:value="44" calcext:value-type="float">
            <text:p>44</text:p>
          </table:table-cell>
          <table:table-cell office:value-type="float" office:value="242.8" calcext:value-type="float">
            <text:p>242.8</text:p>
          </table:table-cell>
          <table:table-cell office:value-type="float" office:value="42.8" calcext:value-type="float">
            <text:p>42.8</text:p>
          </table:table-cell>
          <table:table-cell office:value-type="float" office:value="90.9" calcext:value-type="float">
            <text:p>90.9</text:p>
          </table:table-cell>
          <table:table-cell office:value-type="float" office:value="0.471" calcext:value-type="float">
            <text:p>0.471</text:p>
          </table:table-cell>
          <table:table-cell office:value-type="float" office:value="15" calcext:value-type="float">
            <text:p>15</text:p>
          </table:table-cell>
          <table:table-cell office:value-type="float" office:value="39.9" calcext:value-type="float">
            <text:p>39.9</text:p>
          </table:table-cell>
          <table:table-cell office:value-type="float" office:value="0.376" calcext:value-type="float">
            <text:p>0.376</text:p>
          </table:table-cell>
          <table:table-cell office:value-type="float" office:value="27.8" calcext:value-type="float">
            <text:p>27.8</text:p>
          </table:table-cell>
          <table:table-cell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7.9" calcext:value-type="float">
            <text:p>17.9</text:p>
          </table:table-cell>
          <table:table-cell office:value-type="float" office:value="22.7" calcext:value-type="float">
            <text:p>22.7</text:p>
          </table:table-cell>
          <table:table-cell office:value-type="float" office:value="0.79" calcext:value-type="float">
            <text:p>0.79</text:p>
          </table:table-cell>
          <table:table-cell office:value-type="float" office:value="12.4" calcext:value-type="float">
            <text:p>12.4</text:p>
          </table:table-cell>
          <table:table-cell office:value-type="float" office:value="33.4" calcext:value-type="float">
            <text:p>33.4</text:p>
          </table:table-cell>
          <table:table-cell office:value-type="float" office:value="45.8" calcext:value-type="float">
            <text:p>45.8</text:p>
          </table:table-cell>
          <table:table-cell office:value-type="float" office:value="28.4" calcext:value-type="float">
            <text:p>28.4</text:p>
          </table:table-cell>
          <table:table-cell office:value-type="float" office:value="6.6" calcext:value-type="float">
            <text:p>6.6</text:p>
          </table:table-cell>
          <table:table-cell office:value-type="float" office:value="3.8" calcext:value-type="float">
            <text:p>3.8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 Mavericks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42.6" calcext:value-type="float">
            <text:p>42.6</text:p>
          </table:table-cell>
          <table:table-cell office:value-type="float" office:value="89.9" calcext:value-type="float">
            <text:p>89.9</text:p>
          </table:table-cell>
          <table:table-cell office:value-type="float" office:value="0.474" calcext:value-type="float">
            <text:p>0.474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office:value-type="float" office:value="0.371" calcext:value-type="float">
            <text:p>0.371</text:p>
          </table:table-cell>
          <table:table-cell office:value-type="float" office:value="27.6" calcext:value-type="float">
            <text:p>27.6</text:p>
          </table:table-cell>
          <table:table-cell office:value-type="float" office:value="49.4" calcext:value-type="float">
            <text:p>49.4</text:p>
          </table:table-cell>
          <table:table-cell office:value-type="float" office:value="0.559" calcext:value-type="float">
            <text:p>0.559</text:p>
          </table:table-cell>
          <table:table-cell office:value-type="float" office:value="18" calcext:value-type="float">
            <text:p>18</text:p>
          </table:table-cell>
          <table:table-cell office:value-type="float" office:value="23.8" calcext:value-type="float">
            <text:p>23.8</text:p>
          </table:table-cell>
          <table:table-cell office:value-type="float" office:value="0.756" calcext:value-type="float">
            <text:p>0.756</text:p>
          </table:table-cell>
          <table:table-cell office:value-type="float" office:value="10.1" calcext:value-type="float">
            <text:p>10.1</text:p>
          </table:table-cell>
          <table:table-cell office:value-type="float" office:value="31.3" calcext:value-type="float">
            <text:p>31.3</text:p>
          </table:table-cell>
          <table:table-cell office:value-type="float" office:value="41.4" calcext:value-type="float">
            <text:p>41.4</text:p>
          </table:table-cell>
          <table:table-cell office:value-type="float" office:value="25.4" calcext:value-type="float">
            <text:p>25.4</text:p>
          </table:table-cell>
          <table:table-cell office:value-type="float" office:value="6.5" calcext:value-type="float">
            <text:p>6.5</text:p>
          </table:table-cell>
          <table:table-cell office:value-type="float" office:value="4.3" calcext:value-type="float">
            <text:p>4.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cramento Kings</text:p>
          </table:table-cell>
          <table:table-cell office:value-type="float" office:value="46" calcext:value-type="float">
            <text:p>46</text:p>
          </table:table-cell>
          <table:table-cell office:value-type="float" office:value="242.7" calcext:value-type="float">
            <text:p>242.7</text:p>
          </table:table-cell>
          <table:table-cell office:value-type="float" office:value="43.6" calcext:value-type="float">
            <text:p>43.6</text:p>
          </table:table-cell>
          <table:table-cell office:value-type="float" office:value="91" calcext:value-type="float">
            <text:p>91</text:p>
          </table:table-cell>
          <table:table-cell office:value-type="float" office:value="0.479" calcext:value-type="float">
            <text:p>0.479</text:p>
          </table:table-cell>
          <table:table-cell office:value-type="float" office:value="14.9" calcext:value-type="float">
            <text:p>14.9</text:p>
          </table:table-cell>
          <table:table-cell office:value-type="float" office:value="40.4" calcext:value-type="float">
            <text:p>40.4</text:p>
          </table:table-cell>
          <table:table-cell office:value-type="float" office:value="0.37" calcext:value-type="float">
            <text:p>0.37</text:p>
          </table:table-cell>
          <table:table-cell office:value-type="float" office:value="28.6" calcext:value-type="float">
            <text:p>28.6</text:p>
          </table:table-cell>
          <table:table-cell office:value-type="float" office:value="50.6" calcext:value-type="float">
            <text:p>50.6</text:p>
          </table:table-cell>
          <table:table-cell office:value-type="float" office:value="0.566" calcext:value-type="float">
            <text:p>0.56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.731" calcext:value-type="float">
            <text:p>0.731</text:p>
          </table:table-cell>
          <table:table-cell office:value-type="float" office:value="10.5" calcext:value-type="float">
            <text:p>10.5</text:p>
          </table:table-cell>
          <table:table-cell office:value-type="float" office:value="33" calcext:value-type="float">
            <text:p>33</text:p>
          </table:table-cell>
          <table:table-cell office:value-type="float" office:value="43.6" calcext:value-type="float">
            <text:p>43.6</text:p>
          </table:table-cell>
          <table:table-cell office:value-type="float" office:value="28.6" calcext:value-type="float">
            <text:p>28.6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office:value-type="float" office:value="20.2" calcext:value-type="float">
            <text:p>20.2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lippers</text:p>
          </table:table-cell>
          <table:table-cell office:value-type="float" office:value="46" calcext:value-type="float">
            <text:p>46</text:p>
          </table:table-cell>
          <table:table-cell office:value-type="float" office:value="240.5" calcext:value-type="float">
            <text:p>240.5</text:p>
          </table:table-cell>
          <table:table-cell office:value-type="float" office:value="43.3" calcext:value-type="float">
            <text:p>43.3</text:p>
          </table:table-cell>
          <table:table-cell office:value-type="float" office:value="87.7" calcext:value-type="float">
            <text:p>87.7</text:p>
          </table:table-cell>
          <table:table-cell office:value-type="float" office:value="0.493" calcext:value-type="float">
            <text:p>0.493</text:p>
          </table:table-cell>
          <table:table-cell office:value-type="float" office:value="13" calcext:value-type="float">
            <text:p>13</text:p>
          </table:table-cell>
          <table:table-cell office:value-type="float" office:value="33.2" calcext:value-type="float">
            <text:p>33.2</text:p>
          </table:table-cell>
          <table:table-cell office:value-type="float" office:value="0.393" calcext:value-type="float">
            <text:p>0.393</text:p>
          </table:table-cell>
          <table:table-cell office:value-type="float" office:value="30.3" calcext:value-type="float">
            <text:p>30.3</text:p>
          </table:table-cell>
          <table:table-cell office:value-type="float" office:value="54.5" calcext:value-type="float">
            <text:p>54.5</text:p>
          </table:table-cell>
          <table:table-cell office:value-type="float" office:value="0.555" calcext:value-type="float">
            <text:p>0.555</text:p>
          </table:table-cell>
          <table:table-cell office:value-type="float" office:value="18.5" calcext:value-type="float">
            <text:p>18.5</text:p>
          </table:table-cell>
          <table:table-cell office:value-type="float" office:value="22.8" calcext:value-type="float">
            <text:p>22.8</text:p>
          </table:table-cell>
          <table:table-cell office:value-type="float" office:value="0.81" calcext:value-type="float">
            <text:p>0.81</text:p>
          </table:table-cell>
          <table:table-cell office:value-type="float" office:value="10.5" calcext:value-type="float">
            <text:p>10.5</text:p>
          </table:table-cell>
          <table:table-cell office:value-type="float" office:value="33" calcext:value-type="float">
            <text:p>33</text:p>
          </table:table-cell>
          <table:table-cell office:value-type="float" office:value="43.5" calcext:value-type="float">
            <text:p>43.5</text:p>
          </table:table-cell>
          <table:table-cell office:value-type="float" office:value="26.1" calcext:value-type="float">
            <text:p>26.1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12.9" calcext:value-type="float">
            <text:p>12.9</text:p>
          </table:table-cell>
          <table:table-cell office:value-type="float" office:value="19.6" calcext:value-type="float">
            <text:p>19.6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tah Jazz</text:p>
          </table:table-cell>
          <table:table-cell office:value-type="float" office:value="50" calcext:value-type="float">
            <text:p>50</text:p>
          </table:table-cell>
          <table:table-cell office:value-type="float" office:value="242.5" calcext:value-type="float">
            <text:p>242.5</text:p>
          </table:table-cell>
          <table:table-cell office:value-type="float" office:value="42.7" calcext:value-type="float">
            <text:p>42.7</text:p>
          </table:table-cell>
          <table:table-cell office:value-type="float" office:value="90.7" calcext:value-type="float">
            <text:p>90.7</text:p>
          </table:table-cell>
          <table:table-cell office:value-type="float" office:value="0.471" calcext:value-type="float">
            <text:p>0.471</text:p>
          </table:table-cell>
          <table:table-cell office:value-type="float" office:value="13.1" calcext:value-type="float">
            <text:p>13.1</text:p>
          </table:table-cell>
          <table:table-cell office:value-type="float" office:value="36.8" calcext:value-type="float">
            <text:p>36.8</text:p>
          </table:table-cell>
          <table:table-cell office:value-type="float" office:value="0.357" calcext:value-type="float">
            <text:p>0.357</text:p>
          </table:table-cell>
          <table:table-cell office:value-type="float" office:value="29.6" calcext:value-type="float">
            <text:p>29.6</text:p>
          </table:table-cell>
          <table:table-cell office:value-type="float" office:value="53.9" calcext:value-type="float">
            <text:p>53.9</text:p>
          </table:table-cell>
          <table:table-cell office:value-type="float" office:value="0.549" calcext:value-type="float">
            <text:p>0.549</text:p>
          </table:table-cell>
          <table:table-cell office:value-type="float" office:value="19.1" calcext:value-type="float">
            <text:p>19.1</text:p>
          </table:table-cell>
          <table:table-cell office:value-type="float" office:value="23.3" calcext:value-type="float">
            <text:p>23.3</text:p>
          </table:table-cell>
          <table:table-cell office:value-type="float" office:value="0.822" calcext:value-type="float">
            <text:p>0.822</text:p>
          </table:table-cell>
          <table:table-cell office:value-type="float" office:value="12.7" calcext:value-type="float">
            <text:p>12.7</text:p>
          </table:table-cell>
          <table:table-cell office:value-type="float" office:value="33.8" calcext:value-type="float">
            <text:p>33.8</text:p>
          </table:table-cell>
          <table:table-cell office:value-type="float" office:value="46.5" calcext:value-type="float">
            <text:p>46.5</text:p>
          </table:table-cell>
          <table:table-cell office:value-type="float" office:value="28.4" calcext:value-type="float">
            <text:p>28.4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.8</text:p>
          </table:table-cell>
          <table:table-cell office:value-type="float" office:value="19.3" calcext:value-type="float">
            <text:p>19.3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48" calcext:value-type="float">
            <text:p>48</text:p>
          </table:table-cell>
          <table:table-cell office:value-type="float" office:value="241.6" calcext:value-type="float">
            <text:p>241.6</text:p>
          </table:table-cell>
          <table:table-cell office:value-type="float" office:value="42.3" calcext:value-type="float">
            <text:p>42.3</text:p>
          </table:table-cell>
          <table:table-cell office:value-type="float" office:value="85.4" calcext:value-type="float">
            <text:p>85.4</text:p>
          </table:table-cell>
          <table:table-cell office:value-type="float" office:value="0.495" calcext:value-type="float">
            <text:p>0.495</text:p>
          </table:table-cell>
          <table:table-cell office:value-type="float" office:value="11.9" calcext:value-type="float">
            <text:p>11.9</text:p>
          </table:table-cell>
          <table:table-cell office:value-type="float" office:value="31.5" calcext:value-type="float">
            <text:p>31.5</text:p>
          </table:table-cell>
          <table:table-cell office:value-type="float" office:value="0.379" calcext:value-type="float">
            <text:p>0.379</text:p>
          </table:table-cell>
          <table:table-cell office:value-type="float" office:value="30.3" calcext:value-type="float">
            <text:p>30.3</text:p>
          </table:table-cell>
          <table:table-cell office:value-type="float" office:value="53.9" calcext:value-type="float">
            <text:p>53.9</text:p>
          </table:table-cell>
          <table:table-cell office:value-type="float" office:value="0.562" calcext:value-type="float">
            <text:p>0.562</text:p>
          </table:table-cell>
          <table:table-cell office:value-type="float" office:value="20.4" calcext:value-type="float">
            <text:p>20.4</text:p>
          </table:table-cell>
          <table:table-cell office:value-type="float" office:value="25.1" calcext:value-type="float">
            <text:p>25.1</text:p>
          </table:table-cell>
          <table:table-cell office:value-type="float" office:value="0.812" calcext:value-type="float">
            <text:p>0.812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office:value-type="float" office:value="43.3" calcext:value-type="float">
            <text:p>43.3</text:p>
          </table:table-cell>
          <table:table-cell office:value-type="float" office:value="26.5" calcext:value-type="float">
            <text:p>26.5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8.7" calcext:value-type="float">
            <text:p>18.7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Pelicans</text:p>
          </table:table-cell>
          <table:table-cell office:value-type="float" office:value="48" calcext:value-type="float">
            <text:p>48</text:p>
          </table:table-cell>
          <table:table-cell office:value-type="float" office:value="240.5" calcext:value-type="float">
            <text:p>240.5</text:p>
          </table:table-cell>
          <table:table-cell office:value-type="float" office:value="42.7" calcext:value-type="float">
            <text:p>42.7</text:p>
          </table:table-cell>
          <table:table-cell office:value-type="float" office:value="87.7" calcext:value-type="float">
            <text:p>87.7</text:p>
          </table:table-cell>
          <table:table-cell office:value-type="float" office:value="0.487" calcext:value-type="float">
            <text:p>0.487</text:p>
          </table:table-cell>
          <table:table-cell office:value-type="float" office:value="12.1" calcext:value-type="float">
            <text:p>12.1</text:p>
          </table:table-cell>
          <table:table-cell office:value-type="float" office:value="32" calcext:value-type="float">
            <text:p>32</text:p>
          </table:table-cell>
          <table:table-cell office:value-type="float" office:value="0.379" calcext:value-type="float">
            <text:p>0.379</text:p>
          </table:table-cell>
          <table:table-cell office:value-type="float" office:value="30.6" calcext:value-type="float">
            <text:p>30.6</text:p>
          </table:table-cell>
          <table:table-cell office:value-type="float" office:value="55.7" calcext:value-type="float">
            <text:p>55.7</text:p>
          </table:table-cell>
          <table:table-cell office:value-type="float" office:value="0.549" calcext:value-type="float">
            <text:p>0.549</text:p>
          </table:table-cell>
          <table:table-cell office:value-type="float" office:value="18.9" calcext:value-type="float">
            <text:p>18.9</text:p>
          </table:table-cell>
          <table:table-cell office:value-type="float" office:value="24.8" calcext:value-type="float">
            <text:p>24.8</text:p>
          </table:table-cell>
          <table:table-cell office:value-type="float" office:value="0.764" calcext:value-type="float">
            <text:p>0.764</text:p>
          </table:table-cell>
          <table:table-cell office:value-type="float" office:value="10.9" calcext:value-type="float">
            <text:p>10.9</text:p>
          </table:table-cell>
          <table:table-cell office:value-type="float" office:value="33.6" calcext:value-type="float">
            <text:p>33.6</text:p>
          </table:table-cell>
          <table:table-cell office:value-type="float" office:value="44.6" calcext:value-type="float">
            <text:p>44.6</text:p>
          </table:table-cell>
          <table:table-cell office:value-type="float" office:value="26.7" calcext:value-type="float">
            <text:p>26.7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13.4" calcext:value-type="float">
            <text:p>13.4</text:p>
          </table:table-cell>
          <table:table-cell office:value-type="float" office:value="19.4" calcext:value-type="float">
            <text:p>19.4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Lakers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42.9" calcext:value-type="float">
            <text:p>42.9</text:p>
          </table:table-cell>
          <table:table-cell office:value-type="float" office:value="87.6" calcext:value-type="float">
            <text:p>87.6</text:p>
          </table:table-cell>
          <table:table-cell office:value-type="float" office:value="0.49" calcext:value-type="float">
            <text:p>0.49</text:p>
          </table:table-cell>
          <table:table-cell office:value-type="float" office:value="11.3" calcext:value-type="float">
            <text:p>11.3</text:p>
          </table:table-cell>
          <table:table-cell office:value-type="float" office:value="30.7" calcext:value-type="float">
            <text:p>30.7</text:p>
          </table:table-cell>
          <table:table-cell office:value-type="float" office:value="0.369" calcext:value-type="float">
            <text:p>0.369</text:p>
          </table:table-cell>
          <table:table-cell office:value-type="float" office:value="31.6" calcext:value-type="float">
            <text:p>31.6</text:p>
          </table:table-cell>
          <table:table-cell office:value-type="float" office:value="56.9" calcext:value-type="float">
            <text:p>56.9</text:p>
          </table:table-cell>
          <table:table-cell office:value-type="float" office:value="0.556" calcext:value-type="float">
            <text:p>0.556</text:p>
          </table:table-cell>
          <table:table-cell office:value-type="float" office:value="18.9" calcext:value-type="float">
            <text:p>18.9</text:p>
          </table:table-cell>
          <table:table-cell office:value-type="float" office:value="24.6" calcext:value-type="float">
            <text:p>24.6</text:p>
          </table:table-cell>
          <table:table-cell office:value-type="float" office:value="0.769" calcext:value-type="float">
            <text:p>0.769</text:p>
          </table:table-cell>
          <table:table-cell office:value-type="float" office:value="8.4" calcext:value-type="float">
            <text:p>8.4</text:p>
          </table:table-cell>
          <table:table-cell office:value-type="float" office:value="34.6" calcext:value-type="float">
            <text:p>34.6</text:p>
          </table:table-cell>
          <table:table-cell office:value-type="float" office:value="43" calcext:value-type="float">
            <text:p>43</text:p>
          </table:table-cell>
          <table:table-cell office:value-type="float" office:value="28.1" calcext:value-type="float">
            <text:p>28.1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14.2" calcext:value-type="float">
            <text:p>14.2</text:p>
          </table:table-cell>
          <table:table-cell office:value-type="float" office:value="16.5" calcext:value-type="float">
            <text:p>16.5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41.7" calcext:value-type="float">
            <text:p>41.7</text:p>
          </table:table-cell>
          <table:table-cell office:value-type="float" office:value="89.1" calcext:value-type="float">
            <text:p>89.1</text:p>
          </table:table-cell>
          <table:table-cell office:value-type="float" office:value="0.468" calcext:value-type="float">
            <text:p>0.468</text:p>
          </table:table-cell>
          <table:table-cell office:value-type="float" office:value="13.2" calcext:value-type="float">
            <text:p>13.2</text:p>
          </table:table-cell>
          <table:table-cell office:value-type="float" office:value="35.5" calcext:value-type="float">
            <text:p>35.5</text:p>
          </table:table-cell>
          <table:table-cell office:value-type="float" office:value="0.371" calcext:value-type="float">
            <text:p>0.371</text:p>
          </table:table-cell>
          <table:table-cell office:value-type="float" office:value="28.6" calcext:value-type="float">
            <text:p>28.6</text:p>
          </table:table-cell>
          <table:table-cell office:value-type="float" office:value="53.6" calcext:value-type="float">
            <text:p>53.6</text:p>
          </table:table-cell>
          <table:table-cell office:value-type="float" office:value="0.533" calcext:value-type="float">
            <text:p>0.533</text:p>
          </table:table-cell>
          <table:table-cell office:value-type="float" office:value="18.7" calcext:value-type="float">
            <text:p>18.7</text:p>
          </table:table-cell>
          <table:table-cell office:value-type="float" office:value="23.8" calcext:value-type="float">
            <text:p>23.8</text:p>
          </table:table-cell>
          <table:table-cell office:value-type="float" office:value="0.784" calcext:value-type="float">
            <text:p>0.784</text:p>
          </table:table-cell>
          <table:table-cell office:value-type="float" office:value="12.7" calcext:value-type="float">
            <text:p>12.7</text:p>
          </table:table-cell>
          <table:table-cell office:value-type="float" office:value="33.7" calcext:value-type="float">
            <text:p>33.7</text:p>
          </table:table-cell>
          <table:table-cell office:value-type="float" office:value="46.3" calcext:value-type="float">
            <text:p>46.3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shington Wizards</text:p>
          </table:table-cell>
          <table:table-cell office:value-type="float" office:value="47" calcext:value-type="float">
            <text:p>47</text:p>
          </table:table-cell>
          <table:table-cell office:value-type="float" office:value="240" calcext:value-type="float">
            <text:p>240</text:p>
          </table:table-cell>
          <table:table-cell office:value-type="float" office:value="43.3" calcext:value-type="float">
            <text:p>43.3</text:p>
          </table:table-cell>
          <table:table-cell office:value-type="float" office:value="90.9" calcext:value-type="float">
            <text:p>90.9</text:p>
          </table:table-cell>
          <table:table-cell office:value-type="float" office:value="0.477" calcext:value-type="float">
            <text:p>0.477</text:p>
          </table:table-cell>
          <table:table-cell office:value-type="float" office:value="11.9" calcext:value-type="float">
            <text:p>11.9</text:p>
          </table:table-cell>
          <table:table-cell office:value-type="float" office:value="34" calcext:value-type="float">
            <text:p>34</text:p>
          </table:table-cell>
          <table:table-cell office:value-type="float" office:value="0.351" calcext:value-type="float">
            <text:p>0.351</text:p>
          </table:table-cell>
          <table:table-cell office:value-type="float" office:value="31.4" calcext:value-type="float">
            <text:p>31.4</text:p>
          </table:table-cell>
          <table:table-cell office:value-type="float" office:value="56.9" calcext:value-type="float">
            <text:p>56.9</text:p>
          </table:table-cell>
          <table:table-cell office:value-type="float" office:value="0.552" calcext:value-type="float">
            <text:p>0.55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69" calcext:value-type="float">
            <text:p>0.769</text:p>
          </table:table-cell>
          <table:table-cell office:value-type="float" office:value="9.1" calcext:value-type="float">
            <text:p>9.1</text:p>
          </table:table-cell>
          <table:table-cell office:value-type="float" office:value="31.4" calcext:value-type="float">
            <text:p>31.4</text:p>
          </table:table-cell>
          <table:table-cell office:value-type="float" office:value="40.5" calcext:value-type="float">
            <text:p>40.5</text:p>
          </table:table-cell>
          <table:table-cell office:value-type="float" office:value="27.9" calcext:value-type="float">
            <text:p>27.9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ver Nuggets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43.8" calcext:value-type="float">
            <text:p>43.8</text:p>
          </table:table-cell>
          <table:table-cell office:value-type="float" office:value="88.7" calcext:value-type="float">
            <text:p>88.7</text:p>
          </table:table-cell>
          <table:table-cell office:value-type="float" office:value="0.494" calcext:value-type="float">
            <text:p>0.494</text:p>
          </table:table-cell>
          <table:table-cell office:value-type="float" office:value="11.5" calcext:value-type="float">
            <text:p>11.5</text:p>
          </table:table-cell>
          <table:table-cell office:value-type="float" office:value="31.1" calcext:value-type="float">
            <text:p>31.1</text:p>
          </table:table-cell>
          <table:table-cell office:value-type="float" office:value="0.37" calcext:value-type="float">
            <text:p>0.37</text:p>
          </table:table-cell>
          <table:table-cell office:value-type="float" office:value="32.3" calcext:value-type="float">
            <text:p>32.3</text:p>
          </table:table-cell>
          <table:table-cell office:value-type="float" office:value="57.6" calcext:value-type="float">
            <text:p>57.6</text:p>
          </table:table-cell>
          <table:table-cell office:value-type="float" office:value="0.56" calcext:value-type="float">
            <text:p>0.56</text:p>
          </table:table-cell>
          <table:table-cell office:value-type="float" office:value="15.7" calcext:value-type="float">
            <text:p>15.7</text:p>
          </table:table-cell>
          <table:table-cell office:value-type="float" office:value="21" calcext:value-type="float">
            <text:p>21</text:p>
          </table:table-cell>
          <table:table-cell office:value-type="float" office:value="0.751" calcext:value-type="float">
            <text:p>0.751</text:p>
          </table:table-cell>
          <table:table-cell office:value-type="float" office:value="10.9" calcext:value-type="float">
            <text:p>10.9</text:p>
          </table:table-cell>
          <table:table-cell office:value-type="float" office:value="33.2" calcext:value-type="float">
            <text:p>33.2</text:p>
          </table:table-cell>
          <table:table-cell office:value-type="float" office:value="44" calcext:value-type="float">
            <text:p>44</text:p>
          </table:table-cell>
          <table:table-cell office:value-type="float" office:value="28.7" calcext:value-type="float">
            <text:p>28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12.5" calcext:value-type="float">
            <text:p>12.5</text:p>
          </table:table-cell>
          <table:table-cell office:value-type="float" office:value="18.8" calcext:value-type="float">
            <text:p>18.8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ronto Raptors</text:p>
          </table:table-cell>
          <table:table-cell office:value-type="float" office:value="47" calcext:value-type="float">
            <text:p>47</text:p>
          </table:table-cell>
          <table:table-cell office:value-type="float" office:value="241.1" calcext:value-type="float">
            <text:p>241.1</text:p>
          </table:table-cell>
          <table:table-cell office:value-type="float" office:value="43" calcext:value-type="float">
            <text:p>43</text:p>
          </table:table-cell>
          <table:table-cell office:value-type="float" office:value="89.5" calcext:value-type="float">
            <text:p>89.5</text:p>
          </table:table-cell>
          <table:table-cell office:value-type="float" office:value="0.48" calcext:value-type="float">
            <text:p>0.48</text:p>
          </table:table-cell>
          <table:table-cell office:value-type="float" office:value="11.8" calcext:value-type="float">
            <text:p>11.8</text:p>
          </table:table-cell>
          <table:table-cell office:value-type="float" office:value="32.9" calcext:value-type="float">
            <text:p>32.9</text:p>
          </table:table-cell>
          <table:table-cell office:value-type="float" office:value="0.358" calcext:value-type="float">
            <text:p>0.358</text:p>
          </table:table-cell>
          <table:table-cell office:value-type="float" office:value="31.2" calcext:value-type="float">
            <text:p>31.2</text:p>
          </table:table-cell>
          <table:table-cell office:value-type="float" office:value="56.7" calcext:value-type="float">
            <text:p>56.7</text:p>
          </table:table-cell>
          <table:table-cell office:value-type="float" office:value="0.55" calcext:value-type="float">
            <text:p>0.55</text:p>
          </table:table-cell>
          <table:table-cell office:value-type="float" office:value="16.8" calcext:value-type="float">
            <text:p>16.8</text:p>
          </table:table-cell>
          <table:table-cell office:value-type="float" office:value="22.6" calcext:value-type="float">
            <text:p>22.6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2.3" calcext:value-type="float">
            <text:p>32.3</text:p>
          </table:table-cell>
          <table:table-cell office:value-type="float" office:value="43.6" calcext:value-type="float">
            <text:p>43.6</text:p>
          </table:table-cell>
          <table:table-cell office:value-type="float" office:value="29.6" calcext:value-type="float">
            <text:p>29.6</text:p>
          </table:table-cell>
          <table:table-cell office:value-type="float" office:value="7.5" calcext:value-type="float">
            <text:p>7.5</text:p>
          </table:table-cell>
          <table:table-cell office:value-type="float" office:value="4.8" calcext:value-type="float">
            <text:p>4.8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 Cavaliers</text:p>
          </table:table-cell>
          <table:table-cell office:value-type="float" office:value="46" calcext:value-type="float">
            <text:p>46</text:p>
          </table:table-cell>
          <table:table-cell office:value-type="float" office:value="241.1" calcext:value-type="float">
            <text:p>241.1</text:p>
          </table:table-cell>
          <table:table-cell office:value-type="float" office:value="42.4" calcext:value-type="float">
            <text:p>42.4</text:p>
          </table:table-cell>
          <table:table-cell office:value-type="float" office:value="88.7" calcext:value-type="float">
            <text:p>88.7</text:p>
          </table:table-cell>
          <table:table-cell office:value-type="float" office:value="0.479" calcext:value-type="float">
            <text:p>0.479</text:p>
          </table:table-cell>
          <table:table-cell office:value-type="float" office:value="13.2" calcext:value-type="float">
            <text:p>13.2</text:p>
          </table:table-cell>
          <table:table-cell office:value-type="float" office:value="36.8" calcext:value-type="float">
            <text:p>36.8</text:p>
          </table:table-cell>
          <table:table-cell office:value-type="float" office:value="0.359" calcext:value-type="float">
            <text:p>0.359</text:p>
          </table:table-cell>
          <table:table-cell office:value-type="float" office:value="29.2" calcext:value-type="float">
            <text:p>29.2</text:p>
          </table:table-cell>
          <table:table-cell office:value-type="float" office:value="51.9" calcext:value-type="float">
            <text:p>51.9</text:p>
          </table:table-cell>
          <table:table-cell office:value-type="float" office:value="0.564" calcext:value-type="float">
            <text:p>0.564</text:p>
          </table:table-cell>
          <table:table-cell office:value-type="float" office:value="16.2" calcext:value-type="float">
            <text:p>16.2</text:p>
          </table:table-cell>
          <table:table-cell office:value-type="float" office:value="21" calcext:value-type="float">
            <text:p>21</text:p>
          </table:table-cell>
          <table:table-cell office:value-type="float" office:value="0.77" calcext:value-type="float">
            <text:p>0.7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.9" calcext:value-type="float">
            <text:p>44.9</text:p>
          </table:table-cell>
          <table:table-cell office:value-type="float" office:value="26.7" calcext:value-type="float">
            <text:p>26.7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ooklyn Nets</text:p>
          </table:table-cell>
          <table:table-cell office:value-type="float" office:value="47" calcext:value-type="float">
            <text:p>47</text:p>
          </table:table-cell>
          <table:table-cell office:value-type="float" office:value="241.6" calcext:value-type="float">
            <text:p>241.6</text:p>
          </table:table-cell>
          <table:table-cell office:value-type="float" office:value="42.1" calcext:value-type="float">
            <text:p>42.1</text:p>
          </table:table-cell>
          <table:table-cell office:value-type="float" office:value="91.2" calcext:value-type="float">
            <text:p>91.2</text:p>
          </table:table-cell>
          <table:table-cell office:value-type="float" office:value="0.461" calcext:value-type="float">
            <text:p>0.461</text:p>
          </table:table-cell>
          <table:table-cell office:value-type="float" office:value="13.8" calcext:value-type="float">
            <text:p>13.8</text:p>
          </table:table-cell>
          <table:table-cell office:value-type="float" office:value="37.9" calcext:value-type="float">
            <text:p>37.9</text:p>
          </table:table-cell>
          <table:table-cell office:value-type="float" office:value="0.365" calcext:value-type="float">
            <text:p>0.365</text:p>
          </table:table-cell>
          <table:table-cell office:value-type="float" office:value="28.2" calcext:value-type="float">
            <text:p>28.2</text:p>
          </table:table-cell>
          <table:table-cell office:value-type="float" office:value="53.4" calcext:value-type="float">
            <text:p>53.4</text:p>
          </table:table-cell>
          <table:table-cell office:value-type="float" office:value="0.529" calcext:value-type="float">
            <text:p>0.529</text:p>
          </table:table-cell>
          <table:table-cell office:value-type="float" office:value="16.2" calcext:value-type="float">
            <text:p>16.2</text:p>
          </table:table-cell>
          <table:table-cell office:value-type="float" office:value="21.4" calcext:value-type="float">
            <text:p>21.4</text:p>
          </table:table-cell>
          <table:table-cell office:value-type="float" office:value="0.757" calcext:value-type="float">
            <text:p>0.757</text:p>
          </table:table-cell>
          <table:table-cell office:value-type="float" office:value="12" calcext:value-type="float">
            <text:p>12</text:p>
          </table:table-cell>
          <table:table-cell office:value-type="float" office:value="33.1" calcext:value-type="float">
            <text:p>33.1</text:p>
          </table:table-cell>
          <table:table-cell office:value-type="float" office:value="45.2" calcext:value-type="float">
            <text:p>45.2</text:p>
          </table:table-cell>
          <table:table-cell office:value-type="float" office:value="26.6" calcext:value-type="float">
            <text:p>26.6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12.7" calcext:value-type="float">
            <text:p>12.7</text:p>
          </table:table-cell>
          <table:table-cell office:value-type="float" office:value="19.2" calcext:value-type="float">
            <text:p>19.2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uston Rockets</text:p>
          </table:table-cell>
          <table:table-cell office:value-type="float" office:value="47" calcext:value-type="float">
            <text:p>47</text:p>
          </table:table-cell>
          <table:table-cell office:value-type="float" office:value="242.7" calcext:value-type="float">
            <text:p>242.7</text:p>
          </table:table-cell>
          <table:table-cell office:value-type="float" office:value="41.4" calcext:value-type="float">
            <text:p>41.4</text:p>
          </table:table-cell>
          <table:table-cell office:value-type="float" office:value="89.7" calcext:value-type="float">
            <text:p>89.7</text:p>
          </table:table-cell>
          <table:table-cell office:value-type="float" office:value="0.462" calcext:value-type="float">
            <text:p>0.462</text:p>
          </table:table-cell>
          <table:table-cell office:value-type="float" office:value="12" calcext:value-type="float">
            <text:p>12</text:p>
          </table:table-cell>
          <table:table-cell office:value-type="float" office:value="34.4" calcext:value-type="float">
            <text:p>34.4</text:p>
          </table:table-cell>
          <table:table-cell office:value-type="float" office:value="0.35" calcext:value-type="float">
            <text:p>0.35</text:p>
          </table:table-cell>
          <table:table-cell office:value-type="float" office:value="29.4" calcext:value-type="float">
            <text:p>29.4</text:p>
          </table:table-cell>
          <table:table-cell office:value-type="float" office:value="55.3" calcext:value-type="float">
            <text:p>55.3</text:p>
          </table:table-cell>
          <table:table-cell office:value-type="float" office:value="0.532" calcext:value-type="float">
            <text:p>0.532</text:p>
          </table:table-cell>
          <table:table-cell office:value-type="float" office:value="18.5" calcext:value-type="float">
            <text:p>18.5</text:p>
          </table:table-cell>
          <table:table-cell office:value-type="float" office:value="23.7" calcext:value-type="float">
            <text:p>23.7</text:p>
          </table:table-cell>
          <table:table-cell office:value-type="float" office:value="0.781" calcext:value-type="float">
            <text:p>0.781</text:p>
          </table:table-cell>
          <table:table-cell office:value-type="float" office:value="10.6" calcext:value-type="float">
            <text:p>10.6</text:p>
          </table:table-cell>
          <table:table-cell office:value-type="float" office:value="34.7" calcext:value-type="float">
            <text:p>34.7</text:p>
          </table:table-cell>
          <table:table-cell office:value-type="float" office:value="45.3" calcext:value-type="float">
            <text:p>45.3</text:p>
          </table:table-cell>
          <table:table-cell office:value-type="float" office:value="25.1" calcext:value-type="float">
            <text:p>25.1</text:p>
          </table:table-cell>
          <table:table-cell office:value-type="float" office:value="7.4" calcext:value-type="float">
            <text:p>7.4</text:p>
          </table:table-cell>
          <table:table-cell office:value-type="float" office:value="4.4" calcext:value-type="float">
            <text:p>4.4</text:p>
          </table:table-cell>
          <table:table-cell office:value-type="float" office:value="12.7" calcext:value-type="float">
            <text:p>12.7</text:p>
          </table:table-cell>
          <table:table-cell office:value-type="float" office:value="21.4" calcext:value-type="float">
            <text:p>21.4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nesota Timberwolves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41.2" calcext:value-type="float">
            <text:p>41.2</text:p>
          </table:table-cell>
          <table:table-cell office:value-type="float" office:value="83.9" calcext:value-type="float">
            <text:p>83.9</text:p>
          </table:table-cell>
          <table:table-cell office:value-type="float" office:value="0.49" calcext:value-type="float">
            <text:p>0.49</text:p>
          </table:table-cell>
          <table:table-cell office:value-type="float" office:value="12.3" calcext:value-type="float">
            <text:p>12.3</text:p>
          </table:table-cell>
          <table:table-cell office:value-type="float" office:value="31.4" calcext:value-type="float">
            <text:p>31.4</text:p>
          </table:table-cell>
          <table:table-cell office:value-type="float" office:value="0.392" calcext:value-type="float">
            <text:p>0.392</text:p>
          </table:table-cell>
          <table:table-cell office:value-type="float" office:value="28.8" calcext:value-type="float">
            <text:p>28.8</text:p>
          </table:table-cell>
          <table:table-cell office:value-type="float" office:value="52.5" calcext:value-type="float">
            <text:p>52.5</text:p>
          </table:table-cell>
          <table:table-cell office:value-type="float" office:value="0.549" calcext:value-type="float">
            <text:p>0.549</text:p>
          </table:table-cell>
          <table:table-cell office:value-type="float" office:value="18.4" calcext:value-type="float">
            <text:p>18.4</text:p>
          </table:table-cell>
          <table:table-cell office:value-type="float" office:value="23.7" calcext:value-type="float">
            <text:p>23.7</text:p>
          </table:table-cell>
          <table:table-cell office:value-type="float" office:value="0.777" calcext:value-type="float">
            <text:p>0.777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43.7" calcext:value-type="float">
            <text:p>43.7</text:p>
          </table:table-cell>
          <table:table-cell office:value-type="float" office:value="26.4" calcext:value-type="float">
            <text:p>26.4</text:p>
          </table:table-cell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troit Pistons</text:p>
          </table:table-cell>
          <table:table-cell office:value-type="float" office:value="47" calcext:value-type="float">
            <text:p>47</text:p>
          </table:table-cell>
          <table:table-cell office:value-type="float" office:value="241.1" calcext:value-type="float">
            <text:p>241.1</text:p>
          </table:table-cell>
          <table:table-cell office:value-type="float" office:value="42.1" calcext:value-type="float">
            <text:p>42.1</text:p>
          </table:table-cell>
          <table:table-cell office:value-type="float" office:value="89" calcext:value-type="float">
            <text:p>89</text:p>
          </table:table-cell>
          <table:table-cell office:value-type="float" office:value="0.474" calcext:value-type="float">
            <text:p>0.474</text:p>
          </table:table-cell>
          <table:table-cell office:value-type="float" office:value="11" calcext:value-type="float">
            <text:p>11</text:p>
          </table:table-cell>
          <table:table-cell office:value-type="float" office:value="30.9" calcext:value-type="float">
            <text:p>30.9</text:p>
          </table:table-cell>
          <table:table-cell office:value-type="float" office:value="0.357" calcext:value-type="float">
            <text:p>0.357</text:p>
          </table:table-cell>
          <table:table-cell office:value-type="float" office:value="31.1" calcext:value-type="float">
            <text:p>31.1</text:p>
          </table:table-cell>
          <table:table-cell office:value-type="float" office:value="58" calcext:value-type="float">
            <text:p>58</text:p>
          </table:table-cell>
          <table:table-cell office:value-type="float" office:value="0.536" calcext:value-type="float">
            <text:p>0.536</text:p>
          </table:table-cell>
          <table:table-cell office:value-type="float" office:value="17.3" calcext:value-type="float">
            <text:p>17.3</text:p>
          </table:table-cell>
          <table:table-cell office:value-type="float" office:value="22.4" calcext:value-type="float">
            <text:p>22.4</text:p>
          </table:table-cell>
          <table:table-cell office:value-type="float" office:value="0.775" calcext:value-type="float">
            <text:p>0.775</text:p>
          </table:table-cell>
          <table:table-cell office:value-type="float" office:value="11" calcext:value-type="float">
            <text:p>11</text:p>
          </table:table-cell>
          <table:table-cell office:value-type="float" office:value="32.3" calcext:value-type="float">
            <text:p>32.3</text:p>
          </table:table-cell>
          <table:table-cell office:value-type="float" office:value="43.4" calcext:value-type="float">
            <text:p>43.4</text:p>
          </table:table-cell>
          <table:table-cell office:value-type="float" office:value="26.4" calcext:value-type="float">
            <text:p>26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Antonio Spurs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42.1" calcext:value-type="float">
            <text:p>42.1</text:p>
          </table:table-cell>
          <table:table-cell office:value-type="float" office:value="91" calcext:value-type="float">
            <text:p>91</text:p>
          </table:table-cell>
          <table:table-cell office:value-type="float" office:value="0.462" calcext:value-type="float">
            <text:p>0.462</text:p>
          </table:table-cell>
          <table:table-cell office:value-type="float" office:value="12.6" calcext:value-type="float">
            <text:p>12.6</text:p>
          </table:table-cell>
          <table:table-cell office:value-type="float" office:value="36.5" calcext:value-type="float">
            <text:p>36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.5" calcext:value-type="float">
            <text:p>29.5</text:p>
          </table:table-cell>
          <table:table-cell office:value-type="float" office:value="54.6" calcext:value-type="float">
            <text:p>54.6</text:p>
          </table:table-cell>
          <table:table-cell office:value-type="float" office:value="0.541" calcext:value-type="float">
            <text:p>0.541</text:p>
          </table:table-cell>
          <table:table-cell office:value-type="float" office:value="15.9" calcext:value-type="float">
            <text:p>15.9</text:p>
          </table:table-cell>
          <table:table-cell office:value-type="float" office:value="20.3" calcext:value-type="float">
            <text:p>20.3</text:p>
          </table:table-cell>
          <table:table-cell office:value-type="float" office:value="0.782" calcext:value-type="float">
            <text:p>0.782</text:p>
          </table:table-cell>
          <table:table-cell office:value-type="float" office:value="10.1" calcext:value-type="float">
            <text:p>10.1</text:p>
          </table:table-cell>
          <table:table-cell office:value-type="float" office:value="32.9" calcext:value-type="float">
            <text:p>32.9</text:p>
          </table:table-cell>
          <table:table-cell office:value-type="float" office:value="43" calcext:value-type="float">
            <text:p>43</text:p>
          </table:table-cell>
          <table:table-cell office:value-type="float" office:value="29.4" calcext:value-type="float">
            <text:p>29.4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8.4" calcext:value-type="float">
            <text:p>18.4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lando Magic</text:p>
          </table:table-cell>
          <table:table-cell office:value-type="float" office:value="48" calcext:value-type="float">
            <text:p>48</text:p>
          </table:table-cell>
          <table:table-cell office:value-type="float" office:value="241.6" calcext:value-type="float">
            <text:p>241.6</text:p>
          </table:table-cell>
          <table:table-cell office:value-type="float" office:value="40.5" calcext:value-type="float">
            <text:p>40.5</text:p>
          </table:table-cell>
          <table:table-cell office:value-type="float" office:value="86.4" calcext:value-type="float">
            <text:p>86.4</text:p>
          </table:table-cell>
          <table:table-cell office:value-type="float" office:value="0.468" calcext:value-type="float">
            <text:p>0.468</text:p>
          </table:table-cell>
          <table:table-cell office:value-type="float" office:value="10.8" calcext:value-type="float">
            <text:p>10.8</text:p>
          </table:table-cell>
          <table:table-cell office:value-type="float" office:value="31.4" calcext:value-type="float">
            <text:p>31.4</text:p>
          </table:table-cell>
          <table:table-cell office:value-type="float" office:value="0.344" calcext:value-type="float">
            <text:p>0.344</text:p>
          </table:table-cell>
          <table:table-cell office:value-type="float" office:value="29.7" calcext:value-type="float">
            <text:p>29.7</text:p>
          </table:table-cell>
          <table:table-cell office:value-type="float" office:value="55" calcext:value-type="float">
            <text:p>55</text:p>
          </table:table-cell>
          <table:table-cell office:value-type="float" office:value="0.539" calcext:value-type="float">
            <text:p>0.539</text:p>
          </table:table-cell>
          <table:table-cell office:value-type="float" office:value="19.9" calcext:value-type="float">
            <text:p>19.9</text:p>
          </table:table-cell>
          <table:table-cell office:value-type="float" office:value="26.4" calcext:value-type="float">
            <text:p>26.4</text:p>
          </table:table-cell>
          <table:table-cell office:value-type="float" office:value="0.756" calcext:value-type="float">
            <text:p>0.756</text:p>
          </table:table-cell>
          <table:table-cell office:value-type="float" office:value="11.2" calcext:value-type="float">
            <text:p>11.2</text:p>
          </table:table-cell>
          <table:table-cell office:value-type="float" office:value="31.9" calcext:value-type="float">
            <text:p>31.9</text:p>
          </table:table-cell>
          <table:table-cell office:value-type="float" office:value="43.1" calcext:value-type="float">
            <text:p>43.1</text:p>
          </table:table-cell>
          <table:table-cell office:value-type="float" office:value="24.7" calcext:value-type="float">
            <text:p>24.7</text:p>
          </table:table-cell>
          <table:table-cell office:value-type="float" office:value="8.2" calcext:value-type="float">
            <text:p>8.2</text:p>
          </table:table-cell>
          <table:table-cell office:value-type="float" office:value="5.3" calcext:value-type="float">
            <text:p>5.3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 Bulls</text:p>
          </table:table-cell>
          <table:table-cell office:value-type="float" office:value="49" calcext:value-type="float">
            <text:p>49</text:p>
          </table:table-cell>
          <table:table-cell office:value-type="float" office:value="243.1" calcext:value-type="float">
            <text:p>243.1</text:p>
          </table:table-cell>
          <table:table-cell office:value-type="float" office:value="41.4" calcext:value-type="float">
            <text:p>41.4</text:p>
          </table:table-cell>
          <table:table-cell office:value-type="float" office:value="89.1" calcext:value-type="float">
            <text:p>89.1</text:p>
          </table:table-cell>
          <table:table-cell office:value-type="float" office:value="0.465" calcext:value-type="float">
            <text:p>0.465</text:p>
          </table:table-cell>
          <table:table-cell office:value-type="float" office:value="11.7" calcext:value-type="float">
            <text:p>11.7</text:p>
          </table:table-cell>
          <table:table-cell office:value-type="float" office:value="32.8" calcext:value-type="float">
            <text:p>32.8</text:p>
          </table:table-cell>
          <table:table-cell office:value-type="float" office:value="0.357" calcext:value-type="float">
            <text:p>0.357</text:p>
          </table:table-cell>
          <table:table-cell office:value-type="float" office:value="29.7" calcext:value-type="float">
            <text:p>29.7</text:p>
          </table:table-cell>
          <table:table-cell office:value-type="float" office:value="56.3" calcext:value-type="float">
            <text:p>56.3</text:p>
          </table:table-cell>
          <table:table-cell office:value-type="float" office:value="0.528" calcext:value-type="float">
            <text:p>0.528</text:p>
          </table:table-cell>
          <table:table-cell office:value-type="float" office:value="16.4" calcext:value-type="float">
            <text:p>16.4</text:p>
          </table:table-cell>
          <table:table-cell office:value-type="float" office:value="20.9" calcext:value-type="float">
            <text:p>20.9</text:p>
          </table:table-cell>
          <table:table-cell office:value-type="float" office:value="0.785" calcext:value-type="float">
            <text:p>0.785</text:p>
          </table:table-cell>
          <table:table-cell office:value-type="float" office:value="11" calcext:value-type="float">
            <text:p>11</text:p>
          </table:table-cell>
          <table:table-cell office:value-type="float" office:value="32.2" calcext:value-type="float">
            <text:p>32.2</text:p>
          </table:table-cell>
          <table:table-cell office:value-type="float" office:value="43.2" calcext:value-type="float">
            <text:p>43.2</text:p>
          </table:table-cell>
          <table:table-cell office:value-type="float" office:value="24.5" calcext:value-type="float">
            <text:p>24.5</text:p>
          </table:table-cell>
          <table:table-cell office:value-type="float" office:value="7.7" calcext:value-type="float">
            <text:p>7.7</text:p>
          </table:table-cell>
          <table:table-cell office:value-type="float" office:value="5.2" calcext:value-type="float">
            <text:p>5.2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ami Heat</text:p>
          </table:table-cell>
          <table:table-cell office:value-type="float" office:value="48" calcext:value-type="float">
            <text:p>48</text:p>
          </table:table-cell>
          <table:table-cell office:value-type="float" office:value="240.5" calcext:value-type="float">
            <text:p>240.5</text:p>
          </table:table-cell>
          <table:table-cell office:value-type="float" office:value="39.4" calcext:value-type="float">
            <text:p>39.4</text:p>
          </table:table-cell>
          <table:table-cell office:value-type="float" office:value="85.3" calcext:value-type="float">
            <text:p>85.3</text:p>
          </table:table-cell>
          <table:table-cell office:value-type="float" office:value="0.462" calcext:value-type="float">
            <text:p>0.462</text:p>
          </table:table-cell>
          <table:table-cell office:value-type="float" office:value="12.5" calcext:value-type="float">
            <text:p>12.5</text:p>
          </table:table-cell>
          <table:table-cell office:value-type="float" office:value="33.1" calcext:value-type="float">
            <text:p>33.1</text:p>
          </table:table-cell>
          <table:table-cell office:value-type="float" office:value="0.378" calcext:value-type="float">
            <text:p>0.378</text:p>
          </table:table-cell>
          <table:table-cell office:value-type="float" office:value="26.8" calcext:value-type="float">
            <text:p>26.8</text:p>
          </table:table-cell>
          <table:table-cell office:value-type="float" office:value="52.1" calcext:value-type="float">
            <text:p>52.1</text:p>
          </table:table-cell>
          <table:table-cell office:value-type="float" office:value="0.515" calcext:value-type="float">
            <text:p>0.515</text:p>
          </table:table-cell>
          <table:table-cell office:value-type="float" office:value="19.2" calcext:value-type="float">
            <text:p>19.2</text:p>
          </table:table-cell>
          <table:table-cell office:value-type="float" office:value="23.3" calcext:value-type="float">
            <text:p>23.3</text:p>
          </table:table-cell>
          <table:table-cell office:value-type="float" office:value="0.824" calcext:value-type="float">
            <text:p>0.824</text:p>
          </table:table-cell>
          <table:table-cell office:value-type="float" office:value="9.5" calcext:value-type="float">
            <text:p>9.5</text:p>
          </table:table-cell>
          <table:table-cell office:value-type="float" office:value="32" calcext:value-type="float">
            <text:p>32</text:p>
          </table:table-cell>
          <table:table-cell office:value-type="float" office:value="41.5" calcext:value-type="float">
            <text:p>41.5</text:p>
          </table:table-cell>
          <table:table-cell office:value-type="float" office:value="25.8" calcext:value-type="float">
            <text:p>25.8</text:p>
          </table:table-cell>
          <table:table-cell office:value-type="float" office:value="7.3" calcext:value-type="float">
            <text:p>7.3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Hornets</text:p>
          </table:table-cell>
          <table:table-cell office:value-type="float" office:value="46" calcext:value-type="float">
            <text:p>46</text:p>
          </table:table-cell>
          <table:table-cell office:value-type="float" office:value="241.1" calcext:value-type="float">
            <text:p>241.1</text:p>
          </table:table-cell>
          <table:table-cell office:value-type="float" office:value="40.8" calcext:value-type="float">
            <text:p>40.8</text:p>
          </table:table-cell>
          <table:table-cell office:value-type="float" office:value="89" calcext:value-type="float">
            <text:p>89</text:p>
          </table:table-cell>
          <table:table-cell office:value-type="float" office:value="0.459" calcext:value-type="float">
            <text:p>0.459</text:p>
          </table:table-cell>
          <table:table-cell office:value-type="float" office:value="11.9" calcext:value-type="float">
            <text:p>11.9</text:p>
          </table:table-cell>
          <table:table-cell office:value-type="float" office:value="33.2" calcext:value-type="float">
            <text:p>33.2</text:p>
          </table:table-cell>
          <table:table-cell office:value-type="float" office:value="0.359" calcext:value-type="float">
            <text:p>0.359</text:p>
          </table:table-cell>
          <table:table-cell office:value-type="float" office:value="28.9" calcext:value-type="float">
            <text:p>28.9</text:p>
          </table:table-cell>
          <table:table-cell office:value-type="float" office:value="55.8" calcext:value-type="float">
            <text:p>55.8</text:p>
          </table:table-cell>
          <table:table-cell office:value-type="float" office:value="0.518" calcext:value-type="float">
            <text:p>0.518</text:p>
          </table:table-cell>
          <table:table-cell office:value-type="float" office:value="15.1" calcext:value-type="float">
            <text:p>15.1</text:p>
          </table:table-cell>
          <table:table-cell office:value-type="float" office:value="19.2" calcext:value-type="float">
            <text:p>19.2</text:p>
          </table:table-cell>
          <table:table-cell office:value-type="float" office:value="0.787" calcext:value-type="float">
            <text:p>0.787</text:p>
          </table:table-cell>
          <table:table-cell office:value-type="float" office:value="10.5" calcext:value-type="float">
            <text:p>10.5</text:p>
          </table:table-cell>
          <table:table-cell office:value-type="float" office:value="30.5" calcext:value-type="float">
            <text:p>30.5</text:p>
          </table:table-cell>
          <table:table-cell office:value-type="float" office:value="41.1" calcext:value-type="float">
            <text:p>41.1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9.4" calcext:value-type="float">
            <text:p>19.4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rtland Trail Blazers</text:p>
          </table:table-cell>
          <table:table-cell office:value-type="float" office:value="48" calcext:value-type="float">
            <text:p>48</text:p>
          </table:table-cell>
          <table:table-cell office:value-type="float" office:value="242.6" calcext:value-type="float">
            <text:p>242.6</text:p>
          </table:table-cell>
          <table:table-cell office:value-type="float" office:value="39.6" calcext:value-type="float">
            <text:p>39.6</text:p>
          </table:table-cell>
          <table:table-cell office:value-type="float" office:value="90" calcext:value-type="float">
            <text:p>90</text:p>
          </table:table-cell>
          <table:table-cell office:value-type="float" office:value="0.44" calcext:value-type="float">
            <text:p>0.44</text:p>
          </table:table-cell>
          <table:table-cell office:value-type="float" office:value="12.1" calcext:value-type="float">
            <text:p>12.1</text:p>
          </table:table-cell>
          <table:table-cell office:value-type="float" office:value="34.1" calcext:value-type="float">
            <text:p>34.1</text:p>
          </table:table-cell>
          <table:table-cell office:value-type="float" office:value="0.355" calcext:value-type="float">
            <text:p>0.355</text:p>
          </table:table-cell>
          <table:table-cell office:value-type="float" office:value="27.5" calcext:value-type="float">
            <text:p>27.5</text:p>
          </table:table-cell>
          <table:table-cell office:value-type="float" office:value="55.9" calcext:value-type="float">
            <text:p>55.9</text:p>
          </table:table-cell>
          <table:table-cell office:value-type="float" office:value="0.491" calcext:value-type="float">
            <text:p>0.491</text:p>
          </table:table-cell>
          <table:table-cell office:value-type="float" office:value="17.3" calcext:value-type="float">
            <text:p>17.3</text:p>
          </table:table-cell>
          <table:table-cell office:value-type="float" office:value="21.7" calcext:value-type="float">
            <text:p>21.7</text:p>
          </table:table-cell>
          <table:table-cell office:value-type="float" office:value="0.796" calcext:value-type="float">
            <text:p>0.796</text:p>
          </table:table-cell>
          <table:table-cell office:value-type="float" office:value="11.9" calcext:value-type="float">
            <text:p>11.9</text:p>
          </table:table-cell>
          <table:table-cell office:value-type="float" office:value="29.7" calcext:value-type="float">
            <text:p>29.7</text:p>
          </table:table-cell>
          <table:table-cell office:value-type="float" office:value="41.6" calcext:value-type="float">
            <text:p>41.6</text:p>
          </table:table-cell>
          <table:table-cell office:value-type="float" office:value="22.7" calcext:value-type="float">
            <text:p>22.7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mphis Grizzlies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38.8" calcext:value-type="float">
            <text:p>38.8</text:p>
          </table:table-cell>
          <table:table-cell office:value-type="float" office:value="88.4" calcext:value-type="float">
            <text:p>88.4</text:p>
          </table:table-cell>
          <table:table-cell office:value-type="float" office:value="0.439" calcext:value-type="float">
            <text:p>0.439</text:p>
          </table:table-cell>
          <table:table-cell office:value-type="float" office:value="13.5" calcext:value-type="float">
            <text:p>13.5</text:p>
          </table:table-cell>
          <table:table-cell office:value-type="float" office:value="39.1" calcext:value-type="float">
            <text:p>39.1</text:p>
          </table:table-cell>
          <table:table-cell office:value-type="float" office:value="0.345" calcext:value-type="float">
            <text:p>0.345</text:p>
          </table:table-cell>
          <table:table-cell office:value-type="float" office:value="25.3" calcext:value-type="float">
            <text:p>25.3</text:p>
          </table:table-cell>
          <table:table-cell office:value-type="float" office:value="49.3" calcext:value-type="float">
            <text:p>49.3</text:p>
          </table:table-cell>
          <table:table-cell office:value-type="float" office:value="0.513" calcext:value-type="float">
            <text:p>0.513</text:p>
          </table:table-cell>
          <table:table-cell office:value-type="float" office:value="16.3" calcext:value-type="float">
            <text:p>16.3</text:p>
          </table:table-cell>
          <table:table-cell office:value-type="float" office:value="21.2" calcext:value-type="float">
            <text:p>21.2</text:p>
          </table:table-cell>
          <table:table-cell office:value-type="float" office:value="0.772" calcext:value-type="float">
            <text:p>0.772</text:p>
          </table:table-cell>
          <table:table-cell office:value-type="float" office:value="10.1" calcext:value-type="float">
            <text:p>10.1</text:p>
          </table:table-cell>
          <table:table-cell office:value-type="float" office:value="32.2" calcext:value-type="float">
            <text:p>32.2</text:p>
          </table:table-cell>
          <table:table-cell office:value-type="float" office:value="42.3" calcext:value-type="float">
            <text:p>42.3</text:p>
          </table:table-cell>
          <table:table-cell office:value-type="float" office:value="24.9" calcext:value-type="float">
            <text:p>24.9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14.6" calcext:value-type="float">
            <text:p>14.6</text:p>
          </table:table-cell>
          <table:table-cell office:value-type="float" office:value="19.9" calcext:value-type="float">
            <text:p>19.9</text:p>
          </table:table-cell>
          <table:table-cell office:value-type="float" office:value="107.4" calcext:value-type="float">
            <text:p>107.4</text:p>
          </table:table-cell>
        </table:table-row>
      </table:table>
      <table:named-expressions>
        <table:named-range table:name="HTML_1" table:base-cell-address="$Superboost.$A$1" table:cell-range-address="$'Stats 2023-24 as of feb 2'.$A$1:.$Y$31"/>
        <table:named-range table:name="HTML_all" table:base-cell-address="$Superboost.$A$1" table:cell-range-address="$'Stats 2023-24 as of feb 2'.$A$1:.$Y$31"/>
        <table:named-range table:name="HTML_tables" table:base-cell-address="$Superboost.$A$1" table:cell-range-address="$'Stats 2023-24 as of feb 2'.$A$1:.$A$1"/>
      </table:named-expressions>
      <table:database-ranges>
        <table:database-range table:name="__Anonymous_Sheet_DB__0" table:target-range-address="Superboost.B1:Superboost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00-00-00</text:date>, <text:time style:data-style-name="N2" text:time-value="14:13:05.1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15:47:50.266000000</dc:date>
    <meta:editing-duration>PT1H51M50S</meta:editing-duration>
    <meta:editing-cycles>9</meta:editing-cycles>
    <meta:generator>LibreOffice/24.2.0.3$Windows_X86_64 LibreOffice_project/da48488a73ddd66ea24cf16bbc4f7b9c08e9bea1</meta:generator>
    <meta:document-statistic meta:table-count="4" meta:cell-count="19236" meta:object-count="0"/>
  </office:meta>
</office:document-meta>
</file>